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84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252in"/>
    </style:style>
    <style:style style:name="co11" style:family="table-column">
      <style:table-column-properties fo:break-before="auto" style:column-width="0.8638in"/>
    </style:style>
    <style:style style:name="co12" style:family="table-column">
      <style:table-column-properties fo:break-before="auto" style:column-width="0.6917in"/>
    </style:style>
    <style:style style:name="co13" style:family="table-column">
      <style:table-column-properties fo:break-before="auto" style:column-width="1.1008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2"/>
    <style:style style:name="ce3" style:family="table-cell" style:parent-style-name="Default" style:data-style-name="N100"/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gr1" style:family="graphic">
      <style:graphic-properties draw:ole-draw-aspect="1"/>
    </style:style>
  </office:automatic-styles>
  <office:body>
    <office:spreadsheet>
      <table:table table:name="SPEC2000" table:style-name="ta1">
        <table:shapes>
          <draw:frame draw:z-index="0" draw:style-name="gr1" svg:width="16.7524in" svg:height="2.5004in" svg:x="0.0539in" svg:y="5.1886in">
            <draw:object draw:notify-on-update-of-ranges="SPEC2000.A2:SPEC2000.B2 SPEC2000.A3:SPEC2000.B28 SPEC2000.C2:SPEC2000.C2 SPEC2000.C3:SPEC2000.C28 SPEC2000.M2:SPEC2000.M2 SPEC2000.M3:SPEC2000.M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7094in" svg:height="2.5319in" svg:x="0.0969in" svg:y="7.8559in">
            <draw:object draw:notify-on-update-of-ranges="SPEC2000.A2:SPEC2000.B2 SPEC2000.A3:SPEC2000.B28 SPEC2000.D2:SPEC2000.D2 SPEC2000.D3:SPEC2000.D28 SPEC2000.N2:SPEC2000.N2 SPEC2000.N3:SPEC2000.N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6.7417in" svg:height="2.5736in" svg:x="0.1075in" svg:y="10.4705in">
            <draw:object draw:notify-on-update-of-ranges="SPEC2000.A2:SPEC2000.B2 SPEC2000.A3:SPEC2000.B28 SPEC2000.H2:SPEC2000.H2 SPEC2000.H3:SPEC2000.H28 SPEC2000.R2:SPEC2000.R2 SPEC2000.R3:SPEC2000.R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6.6988in" svg:height="2.4902in" svg:x="0.1075in" svg:y="13.2008in">
            <draw:object draw:notify-on-update-of-ranges="SPEC2000.A3:SPEC2000.B28 SPEC2000.J2:SPEC2000.J2 SPEC2000.J3:SPEC2000.J28 SPEC2000.U2:SPEC2000.U2 SPEC2000.U3:SPEC2000.U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6.5697in" svg:height="2.5106in" svg:x="0.1937in" svg:y="15.8157in">
            <draw:object draw:notify-on-update-of-ranges="SPEC2000.A3:SPEC2000.B28 SPEC2000.K2:SPEC2000.K2 SPEC2000.K3:SPEC2000.K28 SPEC2000.V2:SPEC2000.V2 SPEC2000.V3:SPEC2000.V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4" table:default-cell-style-name="ce2"/>
        <table:table-column table:style-name="co10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7" table:default-cell-style-name="Default"/>
        <table:table-row table:style-name="ro1">
          <table:table-cell table:number-columns-repeated="2"/>
          <table:table-cell table:style-name="ce1" office:value-type="string" table:number-columns-spanned="9" table:number-rows-spanned="1">
            <text:p>SiNUCA</text:p>
          </table:table-cell>
          <table:covered-table-cell table:number-columns-repeated="8"/>
          <table:table-cell/>
          <table:table-cell table:style-name="ce1" office:value-type="string" table:number-columns-spanned="10" table:number-rows-spanned="1">
            <text:p>Real Core2Duo</text:p>
          </table:table-cell>
          <table:covered-table-cell table:style-name="Default"/>
          <table:covered-table-cell table:number-columns-repeated="8"/>
          <table:table-cell table:number-columns-repeated="27"/>
        </table:table-row>
        <table:table-row table:style-name="ro2">
          <table:table-cell table:number-columns-repeated="2"/>
          <table:table-cell office:value-type="string">
            <text:p>S-IPC</text:p>
          </table:table-cell>
          <table:table-cell office:value-type="string">
            <text:p>S-Branch Miss</text:p>
          </table:table-cell>
          <table:table-cell office:value-type="string">
            <text:p>S-Instructions</text:p>
          </table:table-cell>
          <table:table-cell office:value-type="string">
            <text:p>S-L1 Read Misses</text:p>
          </table:table-cell>
          <table:table-cell office:value-type="string">
            <text:p>S-L1 Write Misses</text:p>
          </table:table-cell>
          <table:table-cell office:value-type="string">
            <text:p>S-L1 MPKI</text:p>
          </table:table-cell>
          <table:table-cell office:value-type="string">
            <text:p>S-L2 Read Misses</text:p>
          </table:table-cell>
          <table:table-cell office:value-type="string">
            <text:p>S-L2 MPKI</text:p>
          </table:table-cell>
          <table:table-cell office:value-type="string">
            <text:p>S-L2 Miss Ratio</text:p>
          </table:table-cell>
          <table:table-cell/>
          <table:table-cell table:style-name="Default" office:value-type="string">
            <text:p>R-IPC</text:p>
          </table:table-cell>
          <table:table-cell table:style-name="Default" office:value-type="string">
            <text:p>R-Branch Miss</text:p>
          </table:table-cell>
          <table:table-cell office:value-type="string">
            <text:p>R-Instructions</text:p>
          </table:table-cell>
          <table:table-cell office:value-type="string">
            <text:p>R-L1 Read Misses</text:p>
          </table:table-cell>
          <table:table-cell office:value-type="string">
            <text:p>R-L1 Write Misses</text:p>
          </table:table-cell>
          <table:table-cell office:value-type="string">
            <text:p>R-L1 MPKI</text:p>
          </table:table-cell>
          <table:table-cell office:value-type="string">
            <text:p>R-L2 Read Misses</text:p>
          </table:table-cell>
          <table:table-cell office:value-type="string">
            <text:p>R-L2 Write Misses</text:p>
          </table:table-cell>
          <table:table-cell office:value-type="string">
            <text:p>R-L2 MPKI</text:p>
          </table:table-cell>
          <table:table-cell office:value-type="string">
            <text:p>R-L2 Miss Ratio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ammp</text:p>
          </table:table-cell>
          <table:table-cell office:value-type="string">
            <text:p>CFP</text:p>
          </table:table-cell>
          <table:table-cell table:style-name="ce2" office:value-type="float" office:value="0.939911">
            <text:p>0.94</text:p>
          </table:table-cell>
          <table:table-cell table:style-name="ce2" office:value-type="float" office:value="2.542576">
            <text:p>2.54</text:p>
          </table:table-cell>
          <table:table-cell office:value-type="float" office:value="190674045">
            <text:p>190674045</text:p>
          </table:table-cell>
          <table:table-cell office:value-type="float" office:value="5184900">
            <text:p>5184900</text:p>
          </table:table-cell>
          <table:table-cell office:value-type="float" office:value="71278">
            <text:p>71278</text:p>
          </table:table-cell>
          <table:table-cell table:style-name="ce2" table:formula="of:=([.F3]+[.G3])/([.E3]/1000)" office:value-type="float" office:value="27.5663003845122">
            <text:p>27.57</text:p>
          </table:table-cell>
          <table:table-cell office:value-type="float" office:value="15862">
            <text:p>15862</text:p>
          </table:table-cell>
          <table:table-cell table:style-name="ce2" table:formula="of:=[.I3]/([.E3]/1000)" office:value-type="float" office:value="0.0831890884781932">
            <text:p>0.08</text:p>
          </table:table-cell>
          <table:table-cell table:style-name="ce2" table:formula="of:=[.I3]/([.F3]+[.G3])" office:value-type="float" office:value="0.00301778212229495">
            <text:p>0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319502158803">
            <text:p>319502158803</text:p>
          </table:table-cell>
          <table:table-cell office:value-type="float" office:value="9367447266">
            <text:p>9367447266</text:p>
          </table:table-cell>
          <table:table-cell office:value-type="float" office:value="871935957">
            <text:p>871935957</text:p>
          </table:table-cell>
          <table:table-cell table:style-name="ce2" table:formula="of:=([.P3]+[.Q3])/([.O3]/1000)" office:value-type="float" office:value="32.0479312608133">
            <text:p>32.05</text:p>
          </table:table-cell>
          <table:table-cell office:value-type="float" office:value="586386158">
            <text:p>586386158</text:p>
          </table:table-cell>
          <table:table-cell office:value-type="float" office:value="8978396">
            <text:p>8978396</text:p>
          </table:table-cell>
          <table:table-cell table:style-name="ce2" table:formula="of:=([.S3]+[.T3])/([.O3]/1000)" office:value-type="float" office:value="1.86341324337371">
            <text:p>1.86</text:p>
          </table:table-cell>
          <table:table-cell table:style-name="ce2" table:formula="of:=([.S3]+[.T3])/([.P3]+[.Q3])" office:value-type="float" office:value="0.0581445718979122">
            <text:p>0.06</text:p>
          </table:table-cell>
          <table:table-cell table:number-columns-repeated="21"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string">
            <text:p>applu</text:p>
          </table:table-cell>
          <table:table-cell office:value-type="string">
            <text:p>CFP</text:p>
          </table:table-cell>
          <table:table-cell table:style-name="ce2" office:value-type="float" office:value="0.674586">
            <text:p>0.67</text:p>
          </table:table-cell>
          <table:table-cell table:style-name="ce2" office:value-type="float" office:value="0.080125">
            <text:p>0.08</text:p>
          </table:table-cell>
          <table:table-cell office:value-type="float" office:value="191456747">
            <text:p>191456747</text:p>
          </table:table-cell>
          <table:table-cell office:value-type="float" office:value="3278271">
            <text:p>3278271</text:p>
          </table:table-cell>
          <table:table-cell office:value-type="float" office:value="1836955">
            <text:p>1836955</text:p>
          </table:table-cell>
          <table:table-cell table:style-name="ce2" table:formula="of:=([.F4]+[.G4])/([.E4]/1000)" office:value-type="float" office:value="26.7173974286735">
            <text:p>26.72</text:p>
          </table:table-cell>
          <table:table-cell office:value-type="float" office:value="2631518">
            <text:p>2631518</text:p>
          </table:table-cell>
          <table:table-cell table:style-name="ce2" table:formula="of:=[.I4]/([.E4]/1000)" office:value-type="float" office:value="13.74471279406">
            <text:p>13.74</text:p>
          </table:table-cell>
          <table:table-cell table:style-name="ce2" table:formula="of:=[.I4]/([.F4]+[.G4])" office:value-type="float" office:value="0.514448041982896">
            <text:p>0.51</text:p>
          </table:table-cell>
          <table:table-cell/>
          <table:table-cell office:value-type="float" office:value="1">
            <text:p>1.00</text:p>
          </table:table-cell>
          <table:table-cell office:value-type="float" office:value="12.35">
            <text:p>12.35</text:p>
          </table:table-cell>
          <table:table-cell office:value-type="float" office:value="315962564716">
            <text:p>315962564716</text:p>
          </table:table-cell>
          <table:table-cell office:value-type="float" office:value="3376737493">
            <text:p>3376737493</text:p>
          </table:table-cell>
          <table:table-cell office:value-type="float" office:value="3894779045">
            <text:p>3894779045</text:p>
          </table:table-cell>
          <table:table-cell table:style-name="ce2" table:formula="of:=([.P4]+[.Q4])/([.O4]/1000)" office:value-type="float" office:value="23.0138546461538">
            <text:p>23.01</text:p>
          </table:table-cell>
          <table:table-cell office:value-type="float" office:value="700755263">
            <text:p>700755263</text:p>
          </table:table-cell>
          <table:table-cell office:value-type="float" office:value="129742862">
            <text:p>129742862</text:p>
          </table:table-cell>
          <table:table-cell table:style-name="ce2" table:formula="of:=([.S4]+[.T4])/([.O4]/1000)" office:value-type="float" office:value="2.62847000797859">
            <text:p>2.63</text:p>
          </table:table-cell>
          <table:table-cell table:style-name="ce2" table:formula="of:=([.S4]+[.T4])/([.P4]+[.Q4])" office:value-type="float" office:value="0.114212505831476">
            <text:p>0.11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apsi</text:p>
          </table:table-cell>
          <table:table-cell office:value-type="string">
            <text:p>CFP</text:p>
          </table:table-cell>
          <table:table-cell table:style-name="ce2" office:value-type="float" office:value="1.398023">
            <text:p>1.40</text:p>
          </table:table-cell>
          <table:table-cell table:style-name="ce2" office:value-type="float" office:value="2.447313">
            <text:p>2.45</text:p>
          </table:table-cell>
          <table:table-cell office:value-type="float" office:value="193490218">
            <text:p>193490218</text:p>
          </table:table-cell>
          <table:table-cell office:value-type="float" office:value="928220">
            <text:p>928220</text:p>
          </table:table-cell>
          <table:table-cell office:value-type="float" office:value="518602">
            <text:p>518602</text:p>
          </table:table-cell>
          <table:table-cell table:style-name="ce2" table:formula="of:=([.F5]+[.G5])/([.E5]/1000)" office:value-type="float" office:value="7.477494288626">
            <text:p>7.48</text:p>
          </table:table-cell>
          <table:table-cell office:value-type="float" office:value="180087">
            <text:p>180087</text:p>
          </table:table-cell>
          <table:table-cell table:style-name="ce2" table:formula="of:=[.I5]/([.E5]/1000)" office:value-type="float" office:value="0.930729221670524">
            <text:p>0.93</text:p>
          </table:table-cell>
          <table:table-cell table:style-name="ce2" table:formula="of:=[.I5]/([.F5]+[.G5])" office:value-type="float" office:value="0.12447073655225">
            <text:p>0.12</text:p>
          </table:table-cell>
          <table:table-cell/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  <table:table-cell office:value-type="float" office:value="348892692326">
            <text:p>348892692326</text:p>
          </table:table-cell>
          <table:table-cell office:value-type="float" office:value="7262110691">
            <text:p>7262110691</text:p>
          </table:table-cell>
          <table:table-cell office:value-type="float" office:value="1963596498">
            <text:p>1963596498</text:p>
          </table:table-cell>
          <table:table-cell table:style-name="ce2" table:formula="of:=([.P5]+[.Q5])/([.O5]/1000)" office:value-type="float" office:value="26.4428215090835">
            <text:p>26.44</text:p>
          </table:table-cell>
          <table:table-cell office:value-type="float" office:value="645527809">
            <text:p>645527809</text:p>
          </table:table-cell>
          <table:table-cell office:value-type="float" office:value="212901633">
            <text:p>212901633</text:p>
          </table:table-cell>
          <table:table-cell table:style-name="ce2" table:formula="of:=([.S5]+[.T5])/([.O5]/1000)" office:value-type="float" office:value="2.46043973084394">
            <text:p>2.46</text:p>
          </table:table-cell>
          <table:table-cell table:style-name="ce2" table:formula="of:=([.S5]+[.T5])/([.P5]+[.Q5])" office:value-type="float" office:value="0.0930475490294688">
            <text:p>0.09</text:p>
          </table:table-cell>
          <table:table-cell table:number-columns-repeated="25"/>
          <table:table-cell table:style-name="ce3" table:number-columns-repeated="2"/>
        </table:table-row>
        <table:table-row table:style-name="ro2">
          <table:table-cell office:value-type="string">
            <text:p>art</text:p>
          </table:table-cell>
          <table:table-cell office:value-type="string">
            <text:p>CFP</text:p>
          </table:table-cell>
          <table:table-cell table:style-name="ce2" office:value-type="float" office:value="0.617371">
            <text:p>0.62</text:p>
          </table:table-cell>
          <table:table-cell table:style-name="ce2" office:value-type="float" office:value="1.883022">
            <text:p>1.88</text:p>
          </table:table-cell>
          <table:table-cell office:value-type="float" office:value="194407281">
            <text:p>194407281</text:p>
          </table:table-cell>
          <table:table-cell office:value-type="float" office:value="15655275">
            <text:p>15655275</text:p>
          </table:table-cell>
          <table:table-cell office:value-type="float" office:value="920957">
            <text:p>920957</text:p>
          </table:table-cell>
          <table:table-cell table:style-name="ce2" table:formula="of:=([.F6]+[.G6])/([.E6]/1000)" office:value-type="float" office:value="85.2654896191877">
            <text:p>85.27</text:p>
          </table:table-cell>
          <table:table-cell office:value-type="float" office:value="1604045">
            <text:p>1604045</text:p>
          </table:table-cell>
          <table:table-cell table:style-name="ce2" table:formula="of:=[.I6]/([.E6]/1000)" office:value-type="float" office:value="8.2509512593821">
            <text:p>8.25</text:p>
          </table:table-cell>
          <table:table-cell table:style-name="ce2" table:formula="of:=[.I6]/([.F6]+[.G6])" office:value-type="float" office:value="0.0967677696595945">
            <text:p>0.10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3">
            <text:p>0.03</text:p>
          </table:table-cell>
          <table:table-cell office:value-type="float" office:value="72654676854">
            <text:p>72654676854</text:p>
          </table:table-cell>
          <table:table-cell office:value-type="float" office:value="5397962330">
            <text:p>5397962330</text:p>
          </table:table-cell>
          <table:table-cell office:value-type="float" office:value="621347582">
            <text:p>621347582</text:p>
          </table:table-cell>
          <table:table-cell table:style-name="ce2" table:formula="of:=([.P6]+[.Q6])/([.O6]/1000)" office:value-type="float" office:value="82.8482098144327">
            <text:p>82.85</text:p>
          </table:table-cell>
          <table:table-cell office:value-type="float" office:value="919138238">
            <text:p>919138238</text:p>
          </table:table-cell>
          <table:table-cell office:value-type="float" office:value="330952">
            <text:p>330952</text:p>
          </table:table-cell>
          <table:table-cell table:style-name="ce2" table:formula="of:=([.S6]+[.T6])/([.O6]/1000)" office:value-type="float" office:value="12.6553338314019">
            <text:p>12.66</text:p>
          </table:table-cell>
          <table:table-cell table:style-name="ce2" table:formula="of:=([.S6]+[.T6])/([.P6]+[.Q6])" office:value-type="float" office:value="0.152753256343715">
            <text:p>0.15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bzip2</text:p>
          </table:table-cell>
          <table:table-cell office:value-type="string">
            <text:p>CINT</text:p>
          </table:table-cell>
          <table:table-cell table:style-name="ce2" office:value-type="float" office:value="0.82748">
            <text:p>0.83</text:p>
          </table:table-cell>
          <table:table-cell table:style-name="ce2" office:value-type="float" office:value="6.434165">
            <text:p>6.43</text:p>
          </table:table-cell>
          <table:table-cell office:value-type="float" office:value="180348204">
            <text:p>180348204</text:p>
          </table:table-cell>
          <table:table-cell office:value-type="float" office:value="755352">
            <text:p>755352</text:p>
          </table:table-cell>
          <table:table-cell office:value-type="float" office:value="721540">
            <text:p>721540</text:p>
          </table:table-cell>
          <table:table-cell table:style-name="ce2" table:formula="of:=([.F7]+[.G7])/([.E7]/1000)" office:value-type="float" office:value="8.18911398751717">
            <text:p>8.19</text:p>
          </table:table-cell>
          <table:table-cell office:value-type="float" office:value="76869">
            <text:p>76869</text:p>
          </table:table-cell>
          <table:table-cell table:style-name="ce2" table:formula="of:=[.I7]/([.E7]/1000)" office:value-type="float" office:value="0.426225481014494">
            <text:p>0.43</text:p>
          </table:table-cell>
          <table:table-cell table:style-name="ce2" table:formula="of:=[.I7]/([.F7]+[.G7])" office:value-type="float" office:value="0.0520478139227513">
            <text:p>0.05</text:p>
          </table:table-cell>
          <table:table-cell/>
          <table:table-cell office:value-type="float" office:value="1.45">
            <text:p>1.45</text:p>
          </table:table-cell>
          <table:table-cell office:value-type="float" office:value="5.94">
            <text:p>5.94</text:p>
          </table:table-cell>
          <table:table-cell office:value-type="float" office:value="104182140534">
            <text:p>104182140534</text:p>
          </table:table-cell>
          <table:table-cell office:value-type="float" office:value="737643339">
            <text:p>737643339</text:p>
          </table:table-cell>
          <table:table-cell office:value-type="float" office:value="298639673">
            <text:p>298639673</text:p>
          </table:table-cell>
          <table:table-cell table:style-name="ce2" table:formula="of:=([.P7]+[.Q7])/([.O7]/1000)" office:value-type="float" office:value="9.94683932090844">
            <text:p>9.95</text:p>
          </table:table-cell>
          <table:table-cell office:value-type="float" office:value="63471740">
            <text:p>63471740</text:p>
          </table:table-cell>
          <table:table-cell office:value-type="float" office:value="39583573">
            <text:p>39583573</text:p>
          </table:table-cell>
          <table:table-cell table:style-name="ce2" table:formula="of:=([.S7]+[.T7])/([.O7]/1000)" office:value-type="float" office:value="0.989184062371686">
            <text:p>0.99</text:p>
          </table:table-cell>
          <table:table-cell table:style-name="ce2" table:formula="of:=([.S7]+[.T7])/([.P7]+[.Q7])" office:value-type="float" office:value="0.0994470736339737">
            <text:p>0.10</text:p>
          </table:table-cell>
          <table:table-cell table:number-columns-repeated="22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string">
            <text:p>crafty</text:p>
          </table:table-cell>
          <table:table-cell office:value-type="string">
            <text:p>CINT</text:p>
          </table:table-cell>
          <table:table-cell table:style-name="ce2" office:value-type="float" office:value="0.700417">
            <text:p>0.70</text:p>
          </table:table-cell>
          <table:table-cell table:style-name="ce2" office:value-type="float" office:value="5.86949">
            <text:p>5.87</text:p>
          </table:table-cell>
          <table:table-cell office:value-type="float" office:value="193267413">
            <text:p>193267413</text:p>
          </table:table-cell>
          <table:table-cell office:value-type="float" office:value="747273">
            <text:p>747273</text:p>
          </table:table-cell>
          <table:table-cell office:value-type="float" office:value="27381">
            <text:p>27381</text:p>
          </table:table-cell>
          <table:table-cell table:style-name="ce2" table:formula="of:=([.F8]+[.G8])/([.E8]/1000)" office:value-type="float" office:value="4.00819769859495">
            <text:p>4.01</text:p>
          </table:table-cell>
          <table:table-cell office:value-type="float" office:value="14257">
            <text:p>14257</text:p>
          </table:table-cell>
          <table:table-cell table:style-name="ce2" table:formula="of:=[.I8]/([.E8]/1000)" office:value-type="float" office:value="0.0737682560070279">
            <text:p>0.07</text:p>
          </table:table-cell>
          <table:table-cell table:style-name="ce2" table:formula="of:=[.I8]/([.F8]+[.G8])" office:value-type="float" office:value="0.0184043456820723">
            <text:p>0.02</text:p>
          </table:table-cell>
          <table:table-cell/>
          <table:table-cell office:value-type="float" office:value="1.37">
            <text:p>1.37</text:p>
          </table:table-cell>
          <table:table-cell office:value-type="float" office:value="7.14">
            <text:p>7.14</text:p>
          </table:table-cell>
          <table:table-cell office:value-type="float" office:value="138884315005">
            <text:p>138884315005</text:p>
          </table:table-cell>
          <table:table-cell office:value-type="float" office:value="912422320">
            <text:p>912422320</text:p>
          </table:table-cell>
          <table:table-cell office:value-type="float" office:value="50849654">
            <text:p>50849654</text:p>
          </table:table-cell>
          <table:table-cell table:style-name="ce2" table:formula="of:=([.P8]+[.Q8])/([.O8]/1000)" office:value-type="float" office:value="6.93578662187534">
            <text:p>6.94</text:p>
          </table:table-cell>
          <table:table-cell office:value-type="float" office:value="5666948">
            <text:p>5666948</text:p>
          </table:table-cell>
          <table:table-cell office:value-type="float" office:value="11659">
            <text:p>11659</text:p>
          </table:table-cell>
          <table:table-cell table:style-name="ce2" table:formula="of:=([.S8]+[.T8])/([.O8]/1000)" office:value-type="float" office:value="0.0408873168996482">
            <text:p>0.04</text:p>
          </table:table-cell>
          <table:table-cell table:style-name="ce2" table:formula="of:=([.S8]+[.T8])/([.P8]+[.Q8])" office:value-type="float" office:value="0.00589512323961789">
            <text:p>0.01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eon</text:p>
          </table:table-cell>
          <table:table-cell office:value-type="string">
            <text:p>CINT</text:p>
          </table:table-cell>
          <table:table-cell table:style-name="ce2" office:value-type="float" office:value="0.964737">
            <text:p>0.96</text:p>
          </table:table-cell>
          <table:table-cell table:style-name="ce2" office:value-type="float" office:value="7.047777">
            <text:p>7.05</text:p>
          </table:table-cell>
          <table:table-cell office:value-type="float" office:value="190462899">
            <text:p>190462899</text:p>
          </table:table-cell>
          <table:table-cell office:value-type="float" office:value="55057">
            <text:p>55057</text:p>
          </table:table-cell>
          <table:table-cell office:value-type="float" office:value="7397">
            <text:p>7397</text:p>
          </table:table-cell>
          <table:table-cell table:style-name="ce2" table:formula="of:=([.F9]+[.G9])/([.E9]/1000)" office:value-type="float" office:value="0.32790638138927">
            <text:p>0.33</text:p>
          </table:table-cell>
          <table:table-cell office:value-type="float" office:value="55">
            <text:p>55</text:p>
          </table:table-cell>
          <table:table-cell table:style-name="ce2" table:formula="of:=[.I9]/([.E9]/1000)" office:value-type="float" office:value="0.000288770150453291">
            <text:p>0.00</text:p>
          </table:table-cell>
          <table:table-cell table:style-name="ce2" table:formula="of:=[.I9]/([.F9]+[.G9])" office:value-type="float" office:value="0.000880648157043584">
            <text:p>0.00</text:p>
          </table:table-cell>
          <table:table-cell/>
          <table:table-cell office:value-type="float" office:value="1.1">
            <text:p>1.10</text:p>
          </table:table-cell>
          <table:table-cell office:value-type="float" office:value="5.91">
            <text:p>5.91</text:p>
          </table:table-cell>
          <table:table-cell office:value-type="float" office:value="60126586119">
            <text:p>60126586119</text:p>
          </table:table-cell>
          <table:table-cell office:value-type="float" office:value="34505549">
            <text:p>34505549</text:p>
          </table:table-cell>
          <table:table-cell office:value-type="float" office:value="19226576">
            <text:p>19226576</text:p>
          </table:table-cell>
          <table:table-cell table:style-name="ce2" table:formula="of:=([.P9]+[.Q9])/([.O9]/1000)" office:value-type="float" office:value="0.893650021866461">
            <text:p>0.89</text:p>
          </table:table-cell>
          <table:table-cell office:value-type="float" office:value="21120">
            <text:p>21120</text:p>
          </table:table-cell>
          <table:table-cell office:value-type="float" office:value="1820">
            <text:p>1820</text:p>
          </table:table-cell>
          <table:table-cell table:style-name="ce2" table:formula="of:=([.S9]+[.T9])/([.O9]/1000)" office:value-type="float" office:value="0.000381528396682927">
            <text:p>0.00</text:p>
          </table:table-cell>
          <table:table-cell table:style-name="ce2" table:formula="of:=([.S9]+[.T9])/([.P9]+[.Q9])" office:value-type="float" office:value="0.000426932677611392">
            <text:p>0.00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equake</text:p>
          </table:table-cell>
          <table:table-cell office:value-type="string">
            <text:p>CFP</text:p>
          </table:table-cell>
          <table:table-cell table:style-name="ce2" office:value-type="float" office:value="0.550411">
            <text:p>0.55</text:p>
          </table:table-cell>
          <table:table-cell table:style-name="ce2" office:value-type="float" office:value="5.090714">
            <text:p>5.09</text:p>
          </table:table-cell>
          <table:table-cell office:value-type="float" office:value="194673135">
            <text:p>194673135</text:p>
          </table:table-cell>
          <table:table-cell office:value-type="float" office:value="35014048">
            <text:p>35014048</text:p>
          </table:table-cell>
          <table:table-cell office:value-type="float" office:value="244077">
            <text:p>244077</text:p>
          </table:table-cell>
          <table:table-cell table:style-name="ce2" table:formula="of:=([.F10]+[.G10])/([.E10]/1000)" office:value-type="float" office:value="181.114487111948">
            <text:p>181.11</text:p>
          </table:table-cell>
          <table:table-cell office:value-type="float" office:value="3608520">
            <text:p>3608520</text:p>
          </table:table-cell>
          <table:table-cell table:style-name="ce2" table:formula="of:=[.I10]/([.E10]/1000)" office:value-type="float" office:value="18.5363018888045">
            <text:p>18.54</text:p>
          </table:table-cell>
          <table:table-cell table:style-name="ce2" table:formula="of:=[.I10]/([.F10]+[.G10])" office:value-type="float" office:value="0.102345771364756">
            <text:p>0.10</text:p>
          </table:table-cell>
          <table:table-cell/>
          <table:table-cell office:value-type="float" office:value="0.84">
            <text:p>0.84</text:p>
          </table:table-cell>
          <table:table-cell office:value-type="float" office:value="4.38">
            <text:p>4.38</text:p>
          </table:table-cell>
          <table:table-cell office:value-type="float" office:value="111686322858">
            <text:p>111686322858</text:p>
          </table:table-cell>
          <table:table-cell office:value-type="float" office:value="4605912811">
            <text:p>4605912811</text:p>
          </table:table-cell>
          <table:table-cell office:value-type="float" office:value="511211770">
            <text:p>511211770</text:p>
          </table:table-cell>
          <table:table-cell table:style-name="ce2" table:formula="of:=([.P10]+[.Q10])/([.O10]/1000)" office:value-type="float" office:value="45.8169312952133">
            <text:p>45.82</text:p>
          </table:table-cell>
          <table:table-cell office:value-type="float" office:value="184296820">
            <text:p>184296820</text:p>
          </table:table-cell>
          <table:table-cell office:value-type="float" office:value="3821295">
            <text:p>3821295</text:p>
          </table:table-cell>
          <table:table-cell table:style-name="ce2" table:formula="of:=([.S10]+[.T10])/([.O10]/1000)" office:value-type="float" office:value="1.68434334828246">
            <text:p>1.68</text:p>
          </table:table-cell>
          <table:table-cell table:style-name="ce2" table:formula="of:=([.S10]+[.T10])/([.P10]+[.Q10])" office:value-type="float" office:value="0.0367624653303316">
            <text:p>0.04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facerec</text:p>
          </table:table-cell>
          <table:table-cell office:value-type="string">
            <text:p>CFP</text:p>
          </table:table-cell>
          <table:table-cell table:style-name="ce2" office:value-type="float" office:value="0.994912">
            <text:p>0.99</text:p>
          </table:table-cell>
          <table:table-cell table:style-name="ce2" office:value-type="float" office:value="1.815491">
            <text:p>1.82</text:p>
          </table:table-cell>
          <table:table-cell office:value-type="float" office:value="189987062">
            <text:p>189987062</text:p>
          </table:table-cell>
          <table:table-cell office:value-type="float" office:value="6263681">
            <text:p>6263681</text:p>
          </table:table-cell>
          <table:table-cell office:value-type="float" office:value="496222">
            <text:p>496222</text:p>
          </table:table-cell>
          <table:table-cell table:style-name="ce2" table:formula="of:=([.F11]+[.G11])/([.E11]/1000)" office:value-type="float" office:value="35.5808597113839">
            <text:p>35.58</text:p>
          </table:table-cell>
          <table:table-cell office:value-type="float" office:value="549738">
            <text:p>549738</text:p>
          </table:table-cell>
          <table:table-cell table:style-name="ce2" table:formula="of:=[.I11]/([.E11]/1000)" office:value-type="float" office:value="2.89355493059838">
            <text:p>2.89</text:p>
          </table:table-cell>
          <table:table-cell table:style-name="ce2" table:formula="of:=[.I11]/([.F11]+[.G11])" office:value-type="float" office:value="0.0813233562670944">
            <text:p>0.08</text:p>
          </table:table-cell>
          <table:table-cell/>
          <table:table-cell office:value-type="float" office:value="1.05">
            <text:p>1.05</text:p>
          </table:table-cell>
          <table:table-cell office:value-type="float" office:value="1.92">
            <text:p>1.92</text:p>
          </table:table-cell>
          <table:table-cell office:value-type="float" office:value="260889002982">
            <text:p>260889002982</text:p>
          </table:table-cell>
          <table:table-cell office:value-type="float" office:value="3850444813">
            <text:p>3850444813</text:p>
          </table:table-cell>
          <table:table-cell office:value-type="float" office:value="3763358260">
            <text:p>3763358260</text:p>
          </table:table-cell>
          <table:table-cell table:style-name="ce2" table:formula="of:=([.P11]+[.Q11])/([.O11]/1000)" office:value-type="float" office:value="29.1840705663064">
            <text:p>29.18</text:p>
          </table:table-cell>
          <table:table-cell office:value-type="float" office:value="65036858">
            <text:p>65036858</text:p>
          </table:table-cell>
          <table:table-cell office:value-type="float" office:value="386420810">
            <text:p>386420810</text:p>
          </table:table-cell>
          <table:table-cell table:style-name="ce2" table:formula="of:=([.S11]+[.T11])/([.O11]/1000)" office:value-type="float" office:value="1.73045878837273">
            <text:p>1.73</text:p>
          </table:table-cell>
          <table:table-cell table:style-name="ce2" table:formula="of:=([.S11]+[.T11])/([.P11]+[.Q11])" office:value-type="float" office:value="0.0592946341889187">
            <text:p>0.06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fma3d</text:p>
          </table:table-cell>
          <table:table-cell office:value-type="string">
            <text:p>CFP</text:p>
          </table:table-cell>
          <table:table-cell table:style-name="ce2" office:value-type="float" office:value="0.719747">
            <text:p>0.72</text:p>
          </table:table-cell>
          <table:table-cell table:style-name="ce2" office:value-type="float" office:value="2.224254">
            <text:p>2.22</text:p>
          </table:table-cell>
          <table:table-cell office:value-type="float" office:value="189875862">
            <text:p>189875862</text:p>
          </table:table-cell>
          <table:table-cell office:value-type="float" office:value="1741779">
            <text:p>1741779</text:p>
          </table:table-cell>
          <table:table-cell office:value-type="float" office:value="195924">
            <text:p>195924</text:p>
          </table:table-cell>
          <table:table-cell table:style-name="ce2" table:formula="of:=([.F12]+[.G12])/([.E12]/1000)" office:value-type="float" office:value="10.2051044276497">
            <text:p>10.21</text:p>
          </table:table-cell>
          <table:table-cell office:value-type="float" office:value="966958">
            <text:p>966958</text:p>
          </table:table-cell>
          <table:table-cell table:style-name="ce2" table:formula="of:=[.I12]/([.E12]/1000)" office:value-type="float" office:value="5.09257990886698">
            <text:p>5.09</text:p>
          </table:table-cell>
          <table:table-cell table:style-name="ce2" table:formula="of:=[.I12]/([.F12]+[.G12])" office:value-type="float" office:value="0.499022812061498">
            <text:p>0.50</text:p>
          </table:table-cell>
          <table:table-cell/>
          <table:table-cell office:value-type="float" office:value="0.73">
            <text:p>0.73</text:p>
          </table:table-cell>
          <table:table-cell office:value-type="float" office:value="1.33">
            <text:p>1.33</text:p>
          </table:table-cell>
          <table:table-cell office:value-type="float" office:value="280489040598">
            <text:p>280489040598</text:p>
          </table:table-cell>
          <table:table-cell office:value-type="float" office:value="3358637769">
            <text:p>3358637769</text:p>
          </table:table-cell>
          <table:table-cell office:value-type="float" office:value="1470810881">
            <text:p>1470810881</text:p>
          </table:table-cell>
          <table:table-cell table:style-name="ce2" table:formula="of:=([.P12]+[.Q12])/([.O12]/1000)" office:value-type="float" office:value="17.2179584617768">
            <text:p>17.22</text:p>
          </table:table-cell>
          <table:table-cell office:value-type="float" office:value="418711999">
            <text:p>418711999</text:p>
          </table:table-cell>
          <table:table-cell office:value-type="float" office:value="47248973">
            <text:p>47248973</text:p>
          </table:table-cell>
          <table:table-cell table:style-name="ce2" table:formula="of:=([.S12]+[.T12])/([.O12]/1000)" office:value-type="float" office:value="1.66124484224616">
            <text:p>1.66</text:p>
          </table:table-cell>
          <table:table-cell table:style-name="ce2" table:formula="of:=([.S12]+[.T12])/([.P12]+[.Q12])" office:value-type="float" office:value="0.0964832646061989">
            <text:p>0.10</text:p>
          </table:table-cell>
          <table:table-cell table:number-columns-repeated="25"/>
          <table:table-cell table:style-name="ce3"/>
          <table:table-cell/>
        </table:table-row>
        <table:table-row table:style-name="ro2">
          <table:table-cell office:value-type="string">
            <text:p>galgel</text:p>
          </table:table-cell>
          <table:table-cell office:value-type="string">
            <text:p>CFP</text:p>
          </table:table-cell>
          <table:table-cell table:style-name="ce2" office:value-type="float" office:value="1.251881">
            <text:p>1.25</text:p>
          </table:table-cell>
          <table:table-cell table:style-name="ce2" office:value-type="float" office:value="0.74122">
            <text:p>0.74</text:p>
          </table:table-cell>
          <table:table-cell office:value-type="float" office:value="186492855">
            <text:p>186492855</text:p>
          </table:table-cell>
          <table:table-cell office:value-type="float" office:value="12473369">
            <text:p>12473369</text:p>
          </table:table-cell>
          <table:table-cell office:value-type="float" office:value="2474262">
            <text:p>2474262</text:p>
          </table:table-cell>
          <table:table-cell table:style-name="ce2" table:formula="of:=([.F13]+[.G13])/([.E13]/1000)" office:value-type="float" office:value="80.1512261689597">
            <text:p>80.15</text:p>
          </table:table-cell>
          <table:table-cell office:value-type="float" office:value="66816">
            <text:p>66816</text:p>
          </table:table-cell>
          <table:table-cell table:style-name="ce2" table:formula="of:=[.I13]/([.E13]/1000)" office:value-type="float" office:value="0.358276460511047">
            <text:p>0.36</text:p>
          </table:table-cell>
          <table:table-cell table:style-name="ce2" table:formula="of:=[.I13]/([.F13]+[.G13])" office:value-type="float" office:value="0.00447000598288786">
            <text:p>0.00</text:p>
          </table:table-cell>
          <table:table-cell/>
          <table:table-cell office:value-type="float" office:value="1.53">
            <text:p>1.53</text:p>
          </table:table-cell>
          <table:table-cell office:value-type="float" office:value="0.23">
            <text:p>0.23</text:p>
          </table:table-cell>
          <table:table-cell office:value-type="float" office:value="305073530571">
            <text:p>305073530571</text:p>
          </table:table-cell>
          <table:table-cell office:value-type="float" office:value="21729067089">
            <text:p>21729067089</text:p>
          </table:table-cell>
          <table:table-cell office:value-type="float" office:value="4682984355">
            <text:p>4682984355</text:p>
          </table:table-cell>
          <table:table-cell table:style-name="ce2" table:formula="of:=([.P13]+[.Q13])/([.O13]/1000)" office:value-type="float" office:value="86.576017901537">
            <text:p>86.58</text:p>
          </table:table-cell>
          <table:table-cell office:value-type="float" office:value="66464468">
            <text:p>66464468</text:p>
          </table:table-cell>
          <table:table-cell office:value-type="float" office:value="25549124">
            <text:p>25549124</text:p>
          </table:table-cell>
          <table:table-cell table:style-name="ce2" table:formula="of:=([.S13]+[.T13])/([.O13]/1000)" office:value-type="float" office:value="0.301611194611935">
            <text:p>0.30</text:p>
          </table:table-cell>
          <table:table-cell table:style-name="ce2" table:formula="of:=([.S13]+[.T13])/([.P13]+[.Q13])" office:value-type="float" office:value="0.0034837730115395">
            <text:p>0.00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gap</text:p>
          </table:table-cell>
          <table:table-cell office:value-type="string">
            <text:p>CINT</text:p>
          </table:table-cell>
          <table:table-cell table:style-name="ce2" office:value-type="float" office:value="0.717678">
            <text:p>0.72</text:p>
          </table:table-cell>
          <table:table-cell table:style-name="ce2" office:value-type="float" office:value="0.954008">
            <text:p>0.95</text:p>
          </table:table-cell>
          <table:table-cell office:value-type="float" office:value="191553124">
            <text:p>191553124</text:p>
          </table:table-cell>
          <table:table-cell office:value-type="float" office:value="605575">
            <text:p>605575</text:p>
          </table:table-cell>
          <table:table-cell office:value-type="float" office:value="229625">
            <text:p>229625</text:p>
          </table:table-cell>
          <table:table-cell table:style-name="ce2" table:formula="of:=([.F14]+[.G14])/([.E14]/1000)" office:value-type="float" office:value="4.360148153992">
            <text:p>4.36</text:p>
          </table:table-cell>
          <table:table-cell office:value-type="float" office:value="395325">
            <text:p>395325</text:p>
          </table:table-cell>
          <table:table-cell table:style-name="ce2" table:formula="of:=[.I14]/([.E14]/1000)" office:value-type="float" office:value="2.06378779810451">
            <text:p>2.06</text:p>
          </table:table-cell>
          <table:table-cell table:style-name="ce2" table:formula="of:=[.I14]/([.F14]+[.G14])" office:value-type="float" office:value="0.47332974137931">
            <text:p>0.47</text:p>
          </table:table-cell>
          <table:table-cell/>
          <table:table-cell office:value-type="float" office:value="1.47">
            <text:p>1.47</text:p>
          </table:table-cell>
          <table:table-cell office:value-type="float" office:value="1.79">
            <text:p>1.79</text:p>
          </table:table-cell>
          <table:table-cell office:value-type="float" office:value="186383749272">
            <text:p>186383749272</text:p>
          </table:table-cell>
          <table:table-cell office:value-type="float" office:value="1165134154">
            <text:p>1165134154</text:p>
          </table:table-cell>
          <table:table-cell office:value-type="float" office:value="1117012935">
            <text:p>1117012935</text:p>
          </table:table-cell>
          <table:table-cell table:style-name="ce2" table:formula="of:=([.P14]+[.Q14])/([.O14]/1000)" office:value-type="float" office:value="12.2443458612346">
            <text:p>12.24</text:p>
          </table:table-cell>
          <table:table-cell office:value-type="float" office:value="94287005">
            <text:p>94287005</text:p>
          </table:table-cell>
          <table:table-cell office:value-type="float" office:value="28626056">
            <text:p>28626056</text:p>
          </table:table-cell>
          <table:table-cell table:style-name="ce2" table:formula="of:=([.S14]+[.T14])/([.O14]/1000)" office:value-type="float" office:value="0.659462326946896">
            <text:p>0.66</text:p>
          </table:table-cell>
          <table:table-cell table:style-name="ce2" table:formula="of:=([.S14]+[.T14])/([.P14]+[.Q14])" office:value-type="float" office:value="0.05385851840683">
            <text:p>0.05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gcc</text:p>
          </table:table-cell>
          <table:table-cell office:value-type="string">
            <text:p>CINT</text:p>
          </table:table-cell>
          <table:table-cell table:style-name="ce2" office:value-type="float" office:value="0.577236">
            <text:p>0.58</text:p>
          </table:table-cell>
          <table:table-cell table:style-name="ce2" office:value-type="float" office:value="4.351282">
            <text:p>4.35</text:p>
          </table:table-cell>
          <table:table-cell office:value-type="float" office:value="194018075">
            <text:p>194018075</text:p>
          </table:table-cell>
          <table:table-cell office:value-type="float" office:value="1815395">
            <text:p>1815395</text:p>
          </table:table-cell>
          <table:table-cell office:value-type="float" office:value="1330114">
            <text:p>1330114</text:p>
          </table:table-cell>
          <table:table-cell table:style-name="ce2" table:formula="of:=([.F15]+[.G15])/([.E15]/1000)" office:value-type="float" office:value="16.212453401571">
            <text:p>16.21</text:p>
          </table:table-cell>
          <table:table-cell office:value-type="float" office:value="64250">
            <text:p>64250</text:p>
          </table:table-cell>
          <table:table-cell table:style-name="ce2" table:formula="of:=[.I15]/([.E15]/1000)" office:value-type="float" office:value="0.331154713291532">
            <text:p>0.33</text:p>
          </table:table-cell>
          <table:table-cell table:style-name="ce2" table:formula="of:=[.I15]/([.F15]+[.G15])" office:value-type="float" office:value="0.0204259469612072">
            <text:p>0.02</text:p>
          </table:table-cell>
          <table:table-cell/>
          <table:table-cell office:value-type="float" office:value="1.24">
            <text:p>1.24</text:p>
          </table:table-cell>
          <table:table-cell office:value-type="float" office:value="3.66">
            <text:p>3.66</text:p>
          </table:table-cell>
          <table:table-cell office:value-type="float" office:value="37527428267">
            <text:p>37527428267</text:p>
          </table:table-cell>
          <table:table-cell office:value-type="float" office:value="728065024">
            <text:p>728065024</text:p>
          </table:table-cell>
          <table:table-cell office:value-type="float" office:value="1461105968">
            <text:p>1461105968</text:p>
          </table:table-cell>
          <table:table-cell table:style-name="ce2" table:formula="of:=([.P15]+[.Q15])/([.O15]/1000)" office:value-type="float" office:value="58.3352255428881">
            <text:p>58.34</text:p>
          </table:table-cell>
          <table:table-cell office:value-type="float" office:value="12059294">
            <text:p>12059294</text:p>
          </table:table-cell>
          <table:table-cell office:value-type="float" office:value="1289447">
            <text:p>1289447</text:p>
          </table:table-cell>
          <table:table-cell table:style-name="ce2" table:formula="of:=([.S15]+[.T15])/([.O15]/1000)" office:value-type="float" office:value="0.35570625583577">
            <text:p>0.36</text:p>
          </table:table-cell>
          <table:table-cell table:style-name="ce2" table:formula="of:=([.S15]+[.T15])/([.P15]+[.Q15])" office:value-type="float" office:value="0.0060976237346379">
            <text:p>0.01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gzip</text:p>
          </table:table-cell>
          <table:table-cell office:value-type="string">
            <text:p>CINT</text:p>
          </table:table-cell>
          <table:table-cell table:style-name="ce2" office:value-type="float" office:value="1.237325">
            <text:p>1.24</text:p>
          </table:table-cell>
          <table:table-cell table:style-name="ce2" office:value-type="float" office:value="5.251196">
            <text:p>5.25</text:p>
          </table:table-cell>
          <table:table-cell office:value-type="float" office:value="186434574">
            <text:p>186434574</text:p>
          </table:table-cell>
          <table:table-cell office:value-type="float" office:value="6389581">
            <text:p>6389581</text:p>
          </table:table-cell>
          <table:table-cell office:value-type="float" office:value="256857">
            <text:p>256857</text:p>
          </table:table-cell>
          <table:table-cell table:style-name="ce2" table:formula="of:=([.F16]+[.G16])/([.E16]/1000)" office:value-type="float" office:value="35.6502437149882">
            <text:p>35.65</text:p>
          </table:table-cell>
          <table:table-cell office:value-type="float" office:value="9040">
            <text:p>9040</text:p>
          </table:table-cell>
          <table:table-cell table:style-name="ce2" table:formula="of:=[.I16]/([.E16]/1000)" office:value-type="float" office:value="0.0484888602261081">
            <text:p>0.05</text:p>
          </table:table-cell>
          <table:table-cell table:style-name="ce2" table:formula="of:=[.I16]/([.F16]+[.G16])" office:value-type="float" office:value="0.00136012703345762">
            <text:p>0.00</text:p>
          </table:table-cell>
          <table:table-cell/>
          <table:table-cell office:value-type="float" office:value="1.48">
            <text:p>1.48</text:p>
          </table:table-cell>
          <table:table-cell office:value-type="float" office:value="4.21">
            <text:p>4.21</text:p>
          </table:table-cell>
          <table:table-cell office:value-type="float" office:value="137416039101">
            <text:p>137416039101</text:p>
          </table:table-cell>
          <table:table-cell office:value-type="float" office:value="3827032118">
            <text:p>3827032118</text:p>
          </table:table-cell>
          <table:table-cell office:value-type="float" office:value="299606550">
            <text:p>299606550</text:p>
          </table:table-cell>
          <table:table-cell table:style-name="ce2" table:formula="of:=([.P16]+[.Q16])/([.O16]/1000)" office:value-type="float" office:value="30.0302548013842">
            <text:p>30.03</text:p>
          </table:table-cell>
          <table:table-cell office:value-type="float" office:value="3067768">
            <text:p>3067768</text:p>
          </table:table-cell>
          <table:table-cell office:value-type="float" office:value="583774">
            <text:p>583774</text:p>
          </table:table-cell>
          <table:table-cell table:style-name="ce2" table:formula="of:=([.S16]+[.T16])/([.O16]/1000)" office:value-type="float" office:value="0.0265728951575743">
            <text:p>0.03</text:p>
          </table:table-cell>
          <table:table-cell table:style-name="ce2" table:formula="of:=([.S16]+[.T16])/([.P16]+[.Q16])" office:value-type="float" office:value="0.000884870785590186">
            <text:p>0.00</text:p>
          </table:table-cell>
          <table:table-cell table:number-columns-repeated="25"/>
          <table:table-cell table:style-name="ce3"/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CFP</text:p>
          </table:table-cell>
          <table:table-cell table:style-name="ce2" office:value-type="float" office:value="0.712254">
            <text:p>0.71</text:p>
          </table:table-cell>
          <table:table-cell table:style-name="ce2" office:value-type="float" office:value="0.649478">
            <text:p>0.65</text:p>
          </table:table-cell>
          <table:table-cell office:value-type="float" office:value="191802847">
            <text:p>191802847</text:p>
          </table:table-cell>
          <table:table-cell office:value-type="float" office:value="4530476">
            <text:p>4530476</text:p>
          </table:table-cell>
          <table:table-cell office:value-type="float" office:value="1054802">
            <text:p>1054802</text:p>
          </table:table-cell>
          <table:table-cell table:style-name="ce2" table:formula="of:=([.F17]+[.G17])/([.E17]/1000)" office:value-type="float" office:value="29.1198910097513">
            <text:p>29.12</text:p>
          </table:table-cell>
          <table:table-cell office:value-type="float" office:value="1482781">
            <text:p>1482781</text:p>
          </table:table-cell>
          <table:table-cell table:style-name="ce2" table:formula="of:=[.I17]/([.E17]/1000)" office:value-type="float" office:value="7.73075594649541">
            <text:p>7.73</text:p>
          </table:table-cell>
          <table:table-cell table:style-name="ce2" table:formula="of:=[.I17]/([.F17]+[.G17])" office:value-type="float" office:value="0.26548025004306">
            <text:p>0.27</text:p>
          </table:table-cell>
          <table:table-cell/>
          <table:table-cell office:value-type="float" office:value="1.34">
            <text:p>1.34</text:p>
          </table:table-cell>
          <table:table-cell office:value-type="float" office:value="0.52">
            <text:p>0.52</text:p>
          </table:table-cell>
          <table:table-cell office:value-type="float" office:value="233315065713">
            <text:p>233315065713</text:p>
          </table:table-cell>
          <table:table-cell office:value-type="float" office:value="1106684935">
            <text:p>1106684935</text:p>
          </table:table-cell>
          <table:table-cell office:value-type="float" office:value="2425728208">
            <text:p>2425728208</text:p>
          </table:table-cell>
          <table:table-cell table:style-name="ce2" table:formula="of:=([.P17]+[.Q17])/([.O17]/1000)" office:value-type="float" office:value="15.1400987853275">
            <text:p>15.14</text:p>
          </table:table-cell>
          <table:table-cell office:value-type="float" office:value="134253714">
            <text:p>134253714</text:p>
          </table:table-cell>
          <table:table-cell office:value-type="float" office:value="596446922">
            <text:p>596446922</text:p>
          </table:table-cell>
          <table:table-cell table:style-name="ce2" table:formula="of:=([.S17]+[.T17])/([.O17]/1000)" office:value-type="float" office:value="3.13181934380025">
            <text:p>3.13</text:p>
          </table:table-cell>
          <table:table-cell table:style-name="ce2" table:formula="of:=([.S17]+[.T17])/([.P17]+[.Q17])" office:value-type="float" office:value="0.206855938538218">
            <text:p>0.21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mcf</text:p>
          </table:table-cell>
          <table:table-cell office:value-type="string">
            <text:p>CINT</text:p>
          </table:table-cell>
          <table:table-cell table:style-name="ce2" office:value-type="float" office:value="0.097854">
            <text:p>0.10</text:p>
          </table:table-cell>
          <table:table-cell table:style-name="ce2" office:value-type="float" office:value="4.389078">
            <text:p>4.39</text:p>
          </table:table-cell>
          <table:table-cell office:value-type="float" office:value="199396936">
            <text:p>199396936</text:p>
          </table:table-cell>
          <table:table-cell office:value-type="float" office:value="44544744">
            <text:p>44544744</text:p>
          </table:table-cell>
          <table:table-cell office:value-type="float" office:value="6519042">
            <text:p>6519042</text:p>
          </table:table-cell>
          <table:table-cell table:style-name="ce2" table:formula="of:=([.F18]+[.G18])/([.E18]/1000)" office:value-type="float" office:value="256.091126696149">
            <text:p>256.09</text:p>
          </table:table-cell>
          <table:table-cell office:value-type="float" office:value="22770770">
            <text:p>22770770</text:p>
          </table:table-cell>
          <table:table-cell table:style-name="ce2" table:formula="of:=[.I18]/([.E18]/1000)" office:value-type="float" office:value="114.198194098629">
            <text:p>114.20</text:p>
          </table:table-cell>
          <table:table-cell table:style-name="ce2" table:formula="of:=[.I18]/([.F18]+[.G18])" office:value-type="float" office:value="0.445927961549894">
            <text:p>0.45</text:p>
          </table:table-cell>
          <table:table-cell/>
          <table:table-cell office:value-type="float" office:value="0.14">
            <text:p>0.14</text:p>
          </table:table-cell>
          <table:table-cell office:value-type="float" office:value="5.29">
            <text:p>5.29</text:p>
          </table:table-cell>
          <table:table-cell office:value-type="float" office:value="47574089743">
            <text:p>47574089743</text:p>
          </table:table-cell>
          <table:table-cell office:value-type="float" office:value="11530447213">
            <text:p>11530447213</text:p>
          </table:table-cell>
          <table:table-cell office:value-type="float" office:value="668288611">
            <text:p>668288611</text:p>
          </table:table-cell>
          <table:table-cell table:style-name="ce2" table:formula="of:=([.P18]+[.Q18])/([.O18]/1000)" office:value-type="float" office:value="256.415538161608">
            <text:p>256.42</text:p>
          </table:table-cell>
          <table:table-cell office:value-type="float" office:value="2955210539">
            <text:p>2955210539</text:p>
          </table:table-cell>
          <table:table-cell office:value-type="float" office:value="401026407">
            <text:p>401026407</text:p>
          </table:table-cell>
          <table:table-cell table:style-name="ce2" table:formula="of:=([.S18]+[.T18])/([.O18]/1000)" office:value-type="float" office:value="70.5475809233709">
            <text:p>70.55</text:p>
          </table:table-cell>
          <table:table-cell table:style-name="ce2" table:formula="of:=([.S18]+[.T18])/([.P18]+[.Q18])" office:value-type="float" office:value="0.275129898247069">
            <text:p>0.28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mesa</text:p>
          </table:table-cell>
          <table:table-cell office:value-type="string">
            <text:p>CFP</text:p>
          </table:table-cell>
          <table:table-cell table:style-name="ce2" office:value-type="float" office:value="1.275426">
            <text:p>1.28</text:p>
          </table:table-cell>
          <table:table-cell table:style-name="ce2" office:value-type="float" office:value="3.93441">
            <text:p>3.93</text:p>
          </table:table-cell>
          <table:table-cell office:value-type="float" office:value="194573465">
            <text:p>194573465</text:p>
          </table:table-cell>
          <table:table-cell office:value-type="float" office:value="120984">
            <text:p>120984</text:p>
          </table:table-cell>
          <table:table-cell office:value-type="float" office:value="249025">
            <text:p>249025</text:p>
          </table:table-cell>
          <table:table-cell table:style-name="ce2" table:formula="of:=([.F19]+[.G19])/([.E19]/1000)" office:value-type="float" office:value="1.90164162415466">
            <text:p>1.90</text:p>
          </table:table-cell>
          <table:table-cell office:value-type="float" office:value="82565">
            <text:p>82565</text:p>
          </table:table-cell>
          <table:table-cell table:style-name="ce2" table:formula="of:=[.I19]/([.E19]/1000)" office:value-type="float" office:value="0.424338436898372">
            <text:p>0.42</text:p>
          </table:table-cell>
          <table:table-cell table:style-name="ce2" table:formula="of:=[.I19]/([.F19]+[.G19])" office:value-type="float" office:value="0.223143220840574">
            <text:p>0.22</text:p>
          </table:table-cell>
          <table:table-cell/>
          <table:table-cell office:value-type="float" office:value="1.63">
            <text:p>1.63</text:p>
          </table:table-cell>
          <table:table-cell office:value-type="float" office:value="2.98">
            <text:p>2.98</text:p>
          </table:table-cell>
          <table:table-cell office:value-type="float" office:value="239686185349">
            <text:p>239686185349</text:p>
          </table:table-cell>
          <table:table-cell office:value-type="float" office:value="229292102">
            <text:p>229292102</text:p>
          </table:table-cell>
          <table:table-cell office:value-type="float" office:value="1599463153">
            <text:p>1599463153</text:p>
          </table:table-cell>
          <table:table-cell table:style-name="ce2" table:formula="of:=([.P19]+[.Q19])/([.O19]/1000)" office:value-type="float" office:value="7.62978997866399">
            <text:p>7.63</text:p>
          </table:table-cell>
          <table:table-cell office:value-type="float" office:value="4694081">
            <text:p>4694081</text:p>
          </table:table-cell>
          <table:table-cell office:value-type="float" office:value="14254244">
            <text:p>14254244</text:p>
          </table:table-cell>
          <table:table-cell table:style-name="ce2" table:formula="of:=([.S19]+[.T19])/([.O19]/1000)" office:value-type="float" office:value="0.0790547230430068">
            <text:p>0.08</text:p>
          </table:table-cell>
          <table:table-cell table:style-name="ce2" table:formula="of:=([.S19]+[.T19])/([.P19]+[.Q19])" office:value-type="float" office:value="0.010361323609703">
            <text:p>0.01</text:p>
          </table:table-cell>
          <table:table-cell table:number-columns-repeated="25"/>
          <table:table-cell table:style-name="ce3" table:number-columns-repeated="2"/>
        </table:table-row>
        <table:table-row table:style-name="ro2">
          <table:table-cell office:value-type="string">
            <text:p>mgrid</text:p>
          </table:table-cell>
          <table:table-cell office:value-type="string">
            <text:p>CFP</text:p>
          </table:table-cell>
          <table:table-cell table:style-name="ce2" office:value-type="float" office:value="0.906163">
            <text:p>0.91</text:p>
          </table:table-cell>
          <table:table-cell table:style-name="ce2" office:value-type="float" office:value="1.535111">
            <text:p>1.54</text:p>
          </table:table-cell>
          <table:table-cell office:value-type="float" office:value="192642737">
            <text:p>192642737</text:p>
          </table:table-cell>
          <table:table-cell office:value-type="float" office:value="2338539">
            <text:p>2338539</text:p>
          </table:table-cell>
          <table:table-cell office:value-type="float" office:value="291526">
            <text:p>291526</text:p>
          </table:table-cell>
          <table:table-cell table:style-name="ce2" table:formula="of:=([.F20]+[.G20])/([.E20]/1000)" office:value-type="float" office:value="13.6525520814211">
            <text:p>13.65</text:p>
          </table:table-cell>
          <table:table-cell office:value-type="float" office:value="846553">
            <text:p>846553</text:p>
          </table:table-cell>
          <table:table-cell table:style-name="ce2" table:formula="of:=[.I20]/([.E20]/1000)" office:value-type="float" office:value="4.39441949996796">
            <text:p>4.39</text:p>
          </table:table-cell>
          <table:table-cell table:style-name="ce2" table:formula="of:=[.I20]/([.F20]+[.G20])" office:value-type="float" office:value="0.321875314868644">
            <text:p>0.32</text:p>
          </table:table-cell>
          <table:table-cell/>
          <table:table-cell office:value-type="float" office:value="1.67">
            <text:p>1.67</text:p>
          </table:table-cell>
          <table:table-cell office:value-type="float" office:value="0.13">
            <text:p>0.13</text:p>
          </table:table-cell>
          <table:table-cell office:value-type="float" office:value="456069013991">
            <text:p>456069013991</text:p>
          </table:table-cell>
          <table:table-cell office:value-type="float" office:value="2360537433">
            <text:p>2360537433</text:p>
          </table:table-cell>
          <table:table-cell office:value-type="float" office:value="1311230729">
            <text:p>1311230729</text:p>
          </table:table-cell>
          <table:table-cell table:style-name="ce2" table:formula="of:=([.P20]+[.Q20])/([.O20]/1000)" office:value-type="float" office:value="8.05090468626412">
            <text:p>8.05</text:p>
          </table:table-cell>
          <table:table-cell office:value-type="float" office:value="322861450">
            <text:p>322861450</text:p>
          </table:table-cell>
          <table:table-cell office:value-type="float" office:value="29660264">
            <text:p>29660264</text:p>
          </table:table-cell>
          <table:table-cell table:style-name="ce2" table:formula="of:=([.S20]+[.T20])/([.O20]/1000)" office:value-type="float" office:value="0.772956949903544">
            <text:p>0.77</text:p>
          </table:table-cell>
          <table:table-cell table:style-name="ce2" table:formula="of:=([.S20]+[.T20])/([.P20]+[.Q20])" office:value-type="float" office:value="0.0960087070987572">
            <text:p>0.10</text:p>
          </table:table-cell>
          <table:table-cell table:number-columns-repeated="22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string">
            <text:p>parser</text:p>
          </table:table-cell>
          <table:table-cell office:value-type="string">
            <text:p>CINT</text:p>
          </table:table-cell>
          <table:table-cell table:style-name="ce2" office:value-type="float" office:value="0.621878">
            <text:p>0.62</text:p>
          </table:table-cell>
          <table:table-cell table:style-name="ce2" office:value-type="float" office:value="6.173049">
            <text:p>6.17</text:p>
          </table:table-cell>
          <table:table-cell office:value-type="float" office:value="194083162">
            <text:p>194083162</text:p>
          </table:table-cell>
          <table:table-cell office:value-type="float" office:value="5108423">
            <text:p>5108423</text:p>
          </table:table-cell>
          <table:table-cell office:value-type="float" office:value="272916">
            <text:p>272916</text:p>
          </table:table-cell>
          <table:table-cell table:style-name="ce2" table:formula="of:=([.F21]+[.G21])/([.E21]/1000)" office:value-type="float" office:value="27.7269750994679">
            <text:p>27.73</text:p>
          </table:table-cell>
          <table:table-cell office:value-type="float" office:value="153707">
            <text:p>153707</text:p>
          </table:table-cell>
          <table:table-cell table:style-name="ce2" table:formula="of:=[.I21]/([.E21]/1000)" office:value-type="float" office:value="0.79196463215083">
            <text:p>0.79</text:p>
          </table:table-cell>
          <table:table-cell table:style-name="ce2" table:formula="of:=[.I21]/([.F21]+[.G21])" office:value-type="float" office:value="0.028562965462685">
            <text:p>0.03</text:p>
          </table:table-cell>
          <table:table-cell/>
          <table:table-cell office:value-type="float" office:value="0.73">
            <text:p>0.73</text:p>
          </table:table-cell>
          <table:table-cell office:value-type="float" office:value="6.29">
            <text:p>6.29</text:p>
          </table:table-cell>
          <table:table-cell office:value-type="float" office:value="265938249221">
            <text:p>265938249221</text:p>
          </table:table-cell>
          <table:table-cell office:value-type="float" office:value="9371125271">
            <text:p>9371125271</text:p>
          </table:table-cell>
          <table:table-cell office:value-type="float" office:value="1483488125">
            <text:p>1483488125</text:p>
          </table:table-cell>
          <table:table-cell table:style-name="ce2" table:formula="of:=([.P21]+[.Q21])/([.O21]/1000)" office:value-type="float" office:value="40.816292608513">
            <text:p>40.82</text:p>
          </table:table-cell>
          <table:table-cell office:value-type="float" office:value="273076566">
            <text:p>273076566</text:p>
          </table:table-cell>
          <table:table-cell office:value-type="float" office:value="2874219">
            <text:p>2874219</text:p>
          </table:table-cell>
          <table:table-cell table:style-name="ce2" table:formula="of:=([.S21]+[.T21])/([.O21]/1000)" office:value-type="float" office:value="1.03764985220565">
            <text:p>1.04</text:p>
          </table:table-cell>
          <table:table-cell table:style-name="ce2" table:formula="of:=([.S21]+[.T21])/([.P21]+[.Q21])" office:value-type="float" office:value="0.0254224425074125">
            <text:p>0.03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perlbmk</text:p>
          </table:table-cell>
          <table:table-cell office:value-type="string">
            <text:p>CINT</text:p>
          </table:table-cell>
          <table:table-cell table:style-name="ce2" office:value-type="float" office:value="0.641663">
            <text:p>0.64</text:p>
          </table:table-cell>
          <table:table-cell table:style-name="ce2" office:value-type="float" office:value="1.389589">
            <text:p>1.39</text:p>
          </table:table-cell>
          <table:table-cell office:value-type="float" office:value="194200611">
            <text:p>194200611</text:p>
          </table:table-cell>
          <table:table-cell office:value-type="float" office:value="1275857">
            <text:p>1275857</text:p>
          </table:table-cell>
          <table:table-cell office:value-type="float" office:value="90165">
            <text:p>90165</text:p>
          </table:table-cell>
          <table:table-cell table:style-name="ce2" table:formula="of:=([.F22]+[.G22])/([.E22]/1000)" office:value-type="float" office:value="7.03407673624673">
            <text:p>7.03</text:p>
          </table:table-cell>
          <table:table-cell office:value-type="float" office:value="47677">
            <text:p>47677</text:p>
          </table:table-cell>
          <table:table-cell table:style-name="ce2" table:formula="of:=[.I22]/([.E22]/1000)" office:value-type="float" office:value="0.245503861983215">
            <text:p>0.25</text:p>
          </table:table-cell>
          <table:table-cell table:style-name="ce2" table:formula="of:=[.I22]/([.F22]+[.G22])" office:value-type="float" office:value="0.0349020733194634">
            <text:p>0.03</text:p>
          </table:table-cell>
          <table:table-cell/>
          <table:table-cell office:value-type="float" office:value="1.96">
            <text:p>1.96</text:p>
          </table:table-cell>
          <table:table-cell office:value-type="float" office:value="0.78">
            <text:p>0.78</text:p>
          </table:table-cell>
          <table:table-cell office:value-type="float" office:value="86877331999">
            <text:p>86877331999</text:p>
          </table:table-cell>
          <table:table-cell office:value-type="float" office:value="329445127">
            <text:p>329445127</text:p>
          </table:table-cell>
          <table:table-cell office:value-type="float" office:value="222296870">
            <text:p>222296870</text:p>
          </table:table-cell>
          <table:table-cell table:style-name="ce2" table:formula="of:=([.P22]+[.Q22])/([.O22]/1000)" office:value-type="float" office:value="6.35081653988121">
            <text:p>6.35</text:p>
          </table:table-cell>
          <table:table-cell office:value-type="float" office:value="25544525">
            <text:p>25544525</text:p>
          </table:table-cell>
          <table:table-cell office:value-type="float" office:value="970352">
            <text:p>970352</text:p>
          </table:table-cell>
          <table:table-cell table:style-name="ce2" table:formula="of:=([.S22]+[.T22])/([.O22]/1000)" office:value-type="float" office:value="0.305199024761778">
            <text:p>0.31</text:p>
          </table:table-cell>
          <table:table-cell table:style-name="ce2" table:formula="of:=([.S22]+[.T22])/([.P22]+[.Q22])" office:value-type="float" office:value="0.0480566589894733">
            <text:p>0.05</text:p>
          </table:table-cell>
          <table:table-cell table:number-columns-repeated="25"/>
          <table:table-cell table:style-name="ce3"/>
          <table:table-cell/>
        </table:table-row>
        <table:table-row table:style-name="ro2">
          <table:table-cell office:value-type="string">
            <text:p>sixtrack</text:p>
          </table:table-cell>
          <table:table-cell office:value-type="string">
            <text:p>CFP</text:p>
          </table:table-cell>
          <table:table-cell table:style-name="ce2" office:value-type="float" office:value="1.605116">
            <text:p>1.61</text:p>
          </table:table-cell>
          <table:table-cell table:style-name="ce2" office:value-type="float" office:value="0.796936">
            <text:p>0.80</text:p>
          </table:table-cell>
          <table:table-cell office:value-type="float" office:value="184209953">
            <text:p>184209953</text:p>
          </table:table-cell>
          <table:table-cell office:value-type="float" office:value="136492">
            <text:p>136492</text:p>
          </table:table-cell>
          <table:table-cell office:value-type="float" office:value="205">
            <text:p>205</text:p>
          </table:table-cell>
          <table:table-cell table:style-name="ce2" table:formula="of:=([.F23]+[.G23])/([.E23]/1000)" office:value-type="float" office:value="0.742071738110698">
            <text:p>0.74</text:p>
          </table:table-cell>
          <table:table-cell office:value-type="float" office:value="16583">
            <text:p>16583</text:p>
          </table:table-cell>
          <table:table-cell table:style-name="ce2" table:formula="of:=[.I23]/([.E23]/1000)" office:value-type="float" office:value="0.0900222801750565">
            <text:p>0.09</text:p>
          </table:table-cell>
          <table:table-cell table:style-name="ce2" table:formula="of:=[.I23]/([.F23]+[.G23])" office:value-type="float" office:value="0.121312099021924">
            <text:p>0.12</text:p>
          </table:table-cell>
          <table:table-cell/>
          <table:table-cell office:value-type="float" office:value="1.72">
            <text:p>1.72</text:p>
          </table:table-cell>
          <table:table-cell office:value-type="float" office:value="0.41">
            <text:p>0.41</text:p>
          </table:table-cell>
          <table:table-cell office:value-type="float" office:value="550113872216">
            <text:p>550113872216</text:p>
          </table:table-cell>
          <table:table-cell office:value-type="float" office:value="184194923">
            <text:p>184194923</text:p>
          </table:table-cell>
          <table:table-cell office:value-type="float" office:value="15284336">
            <text:p>15284336</text:p>
          </table:table-cell>
          <table:table-cell table:style-name="ce2" table:formula="of:=([.P23]+[.Q23])/([.O23]/1000)" office:value-type="float" office:value="0.362614485972597">
            <text:p>0.36</text:p>
          </table:table-cell>
          <table:table-cell office:value-type="float" office:value="48034297">
            <text:p>48034297</text:p>
          </table:table-cell>
          <table:table-cell office:value-type="float" office:value="265659">
            <text:p>265659</text:p>
          </table:table-cell>
          <table:table-cell table:style-name="ce2" table:formula="of:=([.S23]+[.T23])/([.O23]/1000)" office:value-type="float" office:value="0.0877999236875001">
            <text:p>0.09</text:p>
          </table:table-cell>
          <table:table-cell table:style-name="ce2" table:formula="of:=([.S23]+[.T23])/([.P23]+[.Q23])" office:value-type="float" office:value="0.242130215653147">
            <text:p>0.24</text:p>
          </table:table-cell>
          <table:table-cell table:number-columns-repeated="25"/>
          <table:table-cell table:style-name="ce3" table:number-columns-repeated="2"/>
        </table:table-row>
        <table:table-row table:style-name="ro2">
          <table:table-cell office:value-type="string">
            <text:p>swim</text:p>
          </table:table-cell>
          <table:table-cell office:value-type="string">
            <text:p>CFP</text:p>
          </table:table-cell>
          <table:table-cell table:style-name="ce2" office:value-type="float" office:value="0.529504">
            <text:p>0.53</text:p>
          </table:table-cell>
          <table:table-cell table:style-name="ce2" office:value-type="float" office:value="0.174257">
            <text:p>0.17</text:p>
          </table:table-cell>
          <table:table-cell office:value-type="float" office:value="193233176">
            <text:p>193233176</text:p>
          </table:table-cell>
          <table:table-cell office:value-type="float" office:value="13955406">
            <text:p>13955406</text:p>
          </table:table-cell>
          <table:table-cell office:value-type="float" office:value="1151638">
            <text:p>1151638</text:p>
          </table:table-cell>
          <table:table-cell table:style-name="ce2" table:formula="of:=([.F24]+[.G24])/([.E24]/1000)" office:value-type="float" office:value="78.180384511198">
            <text:p>78.18</text:p>
          </table:table-cell>
          <table:table-cell office:value-type="float" office:value="4006874">
            <text:p>4006874</text:p>
          </table:table-cell>
          <table:table-cell table:style-name="ce2" table:formula="of:=[.I24]/([.E24]/1000)" office:value-type="float" office:value="20.7359527123852">
            <text:p>20.74</text:p>
          </table:table-cell>
          <table:table-cell table:style-name="ce2" table:formula="of:=[.I24]/([.F24]+[.G24])" office:value-type="float" office:value="0.265232165869114">
            <text:p>0.27</text:p>
          </table:table-cell>
          <table:table-cell/>
          <table:table-cell office:value-type="float" office:value="0.82">
            <text:p>0.82</text:p>
          </table:table-cell>
          <table:table-cell office:value-type="float" office:value="0.22">
            <text:p>0.22</text:p>
          </table:table-cell>
          <table:table-cell office:value-type="float" office:value="203073378185">
            <text:p>203073378185</text:p>
          </table:table-cell>
          <table:table-cell office:value-type="float" office:value="9367228400">
            <text:p>9367228400</text:p>
          </table:table-cell>
          <table:table-cell office:value-type="float" office:value="2465422124">
            <text:p>2465422124</text:p>
          </table:table-cell>
          <table:table-cell table:style-name="ce2" table:formula="of:=([.P24]+[.Q24])/([.O24]/1000)" office:value-type="float" office:value="58.2678568198164">
            <text:p>58.27</text:p>
          </table:table-cell>
          <table:table-cell office:value-type="float" office:value="805524541">
            <text:p>805524541</text:p>
          </table:table-cell>
          <table:table-cell office:value-type="float" office:value="64544290">
            <text:p>64544290</text:p>
          </table:table-cell>
          <table:table-cell table:style-name="ce2" table:formula="of:=([.S24]+[.T24])/([.O24]/1000)" office:value-type="float" office:value="4.28450463953658">
            <text:p>4.28</text:p>
          </table:table-cell>
          <table:table-cell table:style-name="ce2" table:formula="of:=([.S24]+[.T24])/([.P24]+[.Q24])" office:value-type="float" office:value="0.0735311863758041">
            <text:p>0.07</text:p>
          </table:table-cell>
          <table:table-cell table:number-columns-repeated="21"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string">
            <text:p>twolf</text:p>
          </table:table-cell>
          <table:table-cell office:value-type="string">
            <text:p>CINT</text:p>
          </table:table-cell>
          <table:table-cell table:style-name="ce2" office:value-type="float" office:value="0.558705">
            <text:p>0.56</text:p>
          </table:table-cell>
          <table:table-cell table:style-name="ce2" office:value-type="float" office:value="10.12646">
            <text:p>10.13</text:p>
          </table:table-cell>
          <table:table-cell office:value-type="float" office:value="194966800">
            <text:p>194966800</text:p>
          </table:table-cell>
          <table:table-cell office:value-type="float" office:value="7090044">
            <text:p>7090044</text:p>
          </table:table-cell>
          <table:table-cell office:value-type="float" office:value="1117310">
            <text:p>1117310</text:p>
          </table:table-cell>
          <table:table-cell table:style-name="ce2" table:formula="of:=([.F25]+[.G25])/([.E25]/1000)" office:value-type="float" office:value="42.0961620132248">
            <text:p>42.10</text:p>
          </table:table-cell>
          <table:table-cell office:value-type="float" office:value="2272">
            <text:p>2272</text:p>
          </table:table-cell>
          <table:table-cell table:style-name="ce2" table:formula="of:=[.I25]/([.E25]/1000)" office:value-type="float" office:value="0.0116532660945351">
            <text:p>0.01</text:p>
          </table:table-cell>
          <table:table-cell table:style-name="ce2" table:formula="of:=[.I25]/([.F25]+[.G25])" office:value-type="float" office:value="0.000276824906053766">
            <text:p>0.00</text:p>
          </table:table-cell>
          <table:table-cell/>
          <table:table-cell office:value-type="float" office:value="0.86">
            <text:p>0.86</text:p>
          </table:table-cell>
          <table:table-cell office:value-type="float" office:value="10.49">
            <text:p>10.49</text:p>
          </table:table-cell>
          <table:table-cell office:value-type="float" office:value="299373895177">
            <text:p>299373895177</text:p>
          </table:table-cell>
          <table:table-cell office:value-type="float" office:value="15362080320">
            <text:p>15362080320</text:p>
          </table:table-cell>
          <table:table-cell office:value-type="float" office:value="2597427196">
            <text:p>2597427196</text:p>
          </table:table-cell>
          <table:table-cell table:style-name="ce2" table:formula="of:=([.P25]+[.Q25])/([.O25]/1000)" office:value-type="float" office:value="59.9902256186423">
            <text:p>59.99</text:p>
          </table:table-cell>
          <table:table-cell office:value-type="float" office:value="276152791">
            <text:p>276152791</text:p>
          </table:table-cell>
          <table:table-cell office:value-type="float" office:value="1526856">
            <text:p>1526856</text:p>
          </table:table-cell>
          <table:table-cell table:style-name="ce2" table:formula="of:=([.S25]+[.T25])/([.O25]/1000)" office:value-type="float" office:value="0.927534602961378">
            <text:p>0.93</text:p>
          </table:table-cell>
          <table:table-cell table:style-name="ce2" table:formula="of:=([.S25]+[.T25])/([.P25]+[.Q25])" office:value-type="float" office:value="0.0154614288143824">
            <text:p>0.02</text:p>
          </table:table-cell>
          <table:table-cell table:number-columns-repeated="25"/>
          <table:table-cell table:style-name="ce3"/>
          <table:table-cell/>
        </table:table-row>
        <table:table-row table:style-name="ro2">
          <table:table-cell office:value-type="string">
            <text:p>vortex</text:p>
          </table:table-cell>
          <table:table-cell office:value-type="string">
            <text:p>CINT</text:p>
          </table:table-cell>
          <table:table-cell table:style-name="ce2" office:value-type="float" office:value="0.711653">
            <text:p>0.71</text:p>
          </table:table-cell>
          <table:table-cell table:style-name="ce2" office:value-type="float" office:value="0.993658">
            <text:p>0.99</text:p>
          </table:table-cell>
          <table:table-cell office:value-type="float" office:value="193370365">
            <text:p>193370365</text:p>
          </table:table-cell>
          <table:table-cell office:value-type="float" office:value="1597378">
            <text:p>1597378</text:p>
          </table:table-cell>
          <table:table-cell office:value-type="float" office:value="143760">
            <text:p>143760</text:p>
          </table:table-cell>
          <table:table-cell table:style-name="ce2" table:formula="of:=([.F26]+[.G26])/([.E26]/1000)" office:value-type="float" office:value="9.00416152185471">
            <text:p>9.00</text:p>
          </table:table-cell>
          <table:table-cell office:value-type="float" office:value="247432">
            <text:p>247432</text:p>
          </table:table-cell>
          <table:table-cell table:style-name="ce2" table:formula="of:=[.I26]/([.E26]/1000)" office:value-type="float" office:value="1.27957559577446">
            <text:p>1.28</text:p>
          </table:table-cell>
          <table:table-cell table:style-name="ce2" table:formula="of:=[.I26]/([.F26]+[.G26])" office:value-type="float" office:value="0.142109356064827">
            <text:p>0.14</text:p>
          </table:table-cell>
          <table:table-cell/>
          <table:table-cell office:value-type="float" office:value="1.73">
            <text:p>1.73</text:p>
          </table:table-cell>
          <table:table-cell office:value-type="float" office:value="0.26">
            <text:p>0.26</text:p>
          </table:table-cell>
          <table:table-cell office:value-type="float" office:value="113804577730">
            <text:p>113804577730</text:p>
          </table:table-cell>
          <table:table-cell office:value-type="float" office:value="736186462">
            <text:p>736186462</text:p>
          </table:table-cell>
          <table:table-cell office:value-type="float" office:value="156061267">
            <text:p>156061267</text:p>
          </table:table-cell>
          <table:table-cell table:style-name="ce2" table:formula="of:=([.P26]+[.Q26])/([.O26]/1000)" office:value-type="float" office:value="7.84017433039334">
            <text:p>7.84</text:p>
          </table:table-cell>
          <table:table-cell office:value-type="float" office:value="61795952">
            <text:p>61795952</text:p>
          </table:table-cell>
          <table:table-cell office:value-type="float" office:value="4793011">
            <text:p>4793011</text:p>
          </table:table-cell>
          <table:table-cell table:style-name="ce2" table:formula="of:=([.S26]+[.T26])/([.O26]/1000)" office:value-type="float" office:value="0.585116735444347">
            <text:p>0.59</text:p>
          </table:table-cell>
          <table:table-cell table:style-name="ce2" table:formula="of:=([.S26]+[.T26])/([.P26]+[.Q26])" office:value-type="float" office:value="0.0746305771768459">
            <text:p>0.07</text:p>
          </table:table-cell>
          <table:table-cell table:number-columns-repeated="21"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string">
            <text:p>vpr</text:p>
          </table:table-cell>
          <table:table-cell office:value-type="string">
            <text:p>CINT</text:p>
          </table:table-cell>
          <table:table-cell table:style-name="ce2" office:value-type="float" office:value="0.333916">
            <text:p>0.33</text:p>
          </table:table-cell>
          <table:table-cell table:style-name="ce2" office:value-type="float" office:value="10.937213">
            <text:p>10.94</text:p>
          </table:table-cell>
          <table:table-cell office:value-type="float" office:value="196762662">
            <text:p>196762662</text:p>
          </table:table-cell>
          <table:table-cell office:value-type="float" office:value="6691593">
            <text:p>6691593</text:p>
          </table:table-cell>
          <table:table-cell office:value-type="float" office:value="927905">
            <text:p>927905</text:p>
          </table:table-cell>
          <table:table-cell table:style-name="ce2" table:formula="of:=([.F27]+[.G27])/([.E27]/1000)" office:value-type="float" office:value="38.7243083751327">
            <text:p>38.72</text:p>
          </table:table-cell>
          <table:table-cell office:value-type="float" office:value="516852">
            <text:p>516852</text:p>
          </table:table-cell>
          <table:table-cell table:style-name="ce2" table:formula="of:=[.I27]/([.E27]/1000)" office:value-type="float" office:value="2.62677885502484">
            <text:p>2.63</text:p>
          </table:table-cell>
          <table:table-cell table:style-name="ce2" table:formula="of:=[.I27]/([.F27]+[.G27])" office:value-type="float" office:value="0.0678328152327096">
            <text:p>0.07</text:p>
          </table:table-cell>
          <table:table-cell/>
          <table:table-cell office:value-type="float" office:value="0.63">
            <text:p>0.63</text:p>
          </table:table-cell>
          <table:table-cell office:value-type="float" office:value="10.14">
            <text:p>10.14</text:p>
          </table:table-cell>
          <table:table-cell office:value-type="float" office:value="70968500022">
            <text:p>70968500022</text:p>
          </table:table-cell>
          <table:table-cell office:value-type="float" office:value="3746668462">
            <text:p>3746668462</text:p>
          </table:table-cell>
          <table:table-cell office:value-type="float" office:value="430377776">
            <text:p>430377776</text:p>
          </table:table-cell>
          <table:table-cell table:style-name="ce2" table:formula="of:=([.P27]+[.Q27])/([.O27]/1000)" office:value-type="float" office:value="58.857750082151">
            <text:p>58.86</text:p>
          </table:table-cell>
          <table:table-cell office:value-type="float" office:value="477227984">
            <text:p>477227984</text:p>
          </table:table-cell>
          <table:table-cell office:value-type="float" office:value="54057464">
            <text:p>54057464</text:p>
          </table:table-cell>
          <table:table-cell table:style-name="ce2" table:formula="of:=([.S27]+[.T27])/([.O27]/1000)" office:value-type="float" office:value="7.48621498038289">
            <text:p>7.49</text:p>
          </table:table-cell>
          <table:table-cell table:style-name="ce2" table:formula="of:=([.S27]+[.T27])/([.P27]+[.Q27])" office:value-type="float" office:value="0.127191660740242">
            <text:p>0.13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wupwise</text:p>
          </table:table-cell>
          <table:table-cell office:value-type="string">
            <text:p>CFP</text:p>
          </table:table-cell>
          <table:table-cell table:style-name="ce2" office:value-type="float" office:value="1.557118">
            <text:p>1.56</text:p>
          </table:table-cell>
          <table:table-cell table:style-name="ce2" office:value-type="float" office:value="1.381209">
            <text:p>1.38</text:p>
          </table:table-cell>
          <table:table-cell office:value-type="float" office:value="183154440">
            <text:p>183154440</text:p>
          </table:table-cell>
          <table:table-cell office:value-type="float" office:value="2284883">
            <text:p>2284883</text:p>
          </table:table-cell>
          <table:table-cell office:value-type="float" office:value="25158">
            <text:p>25158</text:p>
          </table:table-cell>
          <table:table-cell table:style-name="ce2" table:formula="of:=([.F28]+[.G28])/([.E28]/1000)" office:value-type="float" office:value="12.6125307145161">
            <text:p>12.61</text:p>
          </table:table-cell>
          <table:table-cell office:value-type="float" office:value="315813">
            <text:p>315813</text:p>
          </table:table-cell>
          <table:table-cell table:style-name="ce2" table:formula="of:=[.I28]/([.E28]/1000)" office:value-type="float" office:value="1.72429890315517">
            <text:p>1.72</text:p>
          </table:table-cell>
          <table:table-cell table:style-name="ce2" table:formula="of:=[.I28]/([.F28]+[.G28])" office:value-type="float" office:value="0.13671315790499">
            <text:p>0.14</text:p>
          </table:table-cell>
          <table:table-cell/>
          <table:table-cell office:value-type="float" office:value="1.84">
            <text:p>1.84</text:p>
          </table:table-cell>
          <table:table-cell office:value-type="float" office:value="0.81">
            <text:p>0.81</text:p>
          </table:table-cell>
          <table:table-cell office:value-type="float" office:value="375270186102">
            <text:p>375270186102</text:p>
          </table:table-cell>
          <table:table-cell office:value-type="float" office:value="4138623369">
            <text:p>4138623369</text:p>
          </table:table-cell>
          <table:table-cell office:value-type="float" office:value="907563460">
            <text:p>907563460</text:p>
          </table:table-cell>
          <table:table-cell table:style-name="ce2" table:formula="of:=([.P28]+[.Q28])/([.O28]/1000)" office:value-type="float" office:value="13.4468098343108">
            <text:p>13.45</text:p>
          </table:table-cell>
          <table:table-cell office:value-type="float" office:value="192544827">
            <text:p>192544827</text:p>
          </table:table-cell>
          <table:table-cell office:value-type="float" office:value="8146115">
            <text:p>8146115</text:p>
          </table:table-cell>
          <table:table-cell table:style-name="ce2" table:formula="of:=([.S28]+[.T28])/([.O28]/1000)" office:value-type="float" office:value="0.534790530749627">
            <text:p>0.53</text:p>
          </table:table-cell>
          <table:table-cell table:style-name="ce2" table:formula="of:=([.S28]+[.T28])/([.P28]+[.Q28])" office:value-type="float" office:value="0.0397708108718144">
            <text:p>0.04</text:p>
          </table:table-cell>
          <table:table-cell table:number-columns-repeated="27"/>
        </table:table-row>
        <table:table-row table:style-name="ro1" table:number-rows-repeated="4">
          <table:table-cell table:number-columns-repeated="12"/>
          <table:table-cell table:style-name="Default" table:number-columns-repeated="2"/>
          <table:table-cell table:number-columns-repeated="35"/>
        </table:table-row>
        <table:table-row table:style-name="ro1">
          <table:table-cell table:number-columns-repeated="12"/>
          <table:table-cell table:style-name="Default"/>
          <table:table-cell table:style-name="ce3"/>
          <table:table-cell table:number-columns-repeated="35"/>
        </table:table-row>
        <table:table-row table:style-name="ro1" table:number-rows-repeated="25">
          <table:table-cell table:number-columns-repeated="13"/>
          <table:table-cell table:style-name="ce3"/>
          <table:table-cell table:number-columns-repeated="35"/>
        </table:table-row>
        <table:table-row table:style-name="ro1">
          <table:table-cell table:number-columns-repeated="49"/>
        </table:table-row>
      </table:table>
      <table:table table:name="SPEC2006" table:style-name="ta1">
        <table:shapes>
          <draw:frame draw:z-index="0" draw:style-name="gr1" svg:width="16.4138in" svg:height="2.5004in" svg:x="0.0862in" svg:y="6.0949in">
            <draw:object draw:notify-on-update-of-ranges="SPEC2006.A2:SPEC2006.B2 SPEC2006.A3:SPEC2006.B31 SPEC2006.C2:SPEC2006.C2 SPEC2006.C3:SPEC2006.C31 SPEC2006.M2:SPEC2006.M2 SPEC2006.M3:SPEC2006.M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2421in" svg:height="2.5213in" svg:x="0.1827in" svg:y="8.7201in">
            <draw:object draw:notify-on-update-of-ranges="SPEC2006.A2:SPEC2006.B2 SPEC2006.A3:SPEC2006.B31 SPEC2006.D2:SPEC2006.D2 SPEC2006.D3:SPEC2006.D31 SPEC2006.N2:SPEC2006.N2 SPEC2006.N3:SPEC2006.N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16.3063in" svg:height="2.5004in" svg:x="0.1614in" svg:y="11.4287in">
            <draw:object draw:notify-on-update-of-ranges="SPEC2006.A2:SPEC2006.B2 SPEC2006.A3:SPEC2006.B31 SPEC2006.H2:SPEC2006.H2 SPEC2006.H3:SPEC2006.H31 SPEC2006.R2:SPEC2006.R2 SPEC2006.R3:SPEC2006.R3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6.2846in" svg:height="2.4795in" svg:x="0.1937in" svg:y="14.0957in">
            <draw:object draw:notify-on-update-of-ranges="SPEC2006.A3:SPEC2006.B31 SPEC2006.J2:SPEC2006.J2 SPEC2006.J3:SPEC2006.J31 SPEC2006.U2:SPEC2006.U2 SPEC2006.U3:SPEC2006.U3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svg:width="16.3492in" svg:height="2.4587in" svg:x="0.1291in" svg:y="16.7425in">
            <draw:object draw:notify-on-update-of-ranges="SPEC2006.A3:SPEC2006.B31 SPEC2006.K2:SPEC2006.K2 SPEC2006.K3:SPEC2006.K31 SPEC2006.V2:SPEC2006.V2 SPEC2006.V3:SPEC2006.V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ce2"/>
        <table:table-row table:style-name="ro3">
          <table:table-cell table:number-columns-repeated="2"/>
          <table:table-cell table:style-name="ce4" office:value-type="string" table:number-columns-spanned="9" table:number-rows-spanned="1">
            <text:p>SiNUCA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2" table:style-name="Default"/>
          <table:table-cell table:style-name="Default"/>
          <table:table-cell table:style-name="ce4" office:value-type="string" table:number-columns-spanned="10" table:number-rows-spanned="1">
            <text:p>Real Core2Duo</text:p>
          </table:table-cell>
          <table:covered-table-cell table:number-columns-repeated="4"/>
          <table:covered-table-cell table:style-name="Default"/>
          <table:covered-table-cell table:number-columns-repeated="2"/>
          <table:covered-table-cell table:number-columns-repeated="2" table:style-name="Default"/>
        </table:table-row>
        <table:table-row table:style-name="ro2">
          <table:table-cell table:number-columns-repeated="2"/>
          <table:table-cell office:value-type="string">
            <text:p>S-IPC</text:p>
          </table:table-cell>
          <table:table-cell table:style-name="Default" office:value-type="string">
            <text:p>S-Branch Miss</text:p>
          </table:table-cell>
          <table:table-cell office:value-type="string">
            <text:p>S-Instructions</text:p>
          </table:table-cell>
          <table:table-cell office:value-type="string">
            <text:p>S-L1 Read Misses</text:p>
          </table:table-cell>
          <table:table-cell office:value-type="string">
            <text:p>S-L1 Write Misses</text:p>
          </table:table-cell>
          <table:table-cell table:style-name="Default" office:value-type="string">
            <text:p>S-L1 MPKI</text:p>
          </table:table-cell>
          <table:table-cell office:value-type="string">
            <text:p>S-L2 Read Misses</text:p>
          </table:table-cell>
          <table:table-cell table:style-name="Default" office:value-type="string">
            <text:p>S-L2 MPKI</text:p>
          </table:table-cell>
          <table:table-cell table:style-name="Default" office:value-type="string">
            <text:p>S-L2 Miss Ratio</text:p>
          </table:table-cell>
          <table:table-cell table:style-name="Default"/>
          <table:table-cell office:value-type="string">
            <text:p>R-IPC</text:p>
          </table:table-cell>
          <table:table-cell office:value-type="string">
            <text:p>R-Branch Miss</text:p>
          </table:table-cell>
          <table:table-cell office:value-type="string">
            <text:p>R-Instructions</text:p>
          </table:table-cell>
          <table:table-cell office:value-type="string">
            <text:p>R-L1 Read Misses</text:p>
          </table:table-cell>
          <table:table-cell office:value-type="string">
            <text:p>R-L1 Write Misses</text:p>
          </table:table-cell>
          <table:table-cell table:style-name="Default" office:value-type="string">
            <text:p>R-L1 MPKI</text:p>
          </table:table-cell>
          <table:table-cell office:value-type="string">
            <text:p>R-L2 Read Misses</text:p>
          </table:table-cell>
          <table:table-cell office:value-type="string">
            <text:p>R-L2 Write Misses</text:p>
          </table:table-cell>
          <table:table-cell table:style-name="Default" office:value-type="string">
            <text:p>R-L2 MPKI</text:p>
          </table:table-cell>
          <table:table-cell table:style-name="Default" office:value-type="string">
            <text:p>R-L2 Miss Ratio</text:p>
          </table:table-cell>
        </table:table-row>
        <table:table-row table:style-name="ro2">
          <table:table-cell office:value-type="string">
            <text:p>astar</text:p>
          </table:table-cell>
          <table:table-cell office:value-type="string">
            <text:p>CINT</text:p>
          </table:table-cell>
          <table:table-cell office:value-type="float" office:value="0.920437">
            <text:p>0.920437</text:p>
          </table:table-cell>
          <table:table-cell office:value-type="float" office:value="6.726293">
            <text:p>6.73</text:p>
          </table:table-cell>
          <table:table-cell office:value-type="float" office:value="191188098">
            <text:p>191188098</text:p>
          </table:table-cell>
          <table:table-cell office:value-type="float" office:value="1745502">
            <text:p>1745502</text:p>
          </table:table-cell>
          <table:table-cell office:value-type="float" office:value="180135">
            <text:p>180135</text:p>
          </table:table-cell>
          <table:table-cell table:formula="of:=([.F3]+[.G3])/([.E3]/1000)" office:value-type="float" office:value="10.0719501901211">
            <text:p>10.07</text:p>
          </table:table-cell>
          <table:table-cell office:value-type="float" office:value="190798">
            <text:p>190798</text:p>
          </table:table-cell>
          <table:table-cell table:formula="of:=([.I3]+[.I3])/([.E3]/1000)" office:value-type="float" office:value="1.99591922296335">
            <text:p>2.00</text:p>
          </table:table-cell>
          <table:table-cell table:formula="of:=[.I3]/([.F3]+[.G3])" office:value-type="float" office:value="0.0990830566716365">
            <text:p>0.10</text:p>
          </table:table-cell>
          <table:table-cell/>
          <table:table-cell office:value-type="float" office:value="0.56">
            <text:p>0.56</text:p>
          </table:table-cell>
          <table:table-cell office:value-type="float" office:value="10.37">
            <text:p>10.37</text:p>
          </table:table-cell>
          <table:table-cell office:value-type="float" office:value="365229977036">
            <text:p>365229977036</text:p>
          </table:table-cell>
          <table:table-cell office:value-type="float" office:value="13358530241">
            <text:p>13358530241</text:p>
          </table:table-cell>
          <table:table-cell office:value-type="float" office:value="2597966803">
            <text:p>2597966803</text:p>
          </table:table-cell>
          <table:table-cell table:formula="of:=([.P3]+[.Q3])/([.O3]/1000)" office:value-type="float" office:value="43.6889030125454">
            <text:p>43.69</text:p>
          </table:table-cell>
          <table:table-cell office:value-type="float" office:value="2045672649">
            <text:p>2045672649</text:p>
          </table:table-cell>
          <table:table-cell office:value-type="float" office:value="1487923509">
            <text:p>1487923509</text:p>
          </table:table-cell>
          <table:table-cell table:formula="of:=([.S3]+[.T3])/([.O3]/1000)" office:value-type="float" office:value="9.67498940442038">
            <text:p>9.67</text:p>
          </table:table-cell>
          <table:table-cell table:formula="of:=([.S3]+[.T3])/([.P3]+[.Q3])" office:value-type="float" office:value="0.221451873068138">
            <text:p>0.22</text:p>
          </table:table-cell>
        </table:table-row>
        <table:table-row table:style-name="ro2">
          <table:table-cell office:value-type="string">
            <text:p>bwaves</text:p>
          </table:table-cell>
          <table:table-cell office:value-type="string">
            <text:p>CFP</text:p>
          </table:table-cell>
          <table:table-cell office:value-type="float" office:value="0.692439">
            <text:p>0.692439</text:p>
          </table:table-cell>
          <table:table-cell office:value-type="float" office:value="1.551777">
            <text:p>1.55</text:p>
          </table:table-cell>
          <table:table-cell office:value-type="float" office:value="187030743">
            <text:p>187030743</text:p>
          </table:table-cell>
          <table:table-cell office:value-type="float" office:value="8184351">
            <text:p>8184351</text:p>
          </table:table-cell>
          <table:table-cell office:value-type="float" office:value="54118">
            <text:p>54118</text:p>
          </table:table-cell>
          <table:table-cell table:formula="of:=([.F4]+[.G4])/([.E4]/1000)" office:value-type="float" office:value="44.0487422968747">
            <text:p>44.05</text:p>
          </table:table-cell>
          <table:table-cell office:value-type="float" office:value="2037436">
            <text:p>2037436</text:p>
          </table:table-cell>
          <table:table-cell table:formula="of:=([.I4]+[.I4])/([.E4]/1000)" office:value-type="float" office:value="21.7871775230022">
            <text:p>21.79</text:p>
          </table:table-cell>
          <table:table-cell table:formula="of:=[.I4]/([.F4]+[.G4])" office:value-type="float" office:value="0.24730760047771">
            <text:p>0.25</text:p>
          </table:table-cell>
          <table:table-cell/>
          <table:table-cell office:value-type="float" office:value="1.54">
            <text:p>1.54</text:p>
          </table:table-cell>
          <table:table-cell office:value-type="float" office:value="4.27">
            <text:p>4.27</text:p>
          </table:table-cell>
          <table:table-cell office:value-type="float" office:value="3612516511391">
            <text:p>3612516511391</text:p>
          </table:table-cell>
          <table:table-cell office:value-type="float" office:value="37449992418">
            <text:p>37449992418</text:p>
          </table:table-cell>
          <table:table-cell office:value-type="float" office:value="7044952620">
            <text:p>7044952620</text:p>
          </table:table-cell>
          <table:table-cell table:formula="of:=([.P4]+[.Q4])/([.O4]/1000)" office:value-type="float" office:value="12.316883507023">
            <text:p>12.32</text:p>
          </table:table-cell>
          <table:table-cell office:value-type="float" office:value="1700357540">
            <text:p>1700357540</text:p>
          </table:table-cell>
          <table:table-cell office:value-type="float" office:value="119064611">
            <text:p>119064611</text:p>
          </table:table-cell>
          <table:table-cell table:formula="of:=([.S4]+[.T4])/([.O4]/1000)" office:value-type="float" office:value="0.503643968204157">
            <text:p>0.50</text:p>
          </table:table-cell>
          <table:table-cell table:formula="of:=([.S4]+[.T4])/([.P4]+[.Q4])" office:value-type="float" office:value="0.0408905359798997">
            <text:p>0.04</text:p>
          </table:table-cell>
        </table:table-row>
        <table:table-row table:style-name="ro2">
          <table:table-cell office:value-type="string">
            <text:p>bzip2</text:p>
          </table:table-cell>
          <table:table-cell office:value-type="string">
            <text:p>CINT</text:p>
          </table:table-cell>
          <table:table-cell office:value-type="float" office:value="1.060075">
            <text:p>1.060075</text:p>
          </table:table-cell>
          <table:table-cell office:value-type="float" office:value="6.268532">
            <text:p>6.27</text:p>
          </table:table-cell>
          <table:table-cell office:value-type="float" office:value="188506608">
            <text:p>188506608</text:p>
          </table:table-cell>
          <table:table-cell office:value-type="float" office:value="2829469">
            <text:p>2829469</text:p>
          </table:table-cell>
          <table:table-cell office:value-type="float" office:value="459138">
            <text:p>459138</text:p>
          </table:table-cell>
          <table:table-cell table:formula="of:=([.F5]+[.G5])/([.E5]/1000)" office:value-type="float" office:value="17.4455794143832">
            <text:p>17.45</text:p>
          </table:table-cell>
          <table:table-cell office:value-type="float" office:value="111791">
            <text:p>111791</text:p>
          </table:table-cell>
          <table:table-cell table:formula="of:=([.I5]+[.I5])/([.E5]/1000)" office:value-type="float" office:value="1.18606982732404">
            <text:p>1.19</text:p>
          </table:table-cell>
          <table:table-cell table:formula="of:=[.I5]/([.F5]+[.G5])" office:value-type="float" office:value="0.0339934203144371">
            <text:p>0.03</text:p>
          </table:table-cell>
          <table:table-cell/>
          <table:table-cell office:value-type="float" office:value="1.15">
            <text:p>1.15</text:p>
          </table:table-cell>
          <table:table-cell office:value-type="float" office:value="7.64">
            <text:p>7.64</text:p>
          </table:table-cell>
          <table:table-cell office:value-type="float" office:value="423553847779">
            <text:p>423553847779</text:p>
          </table:table-cell>
          <table:table-cell office:value-type="float" office:value="6115619383">
            <text:p>6115619383</text:p>
          </table:table-cell>
          <table:table-cell office:value-type="float" office:value="1732022308">
            <text:p>1732022308</text:p>
          </table:table-cell>
          <table:table-cell table:formula="of:=([.P5]+[.Q5])/([.O5]/1000)" office:value-type="float" office:value="18.5280849935631">
            <text:p>18.53</text:p>
          </table:table-cell>
          <table:table-cell office:value-type="float" office:value="195249993">
            <text:p>195249993</text:p>
          </table:table-cell>
          <table:table-cell office:value-type="float" office:value="209447296">
            <text:p>209447296</text:p>
          </table:table-cell>
          <table:table-cell table:formula="of:=([.S5]+[.T5])/([.O5]/1000)" office:value-type="float" office:value="0.95548013817398">
            <text:p>0.96</text:p>
          </table:table-cell>
          <table:table-cell table:formula="of:=([.S5]+[.T5])/([.P5]+[.Q5])" office:value-type="float" office:value="0.0515692873011931">
            <text:p>0.05</text:p>
          </table:table-cell>
        </table:table-row>
        <table:table-row table:style-name="ro2">
          <table:table-cell office:value-type="string">
            <text:p>cactusADM</text:p>
          </table:table-cell>
          <table:table-cell office:value-type="string">
            <text:p>CFP</text:p>
          </table:table-cell>
          <table:table-cell office:value-type="float" office:value="0.687538">
            <text:p>0.687538</text:p>
          </table:table-cell>
          <table:table-cell office:value-type="float" office:value="0.830829">
            <text:p>0.83</text:p>
          </table:table-cell>
          <table:table-cell office:value-type="float" office:value="193511890">
            <text:p>193511890</text:p>
          </table:table-cell>
          <table:table-cell office:value-type="float" office:value="1148771">
            <text:p>1148771</text:p>
          </table:table-cell>
          <table:table-cell office:value-type="float" office:value="284832">
            <text:p>284832</text:p>
          </table:table-cell>
          <table:table-cell table:formula="of:=([.F6]+[.G6])/([.E6]/1000)" office:value-type="float" office:value="7.408345812756">
            <text:p>7.41</text:p>
          </table:table-cell>
          <table:table-cell office:value-type="float" office:value="726318">
            <text:p>726318</text:p>
          </table:table-cell>
          <table:table-cell table:formula="of:=([.I6]+[.I6])/([.E6]/1000)" office:value-type="float" office:value="7.50670152619563">
            <text:p>7.51</text:p>
          </table:table-cell>
          <table:table-cell table:formula="of:=[.I6]/([.F6]+[.G6])" office:value-type="float" office:value="0.506638169702491">
            <text:p>0.51</text:p>
          </table:table-cell>
          <table:table-cell/>
          <table:table-cell office:value-type="float" office:value="0.67">
            <text:p>0.67</text:p>
          </table:table-cell>
          <table:table-cell office:value-type="float" office:value="1.11">
            <text:p>1.11</text:p>
          </table:table-cell>
          <table:table-cell office:value-type="float" office:value="2725465167744">
            <text:p>2725465167744</text:p>
          </table:table-cell>
          <table:table-cell office:value-type="float" office:value="74673174551">
            <text:p>74673174551</text:p>
          </table:table-cell>
          <table:table-cell office:value-type="float" office:value="6246453082">
            <text:p>6246453082</text:p>
          </table:table-cell>
          <table:table-cell table:formula="of:=([.P6]+[.Q6])/([.O6]/1000)" office:value-type="float" office:value="29.6902079654832">
            <text:p>29.69</text:p>
          </table:table-cell>
          <table:table-cell office:value-type="float" office:value="5913744335">
            <text:p>5913744335</text:p>
          </table:table-cell>
          <table:table-cell office:value-type="float" office:value="3955060157">
            <text:p>3955060157</text:p>
          </table:table-cell>
          <table:table-cell table:formula="of:=([.S6]+[.T6])/([.O6]/1000)" office:value-type="float" office:value="3.6209615183484">
            <text:p>3.62</text:p>
          </table:table-cell>
          <table:table-cell table:formula="of:=([.S6]+[.T6])/([.P6]+[.Q6])" office:value-type="float" office:value="0.121958105600271">
            <text:p>0.12</text:p>
          </table:table-cell>
        </table:table-row>
        <table:table-row table:style-name="ro2">
          <table:table-cell office:value-type="string">
            <text:p>calculix</text:p>
          </table:table-cell>
          <table:table-cell office:value-type="string">
            <text:p>CFP</text:p>
          </table:table-cell>
          <table:table-cell office:value-type="float" office:value="1.228692">
            <text:p>1.228692</text:p>
          </table:table-cell>
          <table:table-cell office:value-type="float" office:value="3.553928">
            <text:p>3.55</text:p>
          </table:table-cell>
          <table:table-cell office:value-type="float" office:value="190319184">
            <text:p>190319184</text:p>
          </table:table-cell>
          <table:table-cell office:value-type="float" office:value="4083884">
            <text:p>4083884</text:p>
          </table:table-cell>
          <table:table-cell office:value-type="float" office:value="145815">
            <text:p>145815</text:p>
          </table:table-cell>
          <table:table-cell table:formula="of:=([.F7]+[.G7])/([.E7]/1000)" office:value-type="float" office:value="22.2242388344834">
            <text:p>22.22</text:p>
          </table:table-cell>
          <table:table-cell office:value-type="float" office:value="148444">
            <text:p>148444</text:p>
          </table:table-cell>
          <table:table-cell table:formula="of:=([.I7]+[.I7])/([.E7]/1000)" office:value-type="float" office:value="1.55994784004538">
            <text:p>1.56</text:p>
          </table:table-cell>
          <table:table-cell table:formula="of:=[.I7]/([.F7]+[.G7])" office:value-type="float" office:value="0.0350956415574725">
            <text:p>0.04</text:p>
          </table:table-cell>
          <table:table-cell/>
          <table:table-cell office:value-type="float" office:value="1.8">
            <text:p>1.8</text:p>
          </table:table-cell>
          <table:table-cell office:value-type="float" office:value="1.87">
            <text:p>1.87</text:p>
          </table:table-cell>
          <table:table-cell office:value-type="float" office:value="4271040765265">
            <text:p>4271040765265</text:p>
          </table:table-cell>
          <table:table-cell office:value-type="float" office:value="26019835170">
            <text:p>26019835170</text:p>
          </table:table-cell>
          <table:table-cell office:value-type="float" office:value="4451742066">
            <text:p>4451742066</text:p>
          </table:table-cell>
          <table:table-cell table:formula="of:=([.P7]+[.Q7])/([.O7]/1000)" office:value-type="float" office:value="7.13446181170068">
            <text:p>7.13</text:p>
          </table:table-cell>
          <table:table-cell office:value-type="float" office:value="518654954">
            <text:p>518654954</text:p>
          </table:table-cell>
          <table:table-cell office:value-type="float" office:value="18257667">
            <text:p>18257667</text:p>
          </table:table-cell>
          <table:table-cell table:formula="of:=([.S7]+[.T7])/([.O7]/1000)" office:value-type="float" office:value="0.125710020228919">
            <text:p>0.13</text:p>
          </table:table-cell>
          <table:table-cell table:formula="of:=([.S7]+[.T7])/([.P7]+[.Q7])" office:value-type="float" office:value="0.0176201125672509">
            <text:p>0.02</text:p>
          </table:table-cell>
        </table:table-row>
        <table:table-row table:style-name="ro2">
          <table:table-cell office:value-type="string">
            <text:p>dealII</text:p>
          </table:table-cell>
          <table:table-cell office:value-type="string">
            <text:p>CFP</text:p>
          </table:table-cell>
          <table:table-cell office:value-type="float" office:value="1.162476">
            <text:p>1.162476</text:p>
          </table:table-cell>
          <table:table-cell office:value-type="float" office:value="1.073365">
            <text:p>1.07</text:p>
          </table:table-cell>
          <table:table-cell office:value-type="float" office:value="195255456">
            <text:p>195255456</text:p>
          </table:table-cell>
          <table:table-cell office:value-type="float" office:value="6412838">
            <text:p>6412838</text:p>
          </table:table-cell>
          <table:table-cell office:value-type="float" office:value="83561">
            <text:p>83561</text:p>
          </table:table-cell>
          <table:table-cell table:formula="of:=([.F8]+[.G8])/([.E8]/1000)" office:value-type="float" office:value="33.2712802657868">
            <text:p>33.27</text:p>
          </table:table-cell>
          <table:table-cell office:value-type="float" office:value="85763">
            <text:p>85763</text:p>
          </table:table-cell>
          <table:table-cell table:formula="of:=([.I8]+[.I8])/([.E8]/1000)" office:value-type="float" office:value="0.878469690496126">
            <text:p>0.88</text:p>
          </table:table-cell>
          <table:table-cell table:formula="of:=[.I8]/([.F8]+[.G8])" office:value-type="float" office:value="0.0132016213905581">
            <text:p>0.01</text:p>
          </table:table-cell>
          <table:table-cell/>
          <table:table-cell office:value-type="float" office:value="1.55">
            <text:p>1.55</text:p>
          </table:table-cell>
          <table:table-cell office:value-type="float" office:value="2.32">
            <text:p>2.32</text:p>
          </table:table-cell>
          <table:table-cell office:value-type="float" office:value="1727415642831">
            <text:p>1727415642831</text:p>
          </table:table-cell>
          <table:table-cell office:value-type="float" office:value="58780472619">
            <text:p>58780472619</text:p>
          </table:table-cell>
          <table:table-cell office:value-type="float" office:value="7524311484">
            <text:p>7524311484</text:p>
          </table:table-cell>
          <table:table-cell table:formula="of:=([.P8]+[.Q8])/([.O8]/1000)" office:value-type="float" office:value="38.3838043716771">
            <text:p>38.38</text:p>
          </table:table-cell>
          <table:table-cell office:value-type="float" office:value="899710480">
            <text:p>899710480</text:p>
          </table:table-cell>
          <table:table-cell office:value-type="float" office:value="17358252">
            <text:p>17358252</text:p>
          </table:table-cell>
          <table:table-cell table:formula="of:=([.S8]+[.T8])/([.O8]/1000)" office:value-type="float" office:value="0.530890602852854">
            <text:p>0.53</text:p>
          </table:table-cell>
          <table:table-cell table:formula="of:=([.S8]+[.T8])/([.P8]+[.Q8])" office:value-type="float" office:value="0.0138311095406841">
            <text:p>0.01</text:p>
          </table:table-cell>
        </table:table-row>
        <table:table-row table:style-name="ro2">
          <table:table-cell office:value-type="string">
            <text:p>gamess</text:p>
          </table:table-cell>
          <table:table-cell office:value-type="string">
            <text:p>CFP</text:p>
          </table:table-cell>
          <table:table-cell office:value-type="float" office:value="1.117356">
            <text:p>1.117356</text:p>
          </table:table-cell>
          <table:table-cell office:value-type="float" office:value="4.099218">
            <text:p>4.10</text:p>
          </table:table-cell>
          <table:table-cell office:value-type="float" office:value="187730320">
            <text:p>187730320</text:p>
          </table:table-cell>
          <table:table-cell office:value-type="float" office:value="495790">
            <text:p>495790</text:p>
          </table:table-cell>
          <table:table-cell office:value-type="float" office:value="226253">
            <text:p>226253</text:p>
          </table:table-cell>
          <table:table-cell table:formula="of:=([.F9]+[.G9])/([.E9]/1000)" office:value-type="float" office:value="3.84617146553631">
            <text:p>3.85</text:p>
          </table:table-cell>
          <table:table-cell office:value-type="float" office:value="3724">
            <text:p>3724</text:p>
          </table:table-cell>
          <table:table-cell table:formula="of:=([.I9]+[.I9])/([.E9]/1000)" office:value-type="float" office:value="0.0396739322662423">
            <text:p>0.04</text:p>
          </table:table-cell>
          <table:table-cell table:formula="of:=[.I9]/([.F9]+[.G9])" office:value-type="float" office:value="0.00515758756749944">
            <text:p>0.01</text:p>
          </table:table-cell>
          <table:table-cell/>
          <table:table-cell office:value-type="float" office:value="1.53">
            <text:p>1.53</text:p>
          </table:table-cell>
          <table:table-cell office:value-type="float" office:value="2.19">
            <text:p>2.19</text:p>
          </table:table-cell>
          <table:table-cell office:value-type="float" office:value="1084006746002">
            <text:p>1084006746002</text:p>
          </table:table-cell>
          <table:table-cell office:value-type="float" office:value="4478984036">
            <text:p>4478984036</text:p>
          </table:table-cell>
          <table:table-cell office:value-type="float" office:value="3107752925">
            <text:p>3107752925</text:p>
          </table:table-cell>
          <table:table-cell table:formula="of:=([.P9]+[.Q9])/([.O9]/1000)" office:value-type="float" office:value="6.99879127964947">
            <text:p>7.00</text:p>
          </table:table-cell>
          <table:table-cell office:value-type="float" office:value="2094249">
            <text:p>2094249</text:p>
          </table:table-cell>
          <table:table-cell office:value-type="float" office:value="173242">
            <text:p>173242</text:p>
          </table:table-cell>
          <table:table-cell table:formula="of:=([.S9]+[.T9])/([.O9]/1000)" office:value-type="float" office:value="0.00209176834771821">
            <text:p>0.00</text:p>
          </table:table-cell>
          <table:table-cell table:formula="of:=([.S9]+[.T9])/([.P9]+[.Q9])" office:value-type="float" office:value="0.00029887565782973">
            <text:p>0.00</text:p>
          </table:table-cell>
        </table:table-row>
        <table:table-row table:style-name="ro2">
          <table:table-cell office:value-type="string">
            <text:p>gcc</text:p>
          </table:table-cell>
          <table:table-cell office:value-type="string">
            <text:p>CINT</text:p>
          </table:table-cell>
          <table:table-cell office:value-type="float" office:value="0.42992">
            <text:p>0.42992</text:p>
          </table:table-cell>
          <table:table-cell office:value-type="float" office:value="3.507027">
            <text:p>3.51</text:p>
          </table:table-cell>
          <table:table-cell office:value-type="float" office:value="193625192">
            <text:p>193625192</text:p>
          </table:table-cell>
          <table:table-cell office:value-type="float" office:value="4592859">
            <text:p>4592859</text:p>
          </table:table-cell>
          <table:table-cell office:value-type="float" office:value="3349233">
            <text:p>3349233</text:p>
          </table:table-cell>
          <table:table-cell table:formula="of:=([.F10]+[.G10])/([.E10]/1000)" office:value-type="float" office:value="41.0178650720202">
            <text:p>41.02</text:p>
          </table:table-cell>
          <table:table-cell office:value-type="float" office:value="1958483">
            <text:p>1958483</text:p>
          </table:table-cell>
          <table:table-cell table:formula="of:=([.I10]+[.I10])/([.E10]/1000)" office:value-type="float" office:value="20.229630036984">
            <text:p>20.23</text:p>
          </table:table-cell>
          <table:table-cell table:formula="of:=[.I10]/([.F10]+[.G10])" office:value-type="float" office:value="0.246595355480647">
            <text:p>0.25</text:p>
          </table:table-cell>
          <table:table-cell/>
          <table:table-cell office:value-type="float" office:value="0.68">
            <text:p>0.68</text:p>
          </table:table-cell>
          <table:table-cell office:value-type="float" office:value="2.68">
            <text:p>2.68</text:p>
          </table:table-cell>
          <table:table-cell office:value-type="float" office:value="69930086954">
            <text:p>69930086954</text:p>
          </table:table-cell>
          <table:table-cell office:value-type="float" office:value="2305665643">
            <text:p>2305665643</text:p>
          </table:table-cell>
          <table:table-cell office:value-type="float" office:value="4372708229">
            <text:p>4372708229</text:p>
          </table:table-cell>
          <table:table-cell table:formula="of:=([.P10]+[.Q10])/([.O10]/1000)" office:value-type="float" office:value="95.5007231206939">
            <text:p>95.50</text:p>
          </table:table-cell>
          <table:table-cell office:value-type="float" office:value="418832994">
            <text:p>418832994</text:p>
          </table:table-cell>
          <table:table-cell office:value-type="float" office:value="13650557">
            <text:p>13650557</text:p>
          </table:table-cell>
          <table:table-cell table:formula="of:=([.S10]+[.T10])/([.O10]/1000)" office:value-type="float" office:value="6.18451327372848">
            <text:p>6.18</text:p>
          </table:table-cell>
          <table:table-cell table:formula="of:=([.S10]+[.T10])/([.P10]+[.Q10])" office:value-type="float" office:value="0.0647588109454678">
            <text:p>0.06</text:p>
          </table:table-cell>
        </table:table-row>
        <table:table-row table:style-name="ro2">
          <table:table-cell office:value-type="string">
            <text:p>GemsFDTD</text:p>
          </table:table-cell>
          <table:table-cell office:value-type="string">
            <text:p>CFP</text:p>
          </table:table-cell>
          <table:table-cell office:value-type="float" office:value="0.680202">
            <text:p>0.680202</text:p>
          </table:table-cell>
          <table:table-cell office:value-type="float" office:value="0.509633">
            <text:p>0.51</text:p>
          </table:table-cell>
          <table:table-cell office:value-type="float" office:value="192268491">
            <text:p>192268491</text:p>
          </table:table-cell>
          <table:table-cell office:value-type="float" office:value="7655412">
            <text:p>7655412</text:p>
          </table:table-cell>
          <table:table-cell office:value-type="float" office:value="19">
            <text:p>19</text:p>
          </table:table-cell>
          <table:table-cell table:formula="of:=([.F11]+[.G11])/([.E11]/1000)" office:value-type="float" office:value="39.816357637092">
            <text:p>39.82</text:p>
          </table:table-cell>
          <table:table-cell office:value-type="float" office:value="1450623">
            <text:p>1450623</text:p>
          </table:table-cell>
          <table:table-cell table:formula="of:=([.I11]+[.I11])/([.E11]/1000)" office:value-type="float" office:value="15.0895551575323">
            <text:p>15.09</text:p>
          </table:table-cell>
          <table:table-cell table:formula="of:=[.I11]/([.F11]+[.G11])" office:value-type="float" office:value="0.189489396482053">
            <text:p>0.1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2707867169013">
            <text:p>2707867169013</text:p>
          </table:table-cell>
          <table:table-cell office:value-type="float" office:value="28471620337">
            <text:p>28471620337</text:p>
          </table:table-cell>
          <table:table-cell office:value-type="float" office:value="3283694397">
            <text:p>3283694397</text:p>
          </table:table-cell>
          <table:table-cell table:formula="of:=([.P11]+[.Q11])/([.O11]/1000)" office:value-type="float" office:value="11.7270577735076">
            <text:p>11.73</text:p>
          </table:table-cell>
          <table:table-cell office:value-type="float" office:value="6197837866">
            <text:p>6197837866</text:p>
          </table:table-cell>
          <table:table-cell office:value-type="float" office:value="18226278">
            <text:p>18226278</text:p>
          </table:table-cell>
          <table:table-cell table:formula="of:=([.S11]+[.T11])/([.O11]/1000)" office:value-type="float" office:value="2.29555726186736">
            <text:p>2.30</text:p>
          </table:table-cell>
          <table:table-cell table:formula="of:=([.S11]+[.T11])/([.P11]+[.Q11])" office:value-type="float" office:value="0.195748780828317">
            <text:p>0.20</text:p>
          </table:table-cell>
        </table:table-row>
        <table:table-row table:style-name="ro2">
          <table:table-cell office:value-type="string">
            <text:p>gobmk</text:p>
          </table:table-cell>
          <table:table-cell office:value-type="string">
            <text:p>CINT</text:p>
          </table:table-cell>
          <table:table-cell office:value-type="float" office:value="0.788451">
            <text:p>0.788451</text:p>
          </table:table-cell>
          <table:table-cell office:value-type="float" office:value="10.122227">
            <text:p>10.12</text:p>
          </table:table-cell>
          <table:table-cell office:value-type="float" office:value="191854532">
            <text:p>191854532</text:p>
          </table:table-cell>
          <table:table-cell office:value-type="float" office:value="999391">
            <text:p>999391</text:p>
          </table:table-cell>
          <table:table-cell office:value-type="float" office:value="401638">
            <text:p>401638</text:p>
          </table:table-cell>
          <table:table-cell table:formula="of:=([.F12]+[.G12])/([.E12]/1000)" office:value-type="float" office:value="7.3025587949103">
            <text:p>7.30</text:p>
          </table:table-cell>
          <table:table-cell office:value-type="float" office:value="41226">
            <text:p>41226</text:p>
          </table:table-cell>
          <table:table-cell table:formula="of:=([.I12]+[.I12])/([.E12]/1000)" office:value-type="float" office:value="0.42976310822827">
            <text:p>0.43</text:p>
          </table:table-cell>
          <table:table-cell table:formula="of:=[.I12]/([.F12]+[.G12])" office:value-type="float" office:value="0.0294255151035418">
            <text:p>0.03</text:p>
          </table:table-cell>
          <table:table-cell/>
          <table:table-cell office:value-type="float" office:value="0.95">
            <text:p>0.95</text:p>
          </table:table-cell>
          <table:table-cell office:value-type="float" office:value="10.65">
            <text:p>10.65</text:p>
          </table:table-cell>
          <table:table-cell office:value-type="float" office:value="232792189582">
            <text:p>232792189582</text:p>
          </table:table-cell>
          <table:table-cell office:value-type="float" office:value="1585345337">
            <text:p>1585345337</text:p>
          </table:table-cell>
          <table:table-cell office:value-type="float" office:value="2174575277">
            <text:p>2174575277</text:p>
          </table:table-cell>
          <table:table-cell table:formula="of:=([.P12]+[.Q12])/([.O12]/1000)" office:value-type="float" office:value="16.1514036220514">
            <text:p>16.15</text:p>
          </table:table-cell>
          <table:table-cell office:value-type="float" office:value="60478471">
            <text:p>60478471</text:p>
          </table:table-cell>
          <table:table-cell office:value-type="float" office:value="6195273">
            <text:p>6195273</text:p>
          </table:table-cell>
          <table:table-cell table:formula="of:=([.S12]+[.T12])/([.O12]/1000)" office:value-type="float" office:value="0.286408852976206">
            <text:p>0.29</text:p>
          </table:table-cell>
          <table:table-cell table:formula="of:=([.S12]+[.T12])/([.P12]+[.Q12])" office:value-type="float" office:value="0.017732753120303">
            <text:p>0.02</text:p>
          </table:table-cell>
        </table:table-row>
        <table:table-row table:style-name="ro2">
          <table:table-cell office:value-type="string">
            <text:p>gromacs</text:p>
          </table:table-cell>
          <table:table-cell office:value-type="string">
            <text:p>CFP</text:p>
          </table:table-cell>
          <table:table-cell office:value-type="float" office:value="0.598777">
            <text:p>0.598777</text:p>
          </table:table-cell>
          <table:table-cell office:value-type="float" office:value="4.547476">
            <text:p>4.55</text:p>
          </table:table-cell>
          <table:table-cell office:value-type="float" office:value="194839431">
            <text:p>194839431</text:p>
          </table:table-cell>
          <table:table-cell office:value-type="float" office:value="4187662">
            <text:p>4187662</text:p>
          </table:table-cell>
          <table:table-cell office:value-type="float" office:value="72409">
            <text:p>72409</text:p>
          </table:table-cell>
          <table:table-cell table:formula="of:=([.F13]+[.G13])/([.E13]/1000)" office:value-type="float" office:value="21.8645218687792">
            <text:p>21.86</text:p>
          </table:table-cell>
          <table:table-cell office:value-type="float" office:value="73291">
            <text:p>73291</text:p>
          </table:table-cell>
          <table:table-cell table:formula="of:=([.I13]+[.I13])/([.E13]/1000)" office:value-type="float" office:value="0.752322049226268">
            <text:p>0.75</text:p>
          </table:table-cell>
          <table:table-cell table:formula="of:=[.I13]/([.F13]+[.G13])" office:value-type="float" office:value="0.0172041733576741">
            <text:p>0.02</text:p>
          </table:table-cell>
          <table:table-cell/>
          <table:table-cell office:value-type="float" office:value="0.81">
            <text:p>0.81</text:p>
          </table:table-cell>
          <table:table-cell office:value-type="float" office:value="7.79">
            <text:p>7.79</text:p>
          </table:table-cell>
          <table:table-cell office:value-type="float" office:value="1952704687581">
            <text:p>1952704687581</text:p>
          </table:table-cell>
          <table:table-cell office:value-type="float" office:value="53186444817">
            <text:p>53186444817</text:p>
          </table:table-cell>
          <table:table-cell office:value-type="float" office:value="2379741437">
            <text:p>2379741437</text:p>
          </table:table-cell>
          <table:table-cell table:formula="of:=([.P13]+[.Q13])/([.O13]/1000)" office:value-type="float" office:value="28.4560110944554">
            <text:p>28.46</text:p>
          </table:table-cell>
          <table:table-cell office:value-type="float" office:value="128768857">
            <text:p>128768857</text:p>
          </table:table-cell>
          <table:table-cell office:value-type="float" office:value="13292432">
            <text:p>13292432</text:p>
          </table:table-cell>
          <table:table-cell table:formula="of:=([.S13]+[.T13])/([.O13]/1000)" office:value-type="float" office:value="0.0727510359879275">
            <text:p>0.07</text:p>
          </table:table-cell>
          <table:table-cell table:formula="of:=([.S13]+[.T13])/([.P13]+[.Q13])" office:value-type="float" office:value="0.00255661398733791">
            <text:p>0.00</text:p>
          </table:table-cell>
        </table:table-row>
        <table:table-row table:style-name="ro2">
          <table:table-cell office:value-type="string">
            <text:p>h264ref</text:p>
          </table:table-cell>
          <table:table-cell office:value-type="string">
            <text:p>CINT</text:p>
          </table:table-cell>
          <table:table-cell office:value-type="float" office:value="1.057394">
            <text:p>1.057394</text:p>
          </table:table-cell>
          <table:table-cell office:value-type="float" office:value="2.480695">
            <text:p>2.48</text:p>
          </table:table-cell>
          <table:table-cell office:value-type="float" office:value="185909236">
            <text:p>185909236</text:p>
          </table:table-cell>
          <table:table-cell office:value-type="float" office:value="2053695">
            <text:p>2053695</text:p>
          </table:table-cell>
          <table:table-cell office:value-type="float" office:value="143736">
            <text:p>143736</text:p>
          </table:table-cell>
          <table:table-cell table:formula="of:=([.F14]+[.G14])/([.E14]/1000)" office:value-type="float" office:value="11.8199130246547">
            <text:p>11.82</text:p>
          </table:table-cell>
          <table:table-cell office:value-type="float" office:value="82347">
            <text:p>82347</text:p>
          </table:table-cell>
          <table:table-cell table:formula="of:=([.I14]+[.I14])/([.E14]/1000)" office:value-type="float" office:value="0.885883905197695">
            <text:p>0.89</text:p>
          </table:table-cell>
          <table:table-cell table:formula="of:=[.I14]/([.F14]+[.G14])" office:value-type="float" office:value="0.0374742142074086">
            <text:p>0.04</text:p>
          </table:table-cell>
          <table:table-cell/>
          <table:table-cell office:value-type="float" office:value="1.83">
            <text:p>1.83</text:p>
          </table:table-cell>
          <table:table-cell office:value-type="float" office:value="1.65">
            <text:p>1.65</text:p>
          </table:table-cell>
          <table:table-cell office:value-type="float" office:value="505727334435">
            <text:p>505727334435</text:p>
          </table:table-cell>
          <table:table-cell office:value-type="float" office:value="2385960497">
            <text:p>2385960497</text:p>
          </table:table-cell>
          <table:table-cell office:value-type="float" office:value="2253279395">
            <text:p>2253279395</text:p>
          </table:table-cell>
          <table:table-cell table:formula="of:=([.P14]+[.Q14])/([.O14]/1000)" office:value-type="float" office:value="9.17340150732207">
            <text:p>9.17</text:p>
          </table:table-cell>
          <table:table-cell office:value-type="float" office:value="52449670">
            <text:p>52449670</text:p>
          </table:table-cell>
          <table:table-cell office:value-type="float" office:value="66357578">
            <text:p>66357578</text:p>
          </table:table-cell>
          <table:table-cell table:formula="of:=([.S14]+[.T14])/([.O14]/1000)" office:value-type="float" office:value="0.234923524813488">
            <text:p>0.23</text:p>
          </table:table-cell>
          <table:table-cell table:formula="of:=([.S14]+[.T14])/([.P14]+[.Q14])" office:value-type="float" office:value="0.0256092055521582">
            <text:p>0.03</text:p>
          </table:table-cell>
        </table:table-row>
        <table:table-row table:style-name="ro2">
          <table:table-cell office:value-type="string">
            <text:p>hmmer</text:p>
          </table:table-cell>
          <table:table-cell office:value-type="string">
            <text:p>CINT</text:p>
          </table:table-cell>
          <table:table-cell office:value-type="float" office:value="1.08081">
            <text:p>1.08081</text:p>
          </table:table-cell>
          <table:table-cell office:value-type="float" office:value="0.569368">
            <text:p>0.57</text:p>
          </table:table-cell>
          <table:table-cell office:value-type="float" office:value="188167283">
            <text:p>188167283</text:p>
          </table:table-cell>
          <table:table-cell office:value-type="float" office:value="650158">
            <text:p>650158</text:p>
          </table:table-cell>
          <table:table-cell office:value-type="float" office:value="512232">
            <text:p>512232</text:p>
          </table:table-cell>
          <table:table-cell table:formula="of:=([.F15]+[.G15])/([.E15]/1000)" office:value-type="float" office:value="6.1774288360214">
            <text:p>6.18</text:p>
          </table:table-cell>
          <table:table-cell office:value-type="float" office:value="251394">
            <text:p>251394</text:p>
          </table:table-cell>
          <table:table-cell table:formula="of:=([.I15]+[.I15])/([.E15]/1000)" office:value-type="float" office:value="2.67202667745381">
            <text:p>2.67</text:p>
          </table:table-cell>
          <table:table-cell table:formula="of:=[.I15]/([.F15]+[.G15])" office:value-type="float" office:value="0.216273367802545">
            <text:p>0.22</text:p>
          </table:table-cell>
          <table:table-cell/>
          <table:table-cell office:value-type="float" office:value="1.82">
            <text:p>1.82</text:p>
          </table:table-cell>
          <table:table-cell office:value-type="float" office:value="0.42">
            <text:p>0.42</text:p>
          </table:table-cell>
          <table:table-cell office:value-type="float" office:value="861471027292">
            <text:p>861471027292</text:p>
          </table:table-cell>
          <table:table-cell office:value-type="float" office:value="859266844">
            <text:p>859266844</text:p>
          </table:table-cell>
          <table:table-cell office:value-type="float" office:value="4139836940">
            <text:p>4139836940</text:p>
          </table:table-cell>
          <table:table-cell table:formula="of:=([.P15]+[.Q15])/([.O15]/1000)" office:value-type="float" office:value="5.8029853885098">
            <text:p>5.80</text:p>
          </table:table-cell>
          <table:table-cell office:value-type="float" office:value="30411131">
            <text:p>30411131</text:p>
          </table:table-cell>
          <table:table-cell office:value-type="float" office:value="24404561">
            <text:p>24404561</text:p>
          </table:table-cell>
          <table:table-cell table:formula="of:=([.S15]+[.T15])/([.O15]/1000)" office:value-type="float" office:value="0.0636303372526769">
            <text:p>0.06</text:p>
          </table:table-cell>
          <table:table-cell table:formula="of:=([.S15]+[.T15])/([.P15]+[.Q15])" office:value-type="float" office:value="0.0109651038202971">
            <text:p>0.01</text:p>
          </table:table-cell>
        </table:table-row>
        <table:table-row table:style-name="ro2">
          <table:table-cell office:value-type="string">
            <text:p>lbm</text:p>
          </table:table-cell>
          <table:table-cell office:value-type="string">
            <text:p>CFP</text:p>
          </table:table-cell>
          <table:table-cell office:value-type="float" office:value="0.749875">
            <text:p>0.749875</text:p>
          </table:table-cell>
          <table:table-cell office:value-type="float" office:value="0.677169">
            <text:p>0.68</text:p>
          </table:table-cell>
          <table:table-cell office:value-type="float" office:value="192122326">
            <text:p>192122326</text:p>
          </table:table-cell>
          <table:table-cell office:value-type="float" office:value="7567264">
            <text:p>7567264</text:p>
          </table:table-cell>
          <table:table-cell office:value-type="float" office:value="8692240">
            <text:p>8692240</text:p>
          </table:table-cell>
          <table:table-cell table:formula="of:=([.F16]+[.G16])/([.E16]/1000)" office:value-type="float" office:value="84.6309970242605">
            <text:p>84.63</text:p>
          </table:table-cell>
          <table:table-cell office:value-type="float" office:value="5490854">
            <text:p>5490854</text:p>
          </table:table-cell>
          <table:table-cell table:formula="of:=([.I16]+[.I16])/([.E16]/1000)" office:value-type="float" office:value="57.159978377526">
            <text:p>57.16</text:p>
          </table:table-cell>
          <table:table-cell table:formula="of:=[.I16]/([.F16]+[.G16])" office:value-type="float" office:value="0.337701199249374">
            <text:p>0.34</text:p>
          </table:table-cell>
          <table:table-cell/>
          <table:table-cell office:value-type="float" office:value="0.61">
            <text:p>0.61</text:p>
          </table:table-cell>
          <table:table-cell office:value-type="float" office:value="0.32">
            <text:p>0.32</text:p>
          </table:table-cell>
          <table:table-cell office:value-type="float" office:value="1235675713467">
            <text:p>1235675713467</text:p>
          </table:table-cell>
          <table:table-cell office:value-type="float" office:value="4315680237">
            <text:p>4315680237</text:p>
          </table:table-cell>
          <table:table-cell office:value-type="float" office:value="48496042505">
            <text:p>48496042505</text:p>
          </table:table-cell>
          <table:table-cell table:formula="of:=([.P16]+[.Q16])/([.O16]/1000)" office:value-type="float" office:value="42.7391443939797">
            <text:p>42.74</text:p>
          </table:table-cell>
          <table:table-cell office:value-type="float" office:value="4920500178">
            <text:p>4920500178</text:p>
          </table:table-cell>
          <table:table-cell office:value-type="float" office:value="29186763529">
            <text:p>29186763529</text:p>
          </table:table-cell>
          <table:table-cell table:formula="of:=([.S16]+[.T16])/([.O16]/1000)" office:value-type="float" office:value="27.6021154541457">
            <text:p>27.60</text:p>
          </table:table-cell>
          <table:table-cell table:formula="of:=([.S16]+[.T16])/([.P16]+[.Q16])" office:value-type="float" office:value="0.645827515864678">
            <text:p>0.65</text:p>
          </table:table-cell>
        </table:table-row>
        <table:table-row table:style-name="ro2">
          <table:table-cell office:value-type="string">
            <text:p>leslie3d</text:p>
          </table:table-cell>
          <table:table-cell office:value-type="string">
            <text:p>CFP</text:p>
          </table:table-cell>
          <table:table-cell office:value-type="float" office:value="0.767107">
            <text:p>0.767107</text:p>
          </table:table-cell>
          <table:table-cell office:value-type="float" office:value="0.924022">
            <text:p>0.92</text:p>
          </table:table-cell>
          <table:table-cell office:value-type="float" office:value="192075960">
            <text:p>192075960</text:p>
          </table:table-cell>
          <table:table-cell office:value-type="float" office:value="4378119">
            <text:p>4378119</text:p>
          </table:table-cell>
          <table:table-cell office:value-type="float" office:value="715186">
            <text:p>715186</text:p>
          </table:table-cell>
          <table:table-cell table:formula="of:=([.F17]+[.G17])/([.E17]/1000)" office:value-type="float" office:value="26.517139365072">
            <text:p>26.52</text:p>
          </table:table-cell>
          <table:table-cell office:value-type="float" office:value="1171676">
            <text:p>1171676</text:p>
          </table:table-cell>
          <table:table-cell table:formula="of:=([.I17]+[.I17])/([.E17]/1000)" office:value-type="float" office:value="12.2001316562468">
            <text:p>12.20</text:p>
          </table:table-cell>
          <table:table-cell table:formula="of:=[.I17]/([.F17]+[.G17])" office:value-type="float" office:value="0.23004237916245">
            <text:p>0.23</text:p>
          </table:table-cell>
          <table:table-cell/>
          <table:table-cell office:value-type="float" office:value="1.28">
            <text:p>1.28</text:p>
          </table:table-cell>
          <table:table-cell office:value-type="float" office:value="0.81">
            <text:p>0.81</text:p>
          </table:table-cell>
          <table:table-cell office:value-type="float" office:value="3946619263322">
            <text:p>3946619263322</text:p>
          </table:table-cell>
          <table:table-cell office:value-type="float" office:value="38994641666">
            <text:p>38994641666</text:p>
          </table:table-cell>
          <table:table-cell office:value-type="float" office:value="32684283169">
            <text:p>32684283169</text:p>
          </table:table-cell>
          <table:table-cell table:formula="of:=([.P17]+[.Q17])/([.O17]/1000)" office:value-type="float" office:value="18.1621078833598">
            <text:p>18.16</text:p>
          </table:table-cell>
          <table:table-cell office:value-type="float" office:value="1259191936">
            <text:p>1259191936</text:p>
          </table:table-cell>
          <table:table-cell office:value-type="float" office:value="498690022">
            <text:p>498690022</text:p>
          </table:table-cell>
          <table:table-cell table:formula="of:=([.S17]+[.T17])/([.O17]/1000)" office:value-type="float" office:value="0.445414629766017">
            <text:p>0.45</text:p>
          </table:table-cell>
          <table:table-cell table:formula="of:=([.S17]+[.T17])/([.P17]+[.Q17])" office:value-type="float" office:value="0.0245243907054483">
            <text:p>0.02</text:p>
          </table:table-cell>
        </table:table-row>
        <table:table-row table:style-name="ro2">
          <table:table-cell office:value-type="string">
            <text:p>libquantum</text:p>
          </table:table-cell>
          <table:table-cell office:value-type="string">
            <text:p>CINT</text:p>
          </table:table-cell>
          <table:table-cell office:value-type="float" office:value="0.550033">
            <text:p>0.550033</text:p>
          </table:table-cell>
          <table:table-cell office:value-type="float" office:value="1.910417">
            <text:p>1.91</text:p>
          </table:table-cell>
          <table:table-cell office:value-type="float" office:value="197026373">
            <text:p>197026373</text:p>
          </table:table-cell>
          <table:table-cell office:value-type="float" office:value="13611194">
            <text:p>13611194</text:p>
          </table:table-cell>
          <table:table-cell office:value-type="float" office:value="753906">
            <text:p>753906</text:p>
          </table:table-cell>
          <table:table-cell table:formula="of:=([.F18]+[.G18])/([.E18]/1000)" office:value-type="float" office:value="72.9095287157319">
            <text:p>72.91</text:p>
          </table:table-cell>
          <table:table-cell office:value-type="float" office:value="3366810">
            <text:p>3366810</text:p>
          </table:table-cell>
          <table:table-cell table:formula="of:=([.I18]+[.I18])/([.E18]/1000)" office:value-type="float" office:value="34.1762369040819">
            <text:p>34.18</text:p>
          </table:table-cell>
          <table:table-cell table:formula="of:=[.I18]/([.F18]+[.G18])" office:value-type="float" office:value="0.234374282114291">
            <text:p>0.23</text:p>
          </table:table-cell>
          <table:table-cell/>
          <table:table-cell office:value-type="float" office:value="1.1">
            <text:p>1.1</text:p>
          </table:table-cell>
          <table:table-cell office:value-type="float" office:value="2.88">
            <text:p>2.88</text:p>
          </table:table-cell>
          <table:table-cell office:value-type="float" office:value="2309503898169">
            <text:p>2309503898169</text:p>
          </table:table-cell>
          <table:table-cell office:value-type="float" office:value="167813337659">
            <text:p>167813337659</text:p>
          </table:table-cell>
          <table:table-cell office:value-type="float" office:value="11374575439">
            <text:p>11374575439</text:p>
          </table:table-cell>
          <table:table-cell table:formula="of:=([.P18]+[.Q18])/([.O18]/1000)" office:value-type="float" office:value="77.5871879844248">
            <text:p>77.59</text:p>
          </table:table-cell>
          <table:table-cell office:value-type="float" office:value="2572468244">
            <text:p>2572468244</text:p>
          </table:table-cell>
          <table:table-cell office:value-type="float" office:value="3994143">
            <text:p>3994143</text:p>
          </table:table-cell>
          <table:table-cell table:formula="of:=([.S18]+[.T18])/([.O18]/1000)" office:value-type="float" office:value="1.11559127007434">
            <text:p>1.12</text:p>
          </table:table-cell>
          <table:table-cell table:formula="of:=([.S18]+[.T18])/([.P18]+[.Q18])" office:value-type="float" office:value="0.0143785501067301">
            <text:p>0.01</text:p>
          </table:table-cell>
        </table:table-row>
        <table:table-row table:style-name="ro2">
          <table:table-cell office:value-type="string">
            <text:p>mcf</text:p>
          </table:table-cell>
          <table:table-cell office:value-type="string">
            <text:p>CINT</text:p>
          </table:table-cell>
          <table:table-cell office:value-type="float" office:value="0.129633">
            <text:p>0.129633</text:p>
          </table:table-cell>
          <table:table-cell office:value-type="float" office:value="7.620148">
            <text:p>7.62</text:p>
          </table:table-cell>
          <table:table-cell office:value-type="float" office:value="198314475">
            <text:p>198314475</text:p>
          </table:table-cell>
          <table:table-cell office:value-type="float" office:value="36994011">
            <text:p>36994011</text:p>
          </table:table-cell>
          <table:table-cell office:value-type="float" office:value="1340964">
            <text:p>1340964</text:p>
          </table:table-cell>
          <table:table-cell table:formula="of:=([.F19]+[.G19])/([.E19]/1000)" office:value-type="float" office:value="193.303968356319">
            <text:p>193.30</text:p>
          </table:table-cell>
          <table:table-cell office:value-type="float" office:value="13679589">
            <text:p>13679589</text:p>
          </table:table-cell>
          <table:table-cell table:formula="of:=([.I19]+[.I19])/([.E19]/1000)" office:value-type="float" office:value="137.958552949804">
            <text:p>137.96</text:p>
          </table:table-cell>
          <table:table-cell table:formula="of:=[.I19]/([.F19]+[.G19])" office:value-type="float" office:value="0.356843561264876">
            <text:p>0.36</text:p>
          </table:table-cell>
          <table:table-cell/>
          <table:table-cell office:value-type="float" office:value="0.25">
            <text:p>0.25</text:p>
          </table:table-cell>
          <table:table-cell office:value-type="float" office:value="5.86">
            <text:p>5.86</text:p>
          </table:table-cell>
          <table:table-cell office:value-type="float" office:value="351962574582">
            <text:p>351962574582</text:p>
          </table:table-cell>
          <table:table-cell office:value-type="float" office:value="78951622988">
            <text:p>78951622988</text:p>
          </table:table-cell>
          <table:table-cell office:value-type="float" office:value="1711339842">
            <text:p>1711339842</text:p>
          </table:table-cell>
          <table:table-cell table:formula="of:=([.P19]+[.Q19])/([.O19]/1000)" office:value-type="float" office:value="229.18051138192">
            <text:p>229.18</text:p>
          </table:table-cell>
          <table:table-cell office:value-type="float" office:value="11897280972">
            <text:p>11897280972</text:p>
          </table:table-cell>
          <table:table-cell office:value-type="float" office:value="67240469">
            <text:p>67240469</text:p>
          </table:table-cell>
          <table:table-cell table:formula="of:=([.S19]+[.T19])/([.O19]/1000)" office:value-type="float" office:value="33.9937320188357">
            <text:p>33.99</text:p>
          </table:table-cell>
          <table:table-cell table:formula="of:=([.S19]+[.T19])/([.P19]+[.Q19])" office:value-type="float" office:value="0.148327324229531">
            <text:p>0.15</text:p>
          </table:table-cell>
        </table:table-row>
        <table:table-row table:style-name="ro2">
          <table:table-cell office:value-type="string">
            <text:p>milc</text:p>
          </table:table-cell>
          <table:table-cell office:value-type="string">
            <text:p>CFP</text:p>
          </table:table-cell>
          <table:table-cell office:value-type="float" office:value="0.465731">
            <text:p>0.465731</text:p>
          </table:table-cell>
          <table:table-cell office:value-type="float" office:value="0.007292">
            <text:p>0.01</text:p>
          </table:table-cell>
          <table:table-cell office:value-type="float" office:value="193801370">
            <text:p>193801370</text:p>
          </table:table-cell>
          <table:table-cell office:value-type="float" office:value="21167073">
            <text:p>21167073</text:p>
          </table:table-cell>
          <table:table-cell office:value-type="float" office:value="1236623">
            <text:p>1236623</text:p>
          </table:table-cell>
          <table:table-cell table:formula="of:=([.F20]+[.G20])/([.E20]/1000)" office:value-type="float" office:value="115.601329340448">
            <text:p>115.60</text:p>
          </table:table-cell>
          <table:table-cell office:value-type="float" office:value="4423671">
            <text:p>4423671</text:p>
          </table:table-cell>
          <table:table-cell table:formula="of:=([.I20]+[.I20])/([.E20]/1000)" office:value-type="float" office:value="45.6515967869577">
            <text:p>45.65</text:p>
          </table:table-cell>
          <table:table-cell table:formula="of:=[.I20]/([.F20]+[.G20])" office:value-type="float" office:value="0.197452732799088">
            <text:p>0.20</text:p>
          </table:table-cell>
          <table:table-cell/>
          <table:table-cell office:value-type="float" office:value="0.64">
            <text:p>0.64</text:p>
          </table:table-cell>
          <table:table-cell office:value-type="float" office:value="0.14">
            <text:p>0.14</text:p>
          </table:table-cell>
          <table:table-cell office:value-type="float" office:value="1005273399057">
            <text:p>1005273399057</text:p>
          </table:table-cell>
          <table:table-cell office:value-type="float" office:value="71260271863">
            <text:p>71260271863</text:p>
          </table:table-cell>
          <table:table-cell office:value-type="float" office:value="25229757790">
            <text:p>25229757790</text:p>
          </table:table-cell>
          <table:table-cell table:formula="of:=([.P20]+[.Q20])/([.O20]/1000)" office:value-type="float" office:value="95.9838684118298">
            <text:p>95.98</text:p>
          </table:table-cell>
          <table:table-cell office:value-type="float" office:value="10898146964">
            <text:p>10898146964</text:p>
          </table:table-cell>
          <table:table-cell office:value-type="float" office:value="1328674317">
            <text:p>1328674317</text:p>
          </table:table-cell>
          <table:table-cell table:formula="of:=([.S20]+[.T20])/([.O20]/1000)" office:value-type="float" office:value="12.1626826020358">
            <text:p>12.16</text:p>
          </table:table-cell>
          <table:table-cell table:formula="of:=([.S20]+[.T20])/([.P20]+[.Q20])" office:value-type="float" office:value="0.126715903445884">
            <text:p>0.13</text:p>
          </table:table-cell>
        </table:table-row>
        <table:table-row table:style-name="ro2">
          <table:table-cell office:value-type="string">
            <text:p>namd</text:p>
          </table:table-cell>
          <table:table-cell office:value-type="string">
            <text:p>CFP</text:p>
          </table:table-cell>
          <table:table-cell office:value-type="float" office:value="1.120057">
            <text:p>1.120057</text:p>
          </table:table-cell>
          <table:table-cell office:value-type="float" office:value="2.791947">
            <text:p>2.79</text:p>
          </table:table-cell>
          <table:table-cell office:value-type="float" office:value="189013382">
            <text:p>189013382</text:p>
          </table:table-cell>
          <table:table-cell office:value-type="float" office:value="11883">
            <text:p>11883</text:p>
          </table:table-cell>
          <table:table-cell office:value-type="float" office:value="46784">
            <text:p>46784</text:p>
          </table:table-cell>
          <table:table-cell table:formula="of:=([.F21]+[.G21])/([.E21]/1000)" office:value-type="float" office:value="0.310385430805106">
            <text:p>0.31</text:p>
          </table:table-cell>
          <table:table-cell office:value-type="float" office:value="40478">
            <text:p>40478</text:p>
          </table:table-cell>
          <table:table-cell table:formula="of:=([.I21]+[.I21])/([.E21]/1000)" office:value-type="float" office:value="0.42830829829816">
            <text:p>0.43</text:p>
          </table:table-cell>
          <table:table-cell table:formula="of:=[.I21]/([.F21]+[.G21])" office:value-type="float" office:value="0.689961988852336">
            <text:p>0.69</text:p>
          </table:table-cell>
          <table:table-cell/>
          <table:table-cell office:value-type="float" office:value="1.46">
            <text:p>1.46</text:p>
          </table:table-cell>
          <table:table-cell office:value-type="float" office:value="4.57">
            <text:p>4.57</text:p>
          </table:table-cell>
          <table:table-cell office:value-type="float" office:value="2288487847733">
            <text:p>2288487847733</text:p>
          </table:table-cell>
          <table:table-cell office:value-type="float" office:value="46314974566">
            <text:p>46314974566</text:p>
          </table:table-cell>
          <table:table-cell office:value-type="float" office:value="3781047137">
            <text:p>3781047137</text:p>
          </table:table-cell>
          <table:table-cell table:formula="of:=([.P21]+[.Q21])/([.O21]/1000)" office:value-type="float" office:value="21.890446896026">
            <text:p>21.89</text:p>
          </table:table-cell>
          <table:table-cell office:value-type="float" office:value="35590446">
            <text:p>35590446</text:p>
          </table:table-cell>
          <table:table-cell office:value-type="float" office:value="6682838">
            <text:p>6682838</text:p>
          </table:table-cell>
          <table:table-cell table:formula="of:=([.S21]+[.T21])/([.O21]/1000)" office:value-type="float" office:value="0.0184721470301345">
            <text:p>0.02</text:p>
          </table:table-cell>
          <table:table-cell table:formula="of:=([.S21]+[.T21])/([.P21]+[.Q21])" office:value-type="float" office:value="0.00084384513106893">
            <text:p>0.00</text:p>
          </table:table-cell>
        </table:table-row>
        <table:table-row table:style-name="ro2">
          <table:table-cell office:value-type="string">
            <text:p>omnetpp</text:p>
          </table:table-cell>
          <table:table-cell office:value-type="string">
            <text:p>CINT</text:p>
          </table:table-cell>
          <table:table-cell office:value-type="float" office:value="0.35934">
            <text:p>0.35934</text:p>
          </table:table-cell>
          <table:table-cell office:value-type="float" office:value="3.698922">
            <text:p>3.70</text:p>
          </table:table-cell>
          <table:table-cell office:value-type="float" office:value="196231979">
            <text:p>196231979</text:p>
          </table:table-cell>
          <table:table-cell office:value-type="float" office:value="7844762">
            <text:p>7844762</text:p>
          </table:table-cell>
          <table:table-cell office:value-type="float" office:value="926723">
            <text:p>926723</text:p>
          </table:table-cell>
          <table:table-cell table:formula="of:=([.F22]+[.G22])/([.E22]/1000)" office:value-type="float" office:value="44.6995695844254">
            <text:p>44.70</text:p>
          </table:table-cell>
          <table:table-cell office:value-type="float" office:value="3408743">
            <text:p>3408743</text:p>
          </table:table-cell>
          <table:table-cell table:formula="of:=([.I22]+[.I22])/([.E22]/1000)" office:value-type="float" office:value="34.7419724080752">
            <text:p>34.74</text:p>
          </table:table-cell>
          <table:table-cell table:formula="of:=[.I22]/([.F22]+[.G22])" office:value-type="float" office:value="0.388616408738087">
            <text:p>0.39</text:p>
          </table:table-cell>
          <table:table-cell/>
          <table:table-cell office:value-type="float" office:value="0.43">
            <text:p>0.43</text:p>
          </table:table-cell>
          <table:table-cell office:value-type="float" office:value="3.01">
            <text:p>3.01</text:p>
          </table:table-cell>
          <table:table-cell office:value-type="float" office:value="543633907531">
            <text:p>543633907531</text:p>
          </table:table-cell>
          <table:table-cell office:value-type="float" office:value="30474308810">
            <text:p>30474308810</text:p>
          </table:table-cell>
          <table:table-cell office:value-type="float" office:value="7060269682">
            <text:p>7060269682</text:p>
          </table:table-cell>
          <table:table-cell table:formula="of:=([.P22]+[.Q22])/([.O22]/1000)" office:value-type="float" office:value="69.0438509666722">
            <text:p>69.04</text:p>
          </table:table-cell>
          <table:table-cell office:value-type="float" office:value="8541484998">
            <text:p>8541484998</text:p>
          </table:table-cell>
          <table:table-cell office:value-type="float" office:value="908660193">
            <text:p>908660193</text:p>
          </table:table-cell>
          <table:table-cell table:formula="of:=([.S22]+[.T22])/([.O22]/1000)" office:value-type="float" office:value="17.3832887538589">
            <text:p>17.38</text:p>
          </table:table-cell>
          <table:table-cell table:formula="of:=([.S22]+[.T22])/([.P22]+[.Q22])" office:value-type="float" office:value="0.251771714793978">
            <text:p>0.25</text:p>
          </table:table-cell>
        </table:table-row>
        <table:table-row table:style-name="ro2">
          <table:table-cell office:value-type="string">
            <text:p>perlbench</text:p>
          </table:table-cell>
          <table:table-cell office:value-type="string">
            <text:p>CINT</text:p>
          </table:table-cell>
          <table:table-cell office:value-type="float" office:value="0.576071">
            <text:p>0.576071</text:p>
          </table:table-cell>
          <table:table-cell office:value-type="float" office:value="4.172648">
            <text:p>4.17</text:p>
          </table:table-cell>
          <table:table-cell office:value-type="float" office:value="284254374">
            <text:p>284254374</text:p>
          </table:table-cell>
          <table:table-cell office:value-type="float" office:value="4696735">
            <text:p>4696735</text:p>
          </table:table-cell>
          <table:table-cell office:value-type="float" office:value="410498">
            <text:p>410498</text:p>
          </table:table-cell>
          <table:table-cell table:formula="of:=([.F23]+[.G23])/([.E23]/1000)" office:value-type="float" office:value="17.9671219412793">
            <text:p>17.97</text:p>
          </table:table-cell>
          <table:table-cell office:value-type="float" office:value="76977">
            <text:p>76977</text:p>
          </table:table-cell>
          <table:table-cell table:formula="of:=([.I23]+[.I23])/([.E23]/1000)" office:value-type="float" office:value="0.541606441559981">
            <text:p>0.54</text:p>
          </table:table-cell>
          <table:table-cell table:formula="of:=[.I23]/([.F23]+[.G23])" office:value-type="float" office:value="0.0150721535516394">
            <text:p>0.02</text:p>
          </table:table-cell>
          <table:table-cell/>
          <table:table-cell office:value-type="float" office:value="1.11">
            <text:p>1.11</text:p>
          </table:table-cell>
          <table:table-cell office:value-type="float" office:value="3.79">
            <text:p>3.79</text:p>
          </table:table-cell>
          <table:table-cell office:value-type="float" office:value="139556194180">
            <text:p>139556194180</text:p>
          </table:table-cell>
          <table:table-cell office:value-type="float" office:value="2913985443">
            <text:p>2913985443</text:p>
          </table:table-cell>
          <table:table-cell office:value-type="float" office:value="648380985">
            <text:p>648380985</text:p>
          </table:table-cell>
          <table:table-cell table:formula="of:=([.P23]+[.Q23])/([.O23]/1000)" office:value-type="float" office:value="25.5263942165494">
            <text:p>25.53</text:p>
          </table:table-cell>
          <table:table-cell office:value-type="float" office:value="72780447">
            <text:p>72780447</text:p>
          </table:table-cell>
          <table:table-cell office:value-type="float" office:value="5074908">
            <text:p>5074908</text:p>
          </table:table-cell>
          <table:table-cell table:formula="of:=([.S23]+[.T23])/([.O23]/1000)" office:value-type="float" office:value="0.557878175579809">
            <text:p>0.56</text:p>
          </table:table-cell>
          <table:table-cell table:formula="of:=([.S23]+[.T23])/([.P23]+[.Q23])" office:value-type="float" office:value="0.021854954164193">
            <text:p>0.02</text:p>
          </table:table-cell>
        </table:table-row>
        <table:table-row table:style-name="ro2">
          <table:table-cell office:value-type="string">
            <text:p>povray</text:p>
          </table:table-cell>
          <table:table-cell office:value-type="string">
            <text:p>CFP</text:p>
          </table:table-cell>
          <table:table-cell office:value-type="float" office:value="0.598389">
            <text:p>0.598389</text:p>
          </table:table-cell>
          <table:table-cell office:value-type="float" office:value="5.640917">
            <text:p>5.64</text:p>
          </table:table-cell>
          <table:table-cell office:value-type="float" office:value="194255976">
            <text:p>194255976</text:p>
          </table:table-cell>
          <table:table-cell office:value-type="float" office:value="5295928">
            <text:p>5295928</text:p>
          </table:table-cell>
          <table:table-cell office:value-type="float" office:value="421159">
            <text:p>421159</text:p>
          </table:table-cell>
          <table:table-cell table:formula="of:=([.F24]+[.G24])/([.E24]/1000)" office:value-type="float" office:value="29.4306878878208">
            <text:p>29.43</text:p>
          </table:table-cell>
          <table:table-cell office:value-type="float" office:value="3559">
            <text:p>3559</text:p>
          </table:table-cell>
          <table:table-cell table:formula="of:=([.I24]+[.I24])/([.E24]/1000)" office:value-type="float" office:value="0.0366423733599835">
            <text:p>0.04</text:p>
          </table:table-cell>
          <table:table-cell table:formula="of:=[.I24]/([.F24]+[.G24])" office:value-type="float" office:value="0.000622519825218682">
            <text:p>0.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.38">
            <text:p>3.38</text:p>
          </table:table-cell>
          <table:table-cell office:value-type="float" office:value="960730181646">
            <text:p>960730181646</text:p>
          </table:table-cell>
          <table:table-cell office:value-type="float" office:value="28457917802">
            <text:p>28457917802</text:p>
          </table:table-cell>
          <table:table-cell office:value-type="float" office:value="6042995587">
            <text:p>6042995587</text:p>
          </table:table-cell>
          <table:table-cell table:formula="of:=([.P24]+[.Q24])/([.O24]/1000)" office:value-type="float" office:value="35.9111372246995">
            <text:p>35.91</text:p>
          </table:table-cell>
          <table:table-cell office:value-type="float" office:value="2906347">
            <text:p>2906347</text:p>
          </table:table-cell>
          <table:table-cell office:value-type="float" office:value="89588">
            <text:p>89588</text:p>
          </table:table-cell>
          <table:table-cell table:formula="of:=([.S24]+[.T24])/([.O24]/1000)" office:value-type="float" office:value="0.00311839375636885">
            <text:p>0.00</text:p>
          </table:table-cell>
          <table:table-cell table:formula="of:=([.S24]+[.T24])/([.P24]+[.Q24])" office:value-type="float" office:value="0.000086836396654797">
            <text:p>0.00</text:p>
          </table:table-cell>
        </table:table-row>
        <table:table-row table:style-name="ro2">
          <table:table-cell office:value-type="string">
            <text:p>sjeng</text:p>
          </table:table-cell>
          <table:table-cell office:value-type="string">
            <text:p>CINT</text:p>
          </table:table-cell>
          <table:table-cell office:value-type="float" office:value="1.000282">
            <text:p>1.000282</text:p>
          </table:table-cell>
          <table:table-cell office:value-type="float" office:value="6.15942">
            <text:p>6.16</text:p>
          </table:table-cell>
          <table:table-cell office:value-type="float" office:value="190257398">
            <text:p>190257398</text:p>
          </table:table-cell>
          <table:table-cell office:value-type="float" office:value="207194">
            <text:p>207194</text:p>
          </table:table-cell>
          <table:table-cell office:value-type="float" office:value="79257">
            <text:p>79257</text:p>
          </table:table-cell>
          <table:table-cell table:formula="of:=([.F25]+[.G25])/([.E25]/1000)" office:value-type="float" office:value="1.50559716999809">
            <text:p>1.51</text:p>
          </table:table-cell>
          <table:table-cell office:value-type="float" office:value="65240">
            <text:p>65240</text:p>
          </table:table-cell>
          <table:table-cell table:formula="of:=([.I25]+[.I25])/([.E25]/1000)" office:value-type="float" office:value="0.685807760284833">
            <text:p>0.69</text:p>
          </table:table-cell>
          <table:table-cell table:formula="of:=[.I25]/([.F25]+[.G25])" office:value-type="float" office:value="0.227752739561042">
            <text:p>0.23</text:p>
          </table:table-cell>
          <table:table-cell/>
          <table:table-cell office:value-type="float" office:value="1.26">
            <text:p>1.26</text:p>
          </table:table-cell>
          <table:table-cell office:value-type="float" office:value="6.17">
            <text:p>6.17</text:p>
          </table:table-cell>
          <table:table-cell office:value-type="float" office:value="2296325257244">
            <text:p>2296325257244</text:p>
          </table:table-cell>
          <table:table-cell office:value-type="float" office:value="6458291304">
            <text:p>6458291304</text:p>
          </table:table-cell>
          <table:table-cell office:value-type="float" office:value="5202646221">
            <text:p>5202646221</text:p>
          </table:table-cell>
          <table:table-cell table:formula="of:=([.P25]+[.Q25])/([.O25]/1000)" office:value-type="float" office:value="5.07808616754719">
            <text:p>5.08</text:p>
          </table:table-cell>
          <table:table-cell office:value-type="float" office:value="1048771625">
            <text:p>1048771625</text:p>
          </table:table-cell>
          <table:table-cell office:value-type="float" office:value="32093637">
            <text:p>32093637</text:p>
          </table:table-cell>
          <table:table-cell table:formula="of:=([.S25]+[.T25])/([.O25]/1000)" office:value-type="float" office:value="0.470693451892451">
            <text:p>0.47</text:p>
          </table:table-cell>
          <table:table-cell table:formula="of:=([.S25]+[.T25])/([.P25]+[.Q25])" office:value-type="float" office:value="0.0926911116437012">
            <text:p>0.09</text:p>
          </table:table-cell>
        </table:table-row>
        <table:table-row table:style-name="ro2">
          <table:table-cell office:value-type="string">
            <text:p>soplex</text:p>
          </table:table-cell>
          <table:table-cell office:value-type="string">
            <text:p>CFP</text:p>
          </table:table-cell>
          <table:table-cell office:value-type="float" office:value="0.487447">
            <text:p>0.487447</text:p>
          </table:table-cell>
          <table:table-cell office:value-type="float" office:value="3.263065">
            <text:p>3.26</text:p>
          </table:table-cell>
          <table:table-cell office:value-type="float" office:value="191100752">
            <text:p>191100752</text:p>
          </table:table-cell>
          <table:table-cell office:value-type="float" office:value="22756605">
            <text:p>22756605</text:p>
          </table:table-cell>
          <table:table-cell office:value-type="float" office:value="295570">
            <text:p>295570</text:p>
          </table:table-cell>
          <table:table-cell table:formula="of:=([.F26]+[.G26])/([.E26]/1000)" office:value-type="float" office:value="120.628384549737">
            <text:p>120.63</text:p>
          </table:table-cell>
          <table:table-cell office:value-type="float" office:value="4130886">
            <text:p>4130886</text:p>
          </table:table-cell>
          <table:table-cell table:formula="of:=([.I26]+[.I26])/([.E26]/1000)" office:value-type="float" office:value="43.2325457306416">
            <text:p>43.23</text:p>
          </table:table-cell>
          <table:table-cell table:formula="of:=[.I26]/([.F26]+[.G26])" office:value-type="float" office:value="0.17919723410047">
            <text:p>0.18</text:p>
          </table:table-cell>
          <table:table-cell/>
          <table:table-cell office:value-type="float" office:value="0.63">
            <text:p>0.63</text:p>
          </table:table-cell>
          <table:table-cell office:value-type="float" office:value="3.62">
            <text:p>3.62</text:p>
          </table:table-cell>
          <table:table-cell office:value-type="float" office:value="374344225237">
            <text:p>374344225237</text:p>
          </table:table-cell>
          <table:table-cell office:value-type="float" office:value="27985925493">
            <text:p>27985925493</text:p>
          </table:table-cell>
          <table:table-cell office:value-type="float" office:value="3169608160">
            <text:p>3169608160</text:p>
          </table:table-cell>
          <table:table-cell table:formula="of:=([.P26]+[.Q26])/([.O26]/1000)" office:value-type="float" office:value="83.226964789627">
            <text:p>83.23</text:p>
          </table:table-cell>
          <table:table-cell office:value-type="float" office:value="3429447941">
            <text:p>3429447941</text:p>
          </table:table-cell>
          <table:table-cell office:value-type="float" office:value="51422245">
            <text:p>51422245</text:p>
          </table:table-cell>
          <table:table-cell table:formula="of:=([.S26]+[.T26])/([.O26]/1000)" office:value-type="float" office:value="9.29858122907128">
            <text:p>9.30</text:p>
          </table:table-cell>
          <table:table-cell table:formula="of:=([.S26]+[.T26])/([.P26]+[.Q26])" office:value-type="float" office:value="0.111725583800579">
            <text:p>0.11</text:p>
          </table:table-cell>
        </table:table-row>
        <table:table-row table:style-name="ro2">
          <table:table-cell office:value-type="string">
            <text:p>sphinx3</text:p>
          </table:table-cell>
          <table:table-cell office:value-type="string">
            <text:p>CFP</text:p>
          </table:table-cell>
          <table:table-cell office:value-type="float" office:value="0.925484">
            <text:p>0.925484</text:p>
          </table:table-cell>
          <table:table-cell office:value-type="float" office:value="3.01553">
            <text:p>3.02</text:p>
          </table:table-cell>
          <table:table-cell office:value-type="float" office:value="190300226">
            <text:p>190300226</text:p>
          </table:table-cell>
          <table:table-cell office:value-type="float" office:value="12152764">
            <text:p>12152764</text:p>
          </table:table-cell>
          <table:table-cell office:value-type="float" office:value="230276">
            <text:p>230276</text:p>
          </table:table-cell>
          <table:table-cell table:formula="of:=([.F27]+[.G27])/([.E27]/1000)" office:value-type="float" office:value="65.0710735361922">
            <text:p>65.07</text:p>
          </table:table-cell>
          <table:table-cell office:value-type="float" office:value="1504346">
            <text:p>1504346</text:p>
          </table:table-cell>
          <table:table-cell table:formula="of:=([.I27]+[.I27])/([.E27]/1000)" office:value-type="float" office:value="15.8102387119603">
            <text:p>15.81</text:p>
          </table:table-cell>
          <table:table-cell table:formula="of:=[.I27]/([.F27]+[.G27])" office:value-type="float" office:value="0.121484385094452">
            <text:p>0.12</text:p>
          </table:table-cell>
          <table:table-cell/>
          <table:table-cell office:value-type="float" office:value="1.07">
            <text:p>1.07</text:p>
          </table:table-cell>
          <table:table-cell office:value-type="float" office:value="2.68">
            <text:p>2.68</text:p>
          </table:table-cell>
          <table:table-cell office:value-type="float" office:value="3387606790290">
            <text:p>3387606790290</text:p>
          </table:table-cell>
          <table:table-cell office:value-type="float" office:value="38728405002">
            <text:p>38728405002</text:p>
          </table:table-cell>
          <table:table-cell office:value-type="float" office:value="11715360102">
            <text:p>11715360102</text:p>
          </table:table-cell>
          <table:table-cell table:formula="of:=([.P27]+[.Q27])/([.O27]/1000)" office:value-type="float" office:value="14.890678944377">
            <text:p>14.89</text:p>
          </table:table-cell>
          <table:table-cell office:value-type="float" office:value="6761282678">
            <text:p>6761282678</text:p>
          </table:table-cell>
          <table:table-cell office:value-type="float" office:value="201799778">
            <text:p>201799778</text:p>
          </table:table-cell>
          <table:table-cell table:formula="of:=([.S27]+[.T27])/([.O27]/1000)" office:value-type="float" office:value="2.05545769832511">
            <text:p>2.06</text:p>
          </table:table-cell>
          <table:table-cell table:formula="of:=([.S27]+[.T27])/([.P27]+[.Q27])" office:value-type="float" office:value="0.138036533189864">
            <text:p>0.14</text:p>
          </table:table-cell>
        </table:table-row>
        <table:table-row table:style-name="ro2">
          <table:table-cell office:value-type="string">
            <text:p>tonto</text:p>
          </table:table-cell>
          <table:table-cell office:value-type="string">
            <text:p>CFP</text:p>
          </table:table-cell>
          <table:table-cell office:value-type="float" office:value="1.073489">
            <text:p>1.073489</text:p>
          </table:table-cell>
          <table:table-cell office:value-type="float" office:value="2.974784">
            <text:p>2.97</text:p>
          </table:table-cell>
          <table:table-cell office:value-type="float" office:value="190506837">
            <text:p>190506837</text:p>
          </table:table-cell>
          <table:table-cell office:value-type="float" office:value="958562">
            <text:p>958562</text:p>
          </table:table-cell>
          <table:table-cell office:value-type="float" office:value="440344">
            <text:p>440344</text:p>
          </table:table-cell>
          <table:table-cell table:formula="of:=([.F28]+[.G28])/([.E28]/1000)" office:value-type="float" office:value="7.34307504144851">
            <text:p>7.34</text:p>
          </table:table-cell>
          <table:table-cell office:value-type="float" office:value="4278">
            <text:p>4278</text:p>
          </table:table-cell>
          <table:table-cell table:formula="of:=([.I28]+[.I28])/([.E28]/1000)" office:value-type="float" office:value="0.0449117739538135">
            <text:p>0.04</text:p>
          </table:table-cell>
          <table:table-cell table:formula="of:=[.I28]/([.F28]+[.G28])" office:value-type="float" office:value="0.00305810397553517">
            <text:p>0.00</text:p>
          </table:table-cell>
          <table:table-cell/>
          <table:table-cell office:value-type="float" office:value="1.33">
            <text:p>1.33</text:p>
          </table:table-cell>
          <table:table-cell office:value-type="float" office:value="1.1">
            <text:p>1.1</text:p>
          </table:table-cell>
          <table:table-cell office:value-type="float" office:value="2694790193017">
            <text:p>2694790193017</text:p>
          </table:table-cell>
          <table:table-cell office:value-type="float" office:value="47133377166">
            <text:p>47133377166</text:p>
          </table:table-cell>
          <table:table-cell office:value-type="float" office:value="61108011261">
            <text:p>61108011261</text:p>
          </table:table-cell>
          <table:table-cell table:formula="of:=([.P28]+[.Q28])/([.O28]/1000)" office:value-type="float" office:value="40.1669075045195">
            <text:p>40.17</text:p>
          </table:table-cell>
          <table:table-cell office:value-type="float" office:value="501727125">
            <text:p>501727125</text:p>
          </table:table-cell>
          <table:table-cell office:value-type="float" office:value="166389027">
            <text:p>166389027</text:p>
          </table:table-cell>
          <table:table-cell table:formula="of:=([.S28]+[.T28])/([.O28]/1000)" office:value-type="float" office:value="0.247928819739395">
            <text:p>0.25</text:p>
          </table:table-cell>
          <table:table-cell table:formula="of:=([.S28]+[.T28])/([.P28]+[.Q28])" office:value-type="float" office:value="0.0061724647263795">
            <text:p>0.01</text:p>
          </table:table-cell>
        </table:table-row>
        <table:table-row table:style-name="ro2">
          <table:table-cell office:value-type="string">
            <text:p>wrf</text:p>
          </table:table-cell>
          <table:table-cell office:value-type="string">
            <text:p>CFP</text:p>
          </table:table-cell>
          <table:table-cell office:value-type="float" office:value="0.690454">
            <text:p>0.690454</text:p>
          </table:table-cell>
          <table:table-cell office:value-type="float" office:value="3.529446">
            <text:p>3.53</text:p>
          </table:table-cell>
          <table:table-cell office:value-type="float" office:value="189879282">
            <text:p>189879282</text:p>
          </table:table-cell>
          <table:table-cell office:value-type="float" office:value="9772373">
            <text:p>9772373</text:p>
          </table:table-cell>
          <table:table-cell office:value-type="float" office:value="571524">
            <text:p>571524</text:p>
          </table:table-cell>
          <table:table-cell table:formula="of:=([.F29]+[.G29])/([.E29]/1000)" office:value-type="float" office:value="54.4761750257724">
            <text:p>54.48</text:p>
          </table:table-cell>
          <table:table-cell office:value-type="float" office:value="2064997">
            <text:p>2064997</text:p>
          </table:table-cell>
          <table:table-cell table:formula="of:=([.I29]+[.I29])/([.E29]/1000)" office:value-type="float" office:value="21.7506299607769">
            <text:p>21.75</text:p>
          </table:table-cell>
          <table:table-cell table:formula="of:=[.I29]/([.F29]+[.G29])" office:value-type="float" office:value="0.199634335106005">
            <text:p>0.20</text:p>
          </table:table-cell>
          <table:table-cell/>
          <table:table-cell office:value-type="float" office:value="1.25">
            <text:p>1.25</text:p>
          </table:table-cell>
          <table:table-cell office:value-type="float" office:value="0.69">
            <text:p>0.69</text:p>
          </table:table-cell>
          <table:table-cell office:value-type="float" office:value="2931726462286">
            <text:p>2931726462286</text:p>
          </table:table-cell>
          <table:table-cell office:value-type="float" office:value="21996897481">
            <text:p>21996897481</text:p>
          </table:table-cell>
          <table:table-cell office:value-type="float" office:value="17592850425">
            <text:p>17592850425</text:p>
          </table:table-cell>
          <table:table-cell table:formula="of:=([.P29]+[.Q29])/([.O29]/1000)" office:value-type="float" office:value="13.5039023644553">
            <text:p>13.50</text:p>
          </table:table-cell>
          <table:table-cell office:value-type="float" office:value="1463373942">
            <text:p>1463373942</text:p>
          </table:table-cell>
          <table:table-cell office:value-type="float" office:value="391822223">
            <text:p>391822223</text:p>
          </table:table-cell>
          <table:table-cell table:formula="of:=([.S29]+[.T29])/([.O29]/1000)" office:value-type="float" office:value="0.632799883913256">
            <text:p>0.63</text:p>
          </table:table-cell>
          <table:table-cell table:formula="of:=([.S29]+[.T29])/([.P29]+[.Q29])" office:value-type="float" office:value="0.0468605197841848">
            <text:p>0.05</text:p>
          </table:table-cell>
        </table:table-row>
        <table:table-row table:style-name="ro2">
          <table:table-cell office:value-type="string">
            <text:p>xalancbmk</text:p>
          </table:table-cell>
          <table:table-cell office:value-type="string">
            <text:p>CINT</text:p>
          </table:table-cell>
          <table:table-cell office:value-type="float" office:value="0.730278">
            <text:p>0.730278</text:p>
          </table:table-cell>
          <table:table-cell office:value-type="float" office:value="1.033224">
            <text:p>1.03</text:p>
          </table:table-cell>
          <table:table-cell office:value-type="float" office:value="190718405">
            <text:p>190718405</text:p>
          </table:table-cell>
          <table:table-cell office:value-type="float" office:value="8645176">
            <text:p>8645176</text:p>
          </table:table-cell>
          <table:table-cell office:value-type="float" office:value="432815">
            <text:p>432815</text:p>
          </table:table-cell>
          <table:table-cell table:formula="of:=([.F30]+[.G30])/([.E30]/1000)" office:value-type="float" office:value="47.5989247078697">
            <text:p>47.60</text:p>
          </table:table-cell>
          <table:table-cell office:value-type="float" office:value="403669">
            <text:p>403669</text:p>
          </table:table-cell>
          <table:table-cell table:formula="of:=([.I30]+[.I30])/([.E30]/1000)" office:value-type="float" office:value="4.23314152611543">
            <text:p>4.23</text:p>
          </table:table-cell>
          <table:table-cell table:formula="of:=[.I30]/([.F30]+[.G30])" office:value-type="float" office:value="0.0444667768452293">
            <text:p>0.04</text:p>
          </table:table-cell>
          <table:table-cell/>
          <table:table-cell office:value-type="float" office:value="0.99">
            <text:p>0.99</text:p>
          </table:table-cell>
          <table:table-cell office:value-type="float" office:value="1.35">
            <text:p>1.35</text:p>
          </table:table-cell>
          <table:table-cell office:value-type="float" office:value="1046407574738">
            <text:p>1046407574738</text:p>
          </table:table-cell>
          <table:table-cell office:value-type="float" office:value="80416745010">
            <text:p>80416745010</text:p>
          </table:table-cell>
          <table:table-cell office:value-type="float" office:value="5553538903">
            <text:p>5553538903</text:p>
          </table:table-cell>
          <table:table-cell table:formula="of:=([.P30]+[.Q30])/([.O30]/1000)" office:value-type="float" office:value="82.1575512147122">
            <text:p>82.16</text:p>
          </table:table-cell>
          <table:table-cell office:value-type="float" office:value="3778221474">
            <text:p>3778221474</text:p>
          </table:table-cell>
          <table:table-cell office:value-type="float" office:value="182510836">
            <text:p>182510836</text:p>
          </table:table-cell>
          <table:table-cell table:formula="of:=([.S30]+[.T30])/([.O30]/1000)" office:value-type="float" office:value="3.78507610764543">
            <text:p>3.79</text:p>
          </table:table-cell>
          <table:table-cell table:formula="of:=([.S30]+[.T30])/([.P30]+[.Q30])" office:value-type="float" office:value="0.0460709460260498">
            <text:p>0.05</text:p>
          </table:table-cell>
        </table:table-row>
        <table:table-row table:style-name="ro2">
          <table:table-cell office:value-type="string">
            <text:p>zeusmp</text:p>
          </table:table-cell>
          <table:table-cell office:value-type="string">
            <text:p>CFP</text:p>
          </table:table-cell>
          <table:table-cell office:value-type="float" office:value="0.901732">
            <text:p>0.901732</text:p>
          </table:table-cell>
          <table:table-cell office:value-type="float" office:value="1.246255">
            <text:p>1.25</text:p>
          </table:table-cell>
          <table:table-cell office:value-type="float" office:value="191467946">
            <text:p>191467946</text:p>
          </table:table-cell>
          <table:table-cell office:value-type="float" office:value="3345654">
            <text:p>3345654</text:p>
          </table:table-cell>
          <table:table-cell office:value-type="float" office:value="523982">
            <text:p>523982</text:p>
          </table:table-cell>
          <table:table-cell table:formula="of:=([.F31]+[.G31])/([.E31]/1000)" office:value-type="float" office:value="20.210359388302">
            <text:p>20.21</text:p>
          </table:table-cell>
          <table:table-cell office:value-type="float" office:value="762146">
            <text:p>762146</text:p>
          </table:table-cell>
          <table:table-cell table:formula="of:=([.I31]+[.I31])/([.E31]/1000)" office:value-type="float" office:value="7.96108190349522">
            <text:p>7.96</text:p>
          </table:table-cell>
          <table:table-cell table:formula="of:=[.I31]/([.F31]+[.G31])" office:value-type="float" office:value="0.196955475915564">
            <text:p>0.20</text:p>
          </table:table-cell>
          <table:table-cell/>
          <table:table-cell office:value-type="float" office:value="1.06">
            <text:p>1.06</text:p>
          </table:table-cell>
          <table:table-cell office:value-type="float" office:value="0.73">
            <text:p>0.73</text:p>
          </table:table-cell>
          <table:table-cell office:value-type="float" office:value="2034605915733">
            <text:p>2034605915733</text:p>
          </table:table-cell>
          <table:table-cell office:value-type="float" office:value="36919979991">
            <text:p>36919979991</text:p>
          </table:table-cell>
          <table:table-cell office:value-type="float" office:value="17863242510">
            <text:p>17863242510</text:p>
          </table:table-cell>
          <table:table-cell table:formula="of:=([.P31]+[.Q31])/([.O31]/1000)" office:value-type="float" office:value="26.925716708763">
            <text:p>26.93</text:p>
          </table:table-cell>
          <table:table-cell office:value-type="float" office:value="1760270488">
            <text:p>1760270488</text:p>
          </table:table-cell>
          <table:table-cell office:value-type="float" office:value="770979198">
            <text:p>770979198</text:p>
          </table:table-cell>
          <table:table-cell table:formula="of:=([.S31]+[.T31])/([.O31]/1000)" office:value-type="float" office:value="1.24409826317057">
            <text:p>1.24</text:p>
          </table:table-cell>
          <table:table-cell table:formula="of:=([.S31]+[.T31])/([.P31]+[.Q31])" office:value-type="float" office:value="0.0462048337144423">
            <text:p>0.05</text:p>
          </table:table-cell>
        </table:table-row>
      </table:table>
      <table:database-ranges>
        <table:database-range table:name="__Anonymous_Sheet_DB__0" table:target-range-address="SPEC2000.A2:SPEC2000.W27">
          <table:sort>
            <table:sort-by table:field-number="0" table:data-type="automatic"/>
          </table:sort>
        </table:database-range>
        <table:database-range table:name="__Anonymous_Sheet_DB__1" table:target-range-address="SPEC2006.A3:SPEC2006.B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6/12/2012</text:date>, <text:time>18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zalves </meta:initial-creator>
    <meta:creation-date>2012-06-10T15:26:18</meta:creation-date>
    <dc:date>2012-06-12T18:25:24</dc:date>
    <dc:creator>mazalves </dc:creator>
    <meta:editing-duration>PT13H43M14S</meta:editing-duration>
    <meta:editing-cycles>14</meta:editing-cycles>
    <meta:generator>LibreOffice/3.4$Unix LibreOffice_project/340m1$Build-302</meta:generator>
    <meta:document-statistic meta:table-count="2" meta:cell-count="119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692cm" svg:height="6.352cm" xlink:href=".." xlink:type="simple" chart:class="chart:line" chart:style-name="ch1">
        <chart:legend chart:legend-position="end" svg:x="39.422cm" svg:y="2.628cm" style:legend-expansion="high" chart:style-name="ch2"/>
        <chart:plot-area chart:style-name="ch3" table:cell-range-address="SPEC2006.A2:SPEC2006.C31 SPEC2006.M2:SPEC2006.M31" chart:data-source-has-labels="both" svg:x="0.846cm" svg:y="0.642cm" svg:width="36.908cm" svg:height="5.558cm">
          <chartooo:coordinate-region svg:x="1.573cm" svg:y="0.841cm" svg:width="36.181cm" svg:height="3.917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C3:SPEC2006.C31" chart:label-cell-address="SPEC2006.C2:SPEC2006.C2" chart:class="chart:line">
            <chart:data-point chart:repeated="29"/>
          </chart:series>
          <chart:series chart:style-name="ch8" chart:values-cell-range-address="SPEC2006.M3:SPEC2006.M31" chart:label-cell-address="SPEC2006.M2:SPEC2006.M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IPC</text:p>
                <draw:g>
                  <svg:desc>SPEC2006.C2:SPEC2006.C2</svg:desc>
                </draw:g>
              </table:table-cell>
              <table:table-cell office:value-type="string">
                <text:p>R-IPC</text:p>
                <draw:g>
                  <svg:desc>SPEC2006.M2:SPEC2006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0.920437">
                <text:p>0.920437</text:p>
                <draw:g>
                  <svg:desc>SPEC2006.C3:SPEC2006.C31</svg:desc>
                </draw:g>
              </table:table-cell>
              <table:table-cell office:value-type="float" office:value="0.56">
                <text:p>0.56</text:p>
                <draw:g>
                  <svg:desc>SPEC2006.M3:SPEC2006.M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92439">
                <text:p>0.69243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60075">
                <text:p>1.0600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7538">
                <text:p>0.68753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28692">
                <text:p>1.22869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62476">
                <text:p>1.16247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17356">
                <text:p>1.11735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2992">
                <text:p>0.4299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0202">
                <text:p>0.6802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88451">
                <text:p>0.78845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98777">
                <text:p>0.59877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57394">
                <text:p>1.05739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8081">
                <text:p>1.0808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9875">
                <text:p>0.7498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67107">
                <text:p>0.7671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50033">
                <text:p>0.5500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129633">
                <text:p>0.1296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65731">
                <text:p>0.46573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20057">
                <text:p>1.12005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5934">
                <text:p>0.3593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76071">
                <text:p>0.57607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98389">
                <text:p>0.5983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00282">
                <text:p>1.0002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87447">
                <text:p>0.48744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25484">
                <text:p>0.92548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73489">
                <text:p>1.0734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90454">
                <text:p>0.69045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30278">
                <text:p>0.73027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01732">
                <text:p>0.901732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528cm" svg:height="6.246cm" xlink:href=".." xlink:type="simple" chart:class="chart:line" chart:style-name="ch1">
        <chart:legend chart:legend-position="end" svg:x="37.723cm" svg:y="2.575cm" style:legend-expansion="high" chart:style-name="ch2"/>
        <chart:plot-area chart:style-name="ch3" table:cell-range-address="SPEC2006.A3:SPEC2006.B31 SPEC2006.K2:SPEC2006.K31 SPEC2006.V2:SPEC2006.V31" chart:data-source-has-labels="both" svg:x="0.863cm" svg:y="0.63cm" svg:width="36.858cm" svg:height="5.466cm">
          <chartooo:coordinate-region svg:x="1.775cm" svg:y="0.829cm" svg:width="35.946cm" svg:height="3.825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K3:SPEC2006.K31" chart:label-cell-address="SPEC2006.K2:SPEC2006.K2" chart:class="chart:line">
            <chart:data-point chart:repeated="29"/>
          </chart:series>
          <chart:series chart:style-name="ch8" chart:values-cell-range-address="SPEC2006.V3:SPEC2006.V31" chart:label-cell-address="SPEC2006.V2:SPEC2006.V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iss Ratio</text:p>
                <draw:g>
                  <svg:desc>SPEC2006.K2:SPEC2006.K2</svg:desc>
                </draw:g>
              </table:table-cell>
              <table:table-cell office:value-type="string">
                <text:p>R-L2 Miss Ratio</text:p>
                <draw:g>
                  <svg:desc>SPEC2006.V2:SPEC2006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0.0990830566716365">
                <text:p>0.0990830566716365</text:p>
                <draw:g>
                  <svg:desc>SPEC2006.K3:SPEC2006.K31</svg:desc>
                </draw:g>
              </table:table-cell>
              <table:table-cell office:value-type="float" office:value="0.221451873068138">
                <text:p>0.221451873068138</text:p>
                <draw:g>
                  <svg:desc>SPEC2006.V3:SPEC2006.V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4730760047771">
                <text:p>0.24730760047771</text:p>
              </table:table-cell>
              <table:table-cell office:value-type="float" office:value="0.0408905359798997">
                <text:p>0.040890535979899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339934203144371">
                <text:p>0.0339934203144371</text:p>
              </table:table-cell>
              <table:table-cell office:value-type="float" office:value="0.0515692873011931">
                <text:p>0.0515692873011931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06638169702491">
                <text:p>0.506638169702491</text:p>
              </table:table-cell>
              <table:table-cell office:value-type="float" office:value="0.121958105600271">
                <text:p>0.121958105600271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350956415574725">
                <text:p>0.0350956415574725</text:p>
              </table:table-cell>
              <table:table-cell office:value-type="float" office:value="0.0176201125672509">
                <text:p>0.0176201125672509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132016213905581">
                <text:p>0.0132016213905581</text:p>
              </table:table-cell>
              <table:table-cell office:value-type="float" office:value="0.0138311095406841">
                <text:p>0.0138311095406841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515758756749944">
                <text:p>0.00515758756749944</text:p>
              </table:table-cell>
              <table:table-cell office:value-type="float" office:value="0.00029887565782973">
                <text:p>0.0002988756578297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46595355480647">
                <text:p>0.246595355480647</text:p>
              </table:table-cell>
              <table:table-cell office:value-type="float" office:value="0.0647588109454678">
                <text:p>0.064758810945467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89489396482053">
                <text:p>0.189489396482053</text:p>
              </table:table-cell>
              <table:table-cell office:value-type="float" office:value="0.195748780828317">
                <text:p>0.195748780828317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294255151035418">
                <text:p>0.0294255151035418</text:p>
              </table:table-cell>
              <table:table-cell office:value-type="float" office:value="0.017732753120303">
                <text:p>0.017732753120303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172041733576741">
                <text:p>0.0172041733576741</text:p>
              </table:table-cell>
              <table:table-cell office:value-type="float" office:value="0.00255661398733791">
                <text:p>0.00255661398733791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374742142074086">
                <text:p>0.0374742142074086</text:p>
              </table:table-cell>
              <table:table-cell office:value-type="float" office:value="0.0256092055521582">
                <text:p>0.0256092055521582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16273367802545">
                <text:p>0.216273367802545</text:p>
              </table:table-cell>
              <table:table-cell office:value-type="float" office:value="0.0109651038202971">
                <text:p>0.0109651038202971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37701199249374">
                <text:p>0.337701199249374</text:p>
              </table:table-cell>
              <table:table-cell office:value-type="float" office:value="0.645827515864678">
                <text:p>0.645827515864678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3004237916245">
                <text:p>0.23004237916245</text:p>
              </table:table-cell>
              <table:table-cell office:value-type="float" office:value="0.0245243907054483">
                <text:p>0.0245243907054483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34374282114291">
                <text:p>0.234374282114291</text:p>
              </table:table-cell>
              <table:table-cell office:value-type="float" office:value="0.0143785501067301">
                <text:p>0.0143785501067301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56843561264876">
                <text:p>0.356843561264876</text:p>
              </table:table-cell>
              <table:table-cell office:value-type="float" office:value="0.148327324229531">
                <text:p>0.148327324229531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97452732799088">
                <text:p>0.197452732799088</text:p>
              </table:table-cell>
              <table:table-cell office:value-type="float" office:value="0.126715903445884">
                <text:p>0.12671590344588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9961988852336">
                <text:p>0.689961988852336</text:p>
              </table:table-cell>
              <table:table-cell office:value-type="float" office:value="0.00084384513106893">
                <text:p>0.00084384513106893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88616408738087">
                <text:p>0.388616408738087</text:p>
              </table:table-cell>
              <table:table-cell office:value-type="float" office:value="0.251771714793978">
                <text:p>0.251771714793978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50721535516394">
                <text:p>0.0150721535516394</text:p>
              </table:table-cell>
              <table:table-cell office:value-type="float" office:value="0.021854954164193">
                <text:p>0.021854954164193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0622519825218682">
                <text:p>0.000622519825218682</text:p>
              </table:table-cell>
              <table:table-cell office:value-type="float" office:value="0.000086836396654797">
                <text:p>0.000086836396654797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27752739561042">
                <text:p>0.227752739561042</text:p>
              </table:table-cell>
              <table:table-cell office:value-type="float" office:value="0.0926911116437012">
                <text:p>0.0926911116437012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7919723410047">
                <text:p>0.17919723410047</text:p>
              </table:table-cell>
              <table:table-cell office:value-type="float" office:value="0.111725583800579">
                <text:p>0.111725583800579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21484385094452">
                <text:p>0.121484385094452</text:p>
              </table:table-cell>
              <table:table-cell office:value-type="float" office:value="0.138036533189864">
                <text:p>0.138036533189864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305810397553517">
                <text:p>0.00305810397553517</text:p>
              </table:table-cell>
              <table:table-cell office:value-type="float" office:value="0.0061724647263795">
                <text:p>0.00617246472637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99634335106005">
                <text:p>0.199634335106005</text:p>
              </table:table-cell>
              <table:table-cell office:value-type="float" office:value="0.0468605197841848">
                <text:p>0.0468605197841848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44667768452293">
                <text:p>0.0444667768452293</text:p>
              </table:table-cell>
              <table:table-cell office:value-type="float" office:value="0.0460709460260498">
                <text:p>0.0460709460260498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96955475915564">
                <text:p>0.196955475915564</text:p>
              </table:table-cell>
              <table:table-cell office:value-type="float" office:value="0.0462048337144423">
                <text:p>0.04620483371444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552cm" svg:height="6.352cm" xlink:href=".." xlink:type="simple" chart:class="chart:line" chart:style-name="ch1">
        <chart:legend chart:legend-position="end" svg:x="40.282cm" svg:y="2.628cm" style:legend-expansion="high" chart:style-name="ch2"/>
        <chart:plot-area chart:style-name="ch3" table:cell-range-address="SPEC2000.A2:SPEC2000.C28 SPEC2000.M2:SPEC2000.M28" chart:data-source-has-labels="both" svg:x="1.301cm" svg:y="0.643cm" svg:width="37.279cm" svg:height="5.162cm">
          <chartooo:coordinate-region svg:x="2.213cm" svg:y="0.842cm" svg:width="36.367cm" svg:height="3.918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C3:SPEC2000.C28" chart:label-cell-address="SPEC2000.C2:SPEC2000.C2" chart:class="chart:line">
            <chart:data-point chart:repeated="26"/>
          </chart:series>
          <chart:series chart:style-name="ch8" chart:values-cell-range-address="SPEC2000.M3:SPEC2000.M28" chart:label-cell-address="SPEC2000.M2:SPEC2000.M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IPC</text:p>
                <draw:g>
                  <svg:desc>SPEC2000.C2:SPEC2000.C2</svg:desc>
                </draw:g>
              </table:table-cell>
              <table:table-cell office:value-type="string">
                <text:p>R-IPC</text:p>
                <draw:g>
                  <svg:desc>SPEC2000.M2:SPEC2000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0.939911">
                <text:p>0.939911</text:p>
                <draw:g>
                  <svg:desc>SPEC2000.C3:SPEC2000.C28</svg:desc>
                </draw:g>
              </table:table-cell>
              <table:table-cell office:value-type="float" office:value="0.95">
                <text:p>0.95</text:p>
                <draw:g>
                  <svg:desc>SPEC2000.M3:SPEC2000.M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74586">
                <text:p>0.674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98023">
                <text:p>1.39802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17371">
                <text:p>0.6173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82748">
                <text:p>0.8274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00417">
                <text:p>0.70041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64737">
                <text:p>0.9647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50411">
                <text:p>0.5504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94912">
                <text:p>0.99491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19747">
                <text:p>0.71974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51881">
                <text:p>1.25188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17678">
                <text:p>0.71767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77236">
                <text:p>0.57723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237325">
                <text:p>1.23732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12254">
                <text:p>0.71225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97854">
                <text:p>0.09785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75426">
                <text:p>1.27542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06163">
                <text:p>0.90616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21878">
                <text:p>0.62187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41663">
                <text:p>0.64166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605116">
                <text:p>1.60511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29504">
                <text:p>0.52950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58705">
                <text:p>0.55870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11653">
                <text:p>0.71165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33916">
                <text:p>0.33391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57118">
                <text:p>1.557118</text:p>
              </table:table-cell>
              <table:table-cell office:value-type="float" office:value="1.84">
                <text:p>1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443cm" svg:height="6.432cm" xlink:href=".." xlink:type="simple" chart:class="chart:line" chart:style-name="ch1">
        <chart:legend chart:legend-position="end" svg:x="38.824cm" svg:y="2.668cm" style:legend-expansion="high" chart:style-name="ch2"/>
        <chart:plot-area chart:style-name="ch3" table:cell-range-address="SPEC2000.A2:SPEC2000.B28 SPEC2000.D2:SPEC2000.D28 SPEC2000.N2:SPEC2000.N28" chart:data-source-has-labels="both" svg:x="1.298cm" svg:y="0.647cm" svg:width="35.83cm" svg:height="5.237cm">
          <chartooo:coordinate-region svg:x="2.396cm" svg:y="0.846cm" svg:width="34.732cm" svg:height="3.993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D3:SPEC2000.D28" chart:label-cell-address="SPEC2000.D2:SPEC2000.D2" chart:class="chart:line">
            <chart:data-point chart:repeated="26"/>
          </chart:series>
          <chart:series chart:style-name="ch8" chart:values-cell-range-address="SPEC2000.N3:SPEC2000.N28" chart:label-cell-address="SPEC2000.N2:SPEC2000.N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Branch Miss</text:p>
                <draw:g>
                  <svg:desc>SPEC2000.D2:SPEC2000.D2</svg:desc>
                </draw:g>
              </table:table-cell>
              <table:table-cell office:value-type="string">
                <text:p>R-Branch Miss</text:p>
                <draw:g>
                  <svg:desc>SPEC2000.N2:SPEC2000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2.542576">
                <text:p>2.542576</text:p>
                <draw:g>
                  <svg:desc>SPEC2000.D3:SPEC2000.D28</svg:desc>
                </draw:g>
              </table:table-cell>
              <table:table-cell office:value-type="float" office:value="1.06">
                <text:p>1.06</text:p>
                <draw:g>
                  <svg:desc>SPEC2000.N3:SPEC2000.N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80125">
                <text:p>0.080125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447313">
                <text:p>2.44731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883022">
                <text:p>1.8830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434165">
                <text:p>6.43416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5.86949">
                <text:p>5.86949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047777">
                <text:p>7.047777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.090714">
                <text:p>5.090714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815491">
                <text:p>1.81549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224254">
                <text:p>2.22425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122">
                <text:p>0.741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54008">
                <text:p>0.95400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351282">
                <text:p>4.35128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5.251196">
                <text:p>5.25119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49478">
                <text:p>0.64947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389078">
                <text:p>4.389078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93441">
                <text:p>3.9344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35111">
                <text:p>1.5351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173049">
                <text:p>6.173049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389589">
                <text:p>1.38958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96936">
                <text:p>0.79693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74257">
                <text:p>0.17425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12646">
                <text:p>10.12646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93658">
                <text:p>0.99365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937213">
                <text:p>10.937213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81209">
                <text:p>1.381209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525cm" svg:height="6.538cm" xlink:href=".." xlink:type="simple" chart:class="chart:line" chart:style-name="ch1">
        <chart:legend chart:legend-position="end" svg:x="39.488cm" svg:y="2.721cm" style:legend-expansion="high" chart:style-name="ch2"/>
        <chart:plot-area chart:style-name="ch3" table:cell-range-address="SPEC2000.A2:SPEC2000.B28 SPEC2000.H2:SPEC2000.H28 SPEC2000.R2:SPEC2000.R28" chart:data-source-has-labels="both" svg:x="1.3cm" svg:y="0.655cm" svg:width="36.488cm" svg:height="5.333cm">
          <chartooo:coordinate-region svg:x="2.583cm" svg:y="0.855cm" svg:width="35.205cm" svg:height="4.088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H3:SPEC2000.H28" chart:label-cell-address="SPEC2000.H2:SPEC2000.H2" chart:class="chart:line">
            <chart:data-point chart:repeated="26"/>
          </chart:series>
          <chart:series chart:style-name="ch8" chart:values-cell-range-address="SPEC2000.R3:SPEC2000.R28" chart:label-cell-address="SPEC2000.R2:SPEC2000.R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1 MPKI</text:p>
                <draw:g>
                  <svg:desc>SPEC2000.H2:SPEC2000.H2</svg:desc>
                </draw:g>
              </table:table-cell>
              <table:table-cell office:value-type="string">
                <text:p>R-L1 MPKI</text:p>
                <draw:g>
                  <svg:desc>SPEC2000.R2:SPEC2000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27.5663003845122">
                <text:p>27.5663003845122</text:p>
                <draw:g>
                  <svg:desc>SPEC2000.H3:SPEC2000.H28</svg:desc>
                </draw:g>
              </table:table-cell>
              <table:table-cell office:value-type="float" office:value="32.0479312608133">
                <text:p>32.0479312608133</text:p>
                <draw:g>
                  <svg:desc>SPEC2000.R3:SPEC2000.R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6.7173974286735">
                <text:p>26.7173974286735</text:p>
              </table:table-cell>
              <table:table-cell office:value-type="float" office:value="23.0138546461538">
                <text:p>23.0138546461538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477494288626">
                <text:p>7.477494288626</text:p>
              </table:table-cell>
              <table:table-cell office:value-type="float" office:value="26.4428215090835">
                <text:p>26.4428215090835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85.2654896191877">
                <text:p>85.2654896191877</text:p>
              </table:table-cell>
              <table:table-cell office:value-type="float" office:value="82.8482098144327">
                <text:p>82.848209814432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8.18911398751717">
                <text:p>8.18911398751717</text:p>
              </table:table-cell>
              <table:table-cell office:value-type="float" office:value="9.94683932090844">
                <text:p>9.94683932090844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00819769859495">
                <text:p>4.00819769859495</text:p>
              </table:table-cell>
              <table:table-cell office:value-type="float" office:value="6.93578662187534">
                <text:p>6.93578662187534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2790638138927">
                <text:p>0.32790638138927</text:p>
              </table:table-cell>
              <table:table-cell office:value-type="float" office:value="0.893650021866461">
                <text:p>0.89365002186646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81.114487111948">
                <text:p>181.114487111948</text:p>
              </table:table-cell>
              <table:table-cell office:value-type="float" office:value="45.8169312952133">
                <text:p>45.8169312952133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5.5808597113839">
                <text:p>35.5808597113839</text:p>
              </table:table-cell>
              <table:table-cell office:value-type="float" office:value="29.1840705663064">
                <text:p>29.1840705663064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.2051044276497">
                <text:p>10.2051044276497</text:p>
              </table:table-cell>
              <table:table-cell office:value-type="float" office:value="17.2179584617768">
                <text:p>17.2179584617768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80.1512261689597">
                <text:p>80.1512261689597</text:p>
              </table:table-cell>
              <table:table-cell office:value-type="float" office:value="86.576017901537">
                <text:p>86.576017901537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360148153992">
                <text:p>4.360148153992</text:p>
              </table:table-cell>
              <table:table-cell office:value-type="float" office:value="12.2443458612346">
                <text:p>12.2443458612346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6.212453401571">
                <text:p>16.212453401571</text:p>
              </table:table-cell>
              <table:table-cell office:value-type="float" office:value="58.3352255428881">
                <text:p>58.3352255428881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5.6502437149882">
                <text:p>35.6502437149882</text:p>
              </table:table-cell>
              <table:table-cell office:value-type="float" office:value="30.0302548013842">
                <text:p>30.0302548013842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9.1198910097513">
                <text:p>29.1198910097513</text:p>
              </table:table-cell>
              <table:table-cell office:value-type="float" office:value="15.1400987853275">
                <text:p>15.1400987853275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56.091126696149">
                <text:p>256.091126696149</text:p>
              </table:table-cell>
              <table:table-cell office:value-type="float" office:value="256.415538161608">
                <text:p>256.415538161608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90164162415466">
                <text:p>1.90164162415466</text:p>
              </table:table-cell>
              <table:table-cell office:value-type="float" office:value="7.62978997866399">
                <text:p>7.62978997866399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3.6525520814211">
                <text:p>13.6525520814211</text:p>
              </table:table-cell>
              <table:table-cell office:value-type="float" office:value="8.05090468626412">
                <text:p>8.05090468626412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7.7269750994679">
                <text:p>27.7269750994679</text:p>
              </table:table-cell>
              <table:table-cell office:value-type="float" office:value="40.816292608513">
                <text:p>40.816292608513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03407673624673">
                <text:p>7.03407673624673</text:p>
              </table:table-cell>
              <table:table-cell office:value-type="float" office:value="6.35081653988121">
                <text:p>6.35081653988121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2071738110698">
                <text:p>0.742071738110698</text:p>
              </table:table-cell>
              <table:table-cell office:value-type="float" office:value="0.362614485972597">
                <text:p>0.362614485972597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8.180384511198">
                <text:p>78.180384511198</text:p>
              </table:table-cell>
              <table:table-cell office:value-type="float" office:value="58.2678568198164">
                <text:p>58.2678568198164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2.0961620132248">
                <text:p>42.0961620132248</text:p>
              </table:table-cell>
              <table:table-cell office:value-type="float" office:value="59.9902256186423">
                <text:p>59.9902256186423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9.00416152185471">
                <text:p>9.00416152185471</text:p>
              </table:table-cell>
              <table:table-cell office:value-type="float" office:value="7.84017433039334">
                <text:p>7.84017433039334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8.7243083751327">
                <text:p>38.7243083751327</text:p>
              </table:table-cell>
              <table:table-cell office:value-type="float" office:value="58.857750082151">
                <text:p>58.857750082151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2.6125307145161">
                <text:p>12.6125307145161</text:p>
              </table:table-cell>
              <table:table-cell office:value-type="float" office:value="13.4468098343108">
                <text:p>13.4468098343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416cm" svg:height="6.326cm" xlink:href=".." xlink:type="simple" chart:class="chart:line" chart:style-name="ch1">
        <chart:legend chart:legend-position="end" svg:x="39.379cm" svg:y="2.615cm" style:legend-expansion="high" chart:style-name="ch2"/>
        <chart:plot-area chart:style-name="ch3" table:cell-range-address="SPEC2000.A3:SPEC2000.B28 SPEC2000.J2:SPEC2000.J28 SPEC2000.U2:SPEC2000.U28" chart:data-source-has-labels="both" svg:x="1.298cm" svg:y="0.639cm" svg:width="36.385cm" svg:height="5.141cm">
          <chartooo:coordinate-region svg:x="2.581cm" svg:y="0.838cm" svg:width="35.102cm" svg:height="3.897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J3:SPEC2000.J28" chart:label-cell-address="SPEC2000.J2:SPEC2000.J2" chart:class="chart:line">
            <chart:data-point chart:repeated="26"/>
          </chart:series>
          <chart:series chart:style-name="ch8" chart:values-cell-range-address="SPEC2000.U3:SPEC2000.U28" chart:label-cell-address="SPEC2000.U2:SPEC2000.U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PKI</text:p>
                <draw:g>
                  <svg:desc>SPEC2000.J2:SPEC2000.J2</svg:desc>
                </draw:g>
              </table:table-cell>
              <table:table-cell office:value-type="string">
                <text:p>R-L2 MPKI</text:p>
                <draw:g>
                  <svg:desc>SPEC2000.U2:SPEC2000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0.0831890884781932">
                <text:p>0.0831890884781932</text:p>
                <draw:g>
                  <svg:desc>SPEC2000.J3:SPEC2000.J28</svg:desc>
                </draw:g>
              </table:table-cell>
              <table:table-cell office:value-type="float" office:value="1.86341324337371">
                <text:p>1.86341324337371</text:p>
                <draw:g>
                  <svg:desc>SPEC2000.U3:SPEC2000.U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3.74471279406">
                <text:p>13.74471279406</text:p>
              </table:table-cell>
              <table:table-cell office:value-type="float" office:value="2.62847000797859">
                <text:p>2.62847000797859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30729221670524">
                <text:p>0.930729221670524</text:p>
              </table:table-cell>
              <table:table-cell office:value-type="float" office:value="2.46043973084394">
                <text:p>2.46043973084394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8.2509512593821">
                <text:p>8.2509512593821</text:p>
              </table:table-cell>
              <table:table-cell office:value-type="float" office:value="12.6553338314019">
                <text:p>12.6553338314019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26225481014494">
                <text:p>0.426225481014494</text:p>
              </table:table-cell>
              <table:table-cell office:value-type="float" office:value="0.989184062371686">
                <text:p>0.989184062371686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737682560070279">
                <text:p>0.0737682560070279</text:p>
              </table:table-cell>
              <table:table-cell office:value-type="float" office:value="0.0408873168996482">
                <text:p>0.0408873168996482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288770150453291">
                <text:p>0.000288770150453291</text:p>
              </table:table-cell>
              <table:table-cell office:value-type="float" office:value="0.000381528396682927">
                <text:p>0.000381528396682927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8.5363018888045">
                <text:p>18.5363018888045</text:p>
              </table:table-cell>
              <table:table-cell office:value-type="float" office:value="1.68434334828246">
                <text:p>1.68434334828246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89355493059838">
                <text:p>2.89355493059838</text:p>
              </table:table-cell>
              <table:table-cell office:value-type="float" office:value="1.73045878837273">
                <text:p>1.73045878837273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.09257990886698">
                <text:p>5.09257990886698</text:p>
              </table:table-cell>
              <table:table-cell office:value-type="float" office:value="1.66124484224616">
                <text:p>1.66124484224616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58276460511047">
                <text:p>0.358276460511047</text:p>
              </table:table-cell>
              <table:table-cell office:value-type="float" office:value="0.301611194611935">
                <text:p>0.301611194611935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06378779810451">
                <text:p>2.06378779810451</text:p>
              </table:table-cell>
              <table:table-cell office:value-type="float" office:value="0.659462326946896">
                <text:p>0.659462326946896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31154713291532">
                <text:p>0.331154713291532</text:p>
              </table:table-cell>
              <table:table-cell office:value-type="float" office:value="0.35570625583577">
                <text:p>0.35570625583577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84888602261081">
                <text:p>0.0484888602261081</text:p>
              </table:table-cell>
              <table:table-cell office:value-type="float" office:value="0.0265728951575743">
                <text:p>0.0265728951575743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73075594649541">
                <text:p>7.73075594649541</text:p>
              </table:table-cell>
              <table:table-cell office:value-type="float" office:value="3.13181934380025">
                <text:p>3.13181934380025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14.198194098629">
                <text:p>114.198194098629</text:p>
              </table:table-cell>
              <table:table-cell office:value-type="float" office:value="70.5475809233709">
                <text:p>70.547580923370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24338436898372">
                <text:p>0.424338436898372</text:p>
              </table:table-cell>
              <table:table-cell office:value-type="float" office:value="0.0790547230430068">
                <text:p>0.0790547230430068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39441949996796">
                <text:p>4.39441949996796</text:p>
              </table:table-cell>
              <table:table-cell office:value-type="float" office:value="0.772956949903544">
                <text:p>0.772956949903544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9196463215083">
                <text:p>0.79196463215083</text:p>
              </table:table-cell>
              <table:table-cell office:value-type="float" office:value="1.03764985220565">
                <text:p>1.03764985220565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45503861983215">
                <text:p>0.245503861983215</text:p>
              </table:table-cell>
              <table:table-cell office:value-type="float" office:value="0.305199024761778">
                <text:p>0.305199024761778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00222801750565">
                <text:p>0.0900222801750565</text:p>
              </table:table-cell>
              <table:table-cell office:value-type="float" office:value="0.0877999236875001">
                <text:p>0.0877999236875001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0.7359527123852">
                <text:p>20.7359527123852</text:p>
              </table:table-cell>
              <table:table-cell office:value-type="float" office:value="4.28450463953658">
                <text:p>4.28450463953658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16532660945351">
                <text:p>0.0116532660945351</text:p>
              </table:table-cell>
              <table:table-cell office:value-type="float" office:value="0.927534602961378">
                <text:p>0.927534602961378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27957559577446">
                <text:p>1.27957559577446</text:p>
              </table:table-cell>
              <table:table-cell office:value-type="float" office:value="0.585116735444347">
                <text:p>0.585116735444347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62677885502484">
                <text:p>2.62677885502484</text:p>
              </table:table-cell>
              <table:table-cell office:value-type="float" office:value="7.48621498038289">
                <text:p>7.48621498038289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72429890315517">
                <text:p>1.72429890315517</text:p>
              </table:table-cell>
              <table:table-cell office:value-type="float" office:value="0.534790530749627">
                <text:p>0.5347905307496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088cm" svg:height="6.378cm" xlink:href=".." xlink:type="simple" chart:class="chart:line" chart:style-name="ch1">
        <chart:legend chart:legend-position="end" svg:x="38.283cm" svg:y="2.641cm" style:legend-expansion="high" chart:style-name="ch2"/>
        <chart:plot-area chart:style-name="ch3" table:cell-range-address="SPEC2000.A3:SPEC2000.B28 SPEC2000.K2:SPEC2000.K28 SPEC2000.V2:SPEC2000.V28" chart:data-source-has-labels="both" svg:x="1.291cm" svg:y="0.643cm" svg:width="35.31cm" svg:height="5.188cm">
          <chartooo:coordinate-region svg:x="2.203cm" svg:y="0.843cm" svg:width="34.398cm" svg:height="3.943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K3:SPEC2000.K28" chart:label-cell-address="SPEC2000.K2:SPEC2000.K2" chart:class="chart:line">
            <chart:data-point chart:repeated="26"/>
          </chart:series>
          <chart:series chart:style-name="ch8" chart:values-cell-range-address="SPEC2000.V3:SPEC2000.V28" chart:label-cell-address="SPEC2000.V2:SPEC2000.V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iss Ratio</text:p>
                <draw:g>
                  <svg:desc>SPEC2000.K2:SPEC2000.K2</svg:desc>
                </draw:g>
              </table:table-cell>
              <table:table-cell office:value-type="string">
                <text:p>R-L2 Miss Ratio</text:p>
                <draw:g>
                  <svg:desc>SPEC2000.V2:SPEC2000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0.00301778212229495">
                <text:p>0.00301778212229495</text:p>
                <draw:g>
                  <svg:desc>SPEC2000.K3:SPEC2000.K28</svg:desc>
                </draw:g>
              </table:table-cell>
              <table:table-cell office:value-type="float" office:value="0.0581445718979122">
                <text:p>0.0581445718979122</text:p>
                <draw:g>
                  <svg:desc>SPEC2000.V3:SPEC2000.V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14448041982896">
                <text:p>0.514448041982896</text:p>
              </table:table-cell>
              <table:table-cell office:value-type="float" office:value="0.114212505831476">
                <text:p>0.114212505831476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2447073655225">
                <text:p>0.12447073655225</text:p>
              </table:table-cell>
              <table:table-cell office:value-type="float" office:value="0.0930475490294688">
                <text:p>0.0930475490294688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67677696595945">
                <text:p>0.0967677696595945</text:p>
              </table:table-cell>
              <table:table-cell office:value-type="float" office:value="0.152753256343715">
                <text:p>0.152753256343715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520478139227513">
                <text:p>0.0520478139227513</text:p>
              </table:table-cell>
              <table:table-cell office:value-type="float" office:value="0.0994470736339737">
                <text:p>0.0994470736339737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84043456820723">
                <text:p>0.0184043456820723</text:p>
              </table:table-cell>
              <table:table-cell office:value-type="float" office:value="0.00589512323961789">
                <text:p>0.00589512323961789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880648157043584">
                <text:p>0.000880648157043584</text:p>
              </table:table-cell>
              <table:table-cell office:value-type="float" office:value="0.000426932677611392">
                <text:p>0.000426932677611392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02345771364756">
                <text:p>0.102345771364756</text:p>
              </table:table-cell>
              <table:table-cell office:value-type="float" office:value="0.0367624653303316">
                <text:p>0.0367624653303316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813233562670944">
                <text:p>0.0813233562670944</text:p>
              </table:table-cell>
              <table:table-cell office:value-type="float" office:value="0.0592946341889187">
                <text:p>0.0592946341889187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99022812061498">
                <text:p>0.499022812061498</text:p>
              </table:table-cell>
              <table:table-cell office:value-type="float" office:value="0.0964832646061989">
                <text:p>0.0964832646061989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447000598288786">
                <text:p>0.00447000598288786</text:p>
              </table:table-cell>
              <table:table-cell office:value-type="float" office:value="0.0034837730115395">
                <text:p>0.0034837730115395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7332974137931">
                <text:p>0.47332974137931</text:p>
              </table:table-cell>
              <table:table-cell office:value-type="float" office:value="0.05385851840683">
                <text:p>0.0538585184068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204259469612072">
                <text:p>0.0204259469612072</text:p>
              </table:table-cell>
              <table:table-cell office:value-type="float" office:value="0.0060976237346379">
                <text:p>0.0060976237346379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136012703345762">
                <text:p>0.00136012703345762</text:p>
              </table:table-cell>
              <table:table-cell office:value-type="float" office:value="0.000884870785590186">
                <text:p>0.000884870785590186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6548025004306">
                <text:p>0.26548025004306</text:p>
              </table:table-cell>
              <table:table-cell office:value-type="float" office:value="0.206855938538218">
                <text:p>0.20685593853821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45927961549894">
                <text:p>0.445927961549894</text:p>
              </table:table-cell>
              <table:table-cell office:value-type="float" office:value="0.275129898247069">
                <text:p>0.27512989824706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23143220840574">
                <text:p>0.223143220840574</text:p>
              </table:table-cell>
              <table:table-cell office:value-type="float" office:value="0.010361323609703">
                <text:p>0.010361323609703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21875314868644">
                <text:p>0.321875314868644</text:p>
              </table:table-cell>
              <table:table-cell office:value-type="float" office:value="0.0960087070987572">
                <text:p>0.0960087070987572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28562965462685">
                <text:p>0.028562965462685</text:p>
              </table:table-cell>
              <table:table-cell office:value-type="float" office:value="0.0254224425074125">
                <text:p>0.0254224425074125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349020733194634">
                <text:p>0.0349020733194634</text:p>
              </table:table-cell>
              <table:table-cell office:value-type="float" office:value="0.0480566589894733">
                <text:p>0.0480566589894733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21312099021924">
                <text:p>0.121312099021924</text:p>
              </table:table-cell>
              <table:table-cell office:value-type="float" office:value="0.242130215653147">
                <text:p>0.242130215653147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65232165869114">
                <text:p>0.265232165869114</text:p>
              </table:table-cell>
              <table:table-cell office:value-type="float" office:value="0.0735311863758041">
                <text:p>0.0735311863758041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276824906053766">
                <text:p>0.000276824906053766</text:p>
              </table:table-cell>
              <table:table-cell office:value-type="float" office:value="0.0154614288143824">
                <text:p>0.0154614288143824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142109356064827">
                <text:p>0.142109356064827</text:p>
              </table:table-cell>
              <table:table-cell office:value-type="float" office:value="0.0746305771768459">
                <text:p>0.0746305771768459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678328152327096">
                <text:p>0.0678328152327096</text:p>
              </table:table-cell>
              <table:table-cell office:value-type="float" office:value="0.127191660740242">
                <text:p>0.127191660740242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3671315790499">
                <text:p>0.13671315790499</text:p>
              </table:table-cell>
              <table:table-cell office:value-type="float" office:value="0.0397708108718144">
                <text:p>0.03977081087181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256cm" svg:height="6.405cm" xlink:href=".." xlink:type="simple" chart:class="chart:line" chart:style-name="ch1">
        <chart:legend chart:legend-position="end" svg:x="37.637cm" svg:y="2.654cm" style:legend-expansion="high" chart:style-name="ch2"/>
        <chart:plot-area chart:style-name="ch3" table:cell-range-address="SPEC2006.A2:SPEC2006.B31 SPEC2006.D2:SPEC2006.D31 SPEC2006.N2:SPEC2006.N31" chart:data-source-has-labels="both" svg:x="0.838cm" svg:y="0.646cm" svg:width="36.796cm" svg:height="5.605cm">
          <chartooo:coordinate-region svg:x="1.459cm" svg:y="0.845cm" svg:width="36.175cm" svg:height="3.964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D3:SPEC2006.D31" chart:label-cell-address="SPEC2006.D2:SPEC2006.D2" chart:class="chart:line">
            <chart:data-point chart:repeated="29"/>
          </chart:series>
          <chart:series chart:style-name="ch8" chart:values-cell-range-address="SPEC2006.N3:SPEC2006.N31" chart:label-cell-address="SPEC2006.N2:SPEC2006.N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Branch Miss</text:p>
                <draw:g>
                  <svg:desc>SPEC2006.D2:SPEC2006.D2</svg:desc>
                </draw:g>
              </table:table-cell>
              <table:table-cell office:value-type="string">
                <text:p>R-Branch Miss</text:p>
                <draw:g>
                  <svg:desc>SPEC2006.N2:SPEC2006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6.726293">
                <text:p>6.726293</text:p>
                <draw:g>
                  <svg:desc>SPEC2006.D3:SPEC2006.D31</svg:desc>
                </draw:g>
              </table:table-cell>
              <table:table-cell office:value-type="float" office:value="10.37">
                <text:p>10.37</text:p>
                <draw:g>
                  <svg:desc>SPEC2006.N3:SPEC2006.N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51777">
                <text:p>1.551777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268532">
                <text:p>6.26853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30829">
                <text:p>0.83082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53928">
                <text:p>3.553928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73365">
                <text:p>1.07336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099218">
                <text:p>4.0992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507027">
                <text:p>3.50702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09633">
                <text:p>0.5096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122227">
                <text:p>10.12222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547476">
                <text:p>4.547476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480695">
                <text:p>2.48069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69368">
                <text:p>0.56936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77169">
                <text:p>0.67716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24022">
                <text:p>0.92402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910417">
                <text:p>1.910417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620148">
                <text:p>7.620148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7292">
                <text:p>0.00729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791947">
                <text:p>2.791947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698922">
                <text:p>3.69892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172648">
                <text:p>4.17264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.640917">
                <text:p>5.64091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15942">
                <text:p>6.15942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263065">
                <text:p>3.26306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01553">
                <text:p>3.01553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974784">
                <text:p>2.97478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29446">
                <text:p>3.52944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33224">
                <text:p>1.03322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46255">
                <text:p>1.246255</text:p>
              </table:table-cell>
              <table:table-cell office:value-type="float" office:value="0.73">
                <text:p>0.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419cm" svg:height="6.352cm" xlink:href=".." xlink:type="simple" chart:class="chart:line" chart:style-name="ch1">
        <chart:legend chart:legend-position="end" svg:x="38.382cm" svg:y="2.628cm" style:legend-expansion="high" chart:style-name="ch2"/>
        <chart:plot-area chart:style-name="ch3" table:cell-range-address="SPEC2006.A2:SPEC2006.B31 SPEC2006.H2:SPEC2006.H31 SPEC2006.R2:SPEC2006.R31" chart:data-source-has-labels="both" svg:x="0.327cm" svg:y="0.642cm" svg:width="37.348cm" svg:height="5.557cm">
          <chartooo:coordinate-region svg:x="1.61cm" svg:y="0.841cm" svg:width="36.065cm" svg:height="3.916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H3:SPEC2006.H31" chart:label-cell-address="SPEC2006.H2:SPEC2006.H2" chart:class="chart:line">
            <chart:data-point chart:repeated="29"/>
          </chart:series>
          <chart:series chart:style-name="ch8" chart:values-cell-range-address="SPEC2006.R3:SPEC2006.R31" chart:label-cell-address="SPEC2006.R2:SPEC2006.R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1 MPKI</text:p>
                <draw:g>
                  <svg:desc>SPEC2006.H2:SPEC2006.H2</svg:desc>
                </draw:g>
              </table:table-cell>
              <table:table-cell office:value-type="string">
                <text:p>R-L1 MPKI</text:p>
                <draw:g>
                  <svg:desc>SPEC2006.R2:SPEC2006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10.0719501901211">
                <text:p>10.0719501901211</text:p>
                <draw:g>
                  <svg:desc>SPEC2006.H3:SPEC2006.H31</svg:desc>
                </draw:g>
              </table:table-cell>
              <table:table-cell office:value-type="float" office:value="43.6889030125454">
                <text:p>43.6889030125454</text:p>
                <draw:g>
                  <svg:desc>SPEC2006.R3:SPEC2006.R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4.0487422968747">
                <text:p>44.0487422968747</text:p>
              </table:table-cell>
              <table:table-cell office:value-type="float" office:value="12.316883507023">
                <text:p>12.316883507023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7.4455794143832">
                <text:p>17.4455794143832</text:p>
              </table:table-cell>
              <table:table-cell office:value-type="float" office:value="18.5280849935631">
                <text:p>18.5280849935631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408345812756">
                <text:p>7.408345812756</text:p>
              </table:table-cell>
              <table:table-cell office:value-type="float" office:value="29.6902079654832">
                <text:p>29.6902079654832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2.2242388344834">
                <text:p>22.2242388344834</text:p>
              </table:table-cell>
              <table:table-cell office:value-type="float" office:value="7.13446181170068">
                <text:p>7.13446181170068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3.2712802657868">
                <text:p>33.2712802657868</text:p>
              </table:table-cell>
              <table:table-cell office:value-type="float" office:value="38.3838043716771">
                <text:p>38.3838043716771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84617146553631">
                <text:p>3.84617146553631</text:p>
              </table:table-cell>
              <table:table-cell office:value-type="float" office:value="6.99879127964947">
                <text:p>6.99879127964947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1.0178650720202">
                <text:p>41.0178650720202</text:p>
              </table:table-cell>
              <table:table-cell office:value-type="float" office:value="95.5007231206939">
                <text:p>95.5007231206939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9.816357637092">
                <text:p>39.816357637092</text:p>
              </table:table-cell>
              <table:table-cell office:value-type="float" office:value="11.7270577735076">
                <text:p>11.7270577735076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3025587949103">
                <text:p>7.3025587949103</text:p>
              </table:table-cell>
              <table:table-cell office:value-type="float" office:value="16.1514036220514">
                <text:p>16.1514036220514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1.8645218687792">
                <text:p>21.8645218687792</text:p>
              </table:table-cell>
              <table:table-cell office:value-type="float" office:value="28.4560110944554">
                <text:p>28.4560110944554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1.8199130246547">
                <text:p>11.8199130246547</text:p>
              </table:table-cell>
              <table:table-cell office:value-type="float" office:value="9.17340150732207">
                <text:p>9.17340150732207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1774288360214">
                <text:p>6.1774288360214</text:p>
              </table:table-cell>
              <table:table-cell office:value-type="float" office:value="5.8029853885098">
                <text:p>5.8029853885098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84.6309970242605">
                <text:p>84.6309970242605</text:p>
              </table:table-cell>
              <table:table-cell office:value-type="float" office:value="42.7391443939797">
                <text:p>42.7391443939797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6.517139365072">
                <text:p>26.517139365072</text:p>
              </table:table-cell>
              <table:table-cell office:value-type="float" office:value="18.1621078833598">
                <text:p>18.1621078833598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2.9095287157319">
                <text:p>72.9095287157319</text:p>
              </table:table-cell>
              <table:table-cell office:value-type="float" office:value="77.5871879844248">
                <text:p>77.587187984424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93.303968356319">
                <text:p>193.303968356319</text:p>
              </table:table-cell>
              <table:table-cell office:value-type="float" office:value="229.18051138192">
                <text:p>229.18051138192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15.601329340448">
                <text:p>115.601329340448</text:p>
              </table:table-cell>
              <table:table-cell office:value-type="float" office:value="95.9838684118298">
                <text:p>95.9838684118298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10385430805106">
                <text:p>0.310385430805106</text:p>
              </table:table-cell>
              <table:table-cell office:value-type="float" office:value="21.890446896026">
                <text:p>21.890446896026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4.6995695844254">
                <text:p>44.6995695844254</text:p>
              </table:table-cell>
              <table:table-cell office:value-type="float" office:value="69.0438509666722">
                <text:p>69.0438509666722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7.9671219412793">
                <text:p>17.9671219412793</text:p>
              </table:table-cell>
              <table:table-cell office:value-type="float" office:value="25.5263942165494">
                <text:p>25.5263942165494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9.4306878878208">
                <text:p>29.4306878878208</text:p>
              </table:table-cell>
              <table:table-cell office:value-type="float" office:value="35.9111372246995">
                <text:p>35.911137224699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50559716999809">
                <text:p>1.50559716999809</text:p>
              </table:table-cell>
              <table:table-cell office:value-type="float" office:value="5.07808616754719">
                <text:p>5.07808616754719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20.628384549737">
                <text:p>120.628384549737</text:p>
              </table:table-cell>
              <table:table-cell office:value-type="float" office:value="83.226964789627">
                <text:p>83.226964789627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5.0710735361922">
                <text:p>65.0710735361922</text:p>
              </table:table-cell>
              <table:table-cell office:value-type="float" office:value="14.890678944377">
                <text:p>14.890678944377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34307504144851">
                <text:p>7.34307504144851</text:p>
              </table:table-cell>
              <table:table-cell office:value-type="float" office:value="40.1669075045195">
                <text:p>40.16690750451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4.4761750257724">
                <text:p>54.4761750257724</text:p>
              </table:table-cell>
              <table:table-cell office:value-type="float" office:value="13.5039023644553">
                <text:p>13.5039023644553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7.5989247078697">
                <text:p>47.5989247078697</text:p>
              </table:table-cell>
              <table:table-cell office:value-type="float" office:value="82.1575512147122">
                <text:p>82.1575512147122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0.210359388302">
                <text:p>20.210359388302</text:p>
              </table:table-cell>
              <table:table-cell office:value-type="float" office:value="26.925716708763">
                <text:p>26.9257167087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364cm" svg:height="6.299cm" xlink:href=".." xlink:type="simple" chart:class="chart:line" chart:style-name="ch1">
        <chart:legend chart:legend-position="end" svg:x="38.327cm" svg:y="2.601cm" style:legend-expansion="high" chart:style-name="ch2"/>
        <chart:plot-area chart:style-name="ch3" table:cell-range-address="SPEC2006.A3:SPEC2006.B31 SPEC2006.J2:SPEC2006.J31 SPEC2006.U2:SPEC2006.U31" chart:data-source-has-labels="both" svg:x="0.178cm" svg:y="0.634cm" svg:width="37.443cm" svg:height="5.514cm">
          <chartooo:coordinate-region svg:x="1.461cm" svg:y="0.833cm" svg:width="36.16cm" svg:height="3.873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J3:SPEC2006.J31" chart:label-cell-address="SPEC2006.J2:SPEC2006.J2" chart:class="chart:line">
            <chart:data-point chart:repeated="29"/>
          </chart:series>
          <chart:series chart:style-name="ch8" chart:values-cell-range-address="SPEC2006.U3:SPEC2006.U31" chart:label-cell-address="SPEC2006.U2:SPEC2006.U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PKI</text:p>
                <draw:g>
                  <svg:desc>SPEC2006.J2:SPEC2006.J2</svg:desc>
                </draw:g>
              </table:table-cell>
              <table:table-cell office:value-type="string">
                <text:p>R-L2 MPKI</text:p>
                <draw:g>
                  <svg:desc>SPEC2006.U2:SPEC2006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1.99591922296335">
                <text:p>1.99591922296335</text:p>
                <draw:g>
                  <svg:desc>SPEC2006.J3:SPEC2006.J31</svg:desc>
                </draw:g>
              </table:table-cell>
              <table:table-cell office:value-type="float" office:value="9.67498940442038">
                <text:p>9.67498940442038</text:p>
                <draw:g>
                  <svg:desc>SPEC2006.U3:SPEC2006.U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1.7871775230022">
                <text:p>21.7871775230022</text:p>
              </table:table-cell>
              <table:table-cell office:value-type="float" office:value="0.503643968204157">
                <text:p>0.50364396820415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18606982732404">
                <text:p>1.18606982732404</text:p>
              </table:table-cell>
              <table:table-cell office:value-type="float" office:value="0.95548013817398">
                <text:p>0.95548013817398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50670152619563">
                <text:p>7.50670152619563</text:p>
              </table:table-cell>
              <table:table-cell office:value-type="float" office:value="3.6209615183484">
                <text:p>3.6209615183484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5994784004538">
                <text:p>1.55994784004538</text:p>
              </table:table-cell>
              <table:table-cell office:value-type="float" office:value="0.125710020228919">
                <text:p>0.125710020228919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78469690496126">
                <text:p>0.878469690496126</text:p>
              </table:table-cell>
              <table:table-cell office:value-type="float" office:value="0.530890602852854">
                <text:p>0.530890602852854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396739322662423">
                <text:p>0.0396739322662423</text:p>
              </table:table-cell>
              <table:table-cell office:value-type="float" office:value="0.00209176834771821">
                <text:p>0.00209176834771821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0.229630036984">
                <text:p>20.229630036984</text:p>
              </table:table-cell>
              <table:table-cell office:value-type="float" office:value="6.18451327372848">
                <text:p>6.1845132737284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5.0895551575323">
                <text:p>15.0895551575323</text:p>
              </table:table-cell>
              <table:table-cell office:value-type="float" office:value="2.29555726186736">
                <text:p>2.29555726186736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2976310822827">
                <text:p>0.42976310822827</text:p>
              </table:table-cell>
              <table:table-cell office:value-type="float" office:value="0.286408852976206">
                <text:p>0.286408852976206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52322049226268">
                <text:p>0.752322049226268</text:p>
              </table:table-cell>
              <table:table-cell office:value-type="float" office:value="0.0727510359879275">
                <text:p>0.0727510359879275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885883905197695">
                <text:p>0.885883905197695</text:p>
              </table:table-cell>
              <table:table-cell office:value-type="float" office:value="0.234923524813488">
                <text:p>0.234923524813488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67202667745381">
                <text:p>2.67202667745381</text:p>
              </table:table-cell>
              <table:table-cell office:value-type="float" office:value="0.0636303372526769">
                <text:p>0.0636303372526769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7.159978377526">
                <text:p>57.159978377526</text:p>
              </table:table-cell>
              <table:table-cell office:value-type="float" office:value="27.6021154541457">
                <text:p>27.6021154541457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2.2001316562468">
                <text:p>12.2001316562468</text:p>
              </table:table-cell>
              <table:table-cell office:value-type="float" office:value="0.445414629766017">
                <text:p>0.445414629766017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4.1762369040819">
                <text:p>34.1762369040819</text:p>
              </table:table-cell>
              <table:table-cell office:value-type="float" office:value="1.11559127007434">
                <text:p>1.11559127007434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37.958552949804">
                <text:p>137.958552949804</text:p>
              </table:table-cell>
              <table:table-cell office:value-type="float" office:value="33.9937320188357">
                <text:p>33.9937320188357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5.6515967869577">
                <text:p>45.6515967869577</text:p>
              </table:table-cell>
              <table:table-cell office:value-type="float" office:value="12.1626826020358">
                <text:p>12.1626826020358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2830829829816">
                <text:p>0.42830829829816</text:p>
              </table:table-cell>
              <table:table-cell office:value-type="float" office:value="0.0184721470301345">
                <text:p>0.0184721470301345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4.7419724080752">
                <text:p>34.7419724080752</text:p>
              </table:table-cell>
              <table:table-cell office:value-type="float" office:value="17.3832887538589">
                <text:p>17.3832887538589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41606441559981">
                <text:p>0.541606441559981</text:p>
              </table:table-cell>
              <table:table-cell office:value-type="float" office:value="0.557878175579809">
                <text:p>0.557878175579809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366423733599835">
                <text:p>0.0366423733599835</text:p>
              </table:table-cell>
              <table:table-cell office:value-type="float" office:value="0.00311839375636885">
                <text:p>0.0031183937563688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85807760284833">
                <text:p>0.685807760284833</text:p>
              </table:table-cell>
              <table:table-cell office:value-type="float" office:value="0.470693451892451">
                <text:p>0.470693451892451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3.2325457306416">
                <text:p>43.2325457306416</text:p>
              </table:table-cell>
              <table:table-cell office:value-type="float" office:value="9.29858122907128">
                <text:p>9.29858122907128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5.8102387119603">
                <text:p>15.8102387119603</text:p>
              </table:table-cell>
              <table:table-cell office:value-type="float" office:value="2.05545769832511">
                <text:p>2.05545769832511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49117739538135">
                <text:p>0.0449117739538135</text:p>
              </table:table-cell>
              <table:table-cell office:value-type="float" office:value="0.247928819739395">
                <text:p>0.2479288197393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1.7506299607769">
                <text:p>21.7506299607769</text:p>
              </table:table-cell>
              <table:table-cell office:value-type="float" office:value="0.632799883913256">
                <text:p>0.632799883913256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23314152611543">
                <text:p>4.23314152611543</text:p>
              </table:table-cell>
              <table:table-cell office:value-type="float" office:value="3.78507610764543">
                <text:p>3.78507610764543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96108190349522">
                <text:p>7.96108190349522</text:p>
              </table:table-cell>
              <table:table-cell office:value-type="float" office:value="1.24409826317057">
                <text:p>1.244098263170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